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mposed" table:style-name="ta1">
        <table:table-column table:style-name="co1" table:number-columns-repeated="13" table:default-cell-style-name="Default"/>
        <table:table-row table:style-name="ro1">
          <table:table-cell office:value-type="float" office:value="41869">
            <text:p>41869</text:p>
          </table:table-cell>
          <table:table-cell table:number-columns-repeated="2"/>
          <table:table-cell office:value-type="float" office:value="41869">
            <text:p>41869</text:p>
          </table:table-cell>
          <table:table-cell table:number-columns-repeated="2"/>
          <table:table-cell office:value-type="float" office:value="41341">
            <text:p>41341</text:p>
          </table:table-cell>
          <table:table-cell table:number-columns-repeated="2"/>
          <table:table-cell office:value-type="float" office:value="59371">
            <text:p>59371</text:p>
          </table:table-cell>
          <table:table-cell table:number-columns-repeated="3"/>
        </table:table-row>
        <table:table-row table:style-name="ro1">
          <table:table-cell office:value-type="float" office:value="46542">
            <text:p>46542</text:p>
          </table:table-cell>
          <table:table-cell table:number-columns-repeated="2"/>
          <table:table-cell office:value-type="float" office:value="44776">
            <text:p>44776</text:p>
          </table:table-cell>
          <table:table-cell table:number-columns-repeated="2"/>
          <table:table-cell office:value-type="float" office:value="42704">
            <text:p>42704</text:p>
          </table:table-cell>
          <table:table-cell table:number-columns-repeated="2"/>
          <table:table-cell office:value-type="float" office:value="60072">
            <text:p>60072</text:p>
          </table:table-cell>
          <table:table-cell table:number-columns-repeated="3"/>
        </table:table-row>
        <table:table-row table:style-name="ro1">
          <table:table-cell office:value-type="float" office:value="52135">
            <text:p>52135</text:p>
          </table:table-cell>
          <table:table-cell table:number-columns-repeated="2"/>
          <table:table-cell office:value-type="float" office:value="47052">
            <text:p>47052</text:p>
          </table:table-cell>
          <table:table-cell table:number-columns-repeated="2"/>
          <table:table-cell office:value-type="float" office:value="43364">
            <text:p>43364</text:p>
          </table:table-cell>
          <table:table-cell table:number-columns-repeated="2"/>
          <table:table-cell office:value-type="float" office:value="61094">
            <text:p>61094</text:p>
          </table:table-cell>
          <table:table-cell table:number-columns-repeated="3"/>
        </table:table-row>
        <table:table-row table:style-name="ro1">
          <table:table-cell office:value-type="float" office:value="52991">
            <text:p>52991</text:p>
          </table:table-cell>
          <table:table-cell table:number-columns-repeated="2"/>
          <table:table-cell office:value-type="float" office:value="48587">
            <text:p>48587</text:p>
          </table:table-cell>
          <table:table-cell table:number-columns-repeated="2"/>
          <table:table-cell office:value-type="float" office:value="43250">
            <text:p>43250</text:p>
          </table:table-cell>
          <table:table-cell table:number-columns-repeated="2"/>
          <table:table-cell office:value-type="float" office:value="57341">
            <text:p>57341</text:p>
          </table:table-cell>
          <table:table-cell table:number-columns-repeated="3"/>
        </table:table-row>
        <table:table-row table:style-name="ro1">
          <table:table-cell office:value-type="float" office:value="58355">
            <text:p>58355</text:p>
          </table:table-cell>
          <table:table-cell table:number-columns-repeated="2"/>
          <table:table-cell office:value-type="float" office:value="49511">
            <text:p>49511</text:p>
          </table:table-cell>
          <table:table-cell table:number-columns-repeated="2"/>
          <table:table-cell office:value-type="float" office:value="44458">
            <text:p>44458</text:p>
          </table:table-cell>
          <table:table-cell table:number-columns-repeated="2"/>
          <table:table-cell office:value-type="float" office:value="54082">
            <text:p>54082</text:p>
          </table:table-cell>
          <table:table-cell table:number-columns-repeated="3"/>
        </table:table-row>
        <table:table-row table:style-name="ro1">
          <table:table-cell office:value-type="float" office:value="60349">
            <text:p>60349</text:p>
          </table:table-cell>
          <table:table-cell table:number-columns-repeated="2"/>
          <table:table-cell office:value-type="float" office:value="50713">
            <text:p>50713</text:p>
          </table:table-cell>
          <table:table-cell table:number-columns-repeated="2"/>
          <table:table-cell office:value-type="float" office:value="42154">
            <text:p>42154</text:p>
          </table:table-cell>
          <table:table-cell table:number-columns-repeated="2"/>
          <table:table-cell office:value-type="float" office:value="48688">
            <text:p>48688</text:p>
          </table:table-cell>
          <table:table-cell table:number-columns-repeated="2"/>
          <table:table-cell office:value-type="string">
            <text:p>BACKGROUND</text:p>
          </table:table-cell>
        </table:table-row>
        <table:table-row table:style-name="ro1">
          <table:table-cell office:value-type="float" office:value="59112">
            <text:p>59112</text:p>
          </table:table-cell>
          <table:table-cell table:number-columns-repeated="2"/>
          <table:table-cell office:value-type="float" office:value="46568">
            <text:p>46568</text:p>
          </table:table-cell>
          <table:table-cell table:number-columns-repeated="2"/>
          <table:table-cell office:value-type="float" office:value="42245">
            <text:p>42245</text:p>
          </table:table-cell>
          <table:table-cell table:number-columns-repeated="2"/>
          <table:table-cell office:value-type="float" office:value="47744">
            <text:p>47744</text:p>
          </table:table-cell>
          <table:table-cell table:number-columns-repeated="3"/>
        </table:table-row>
        <table:table-row table:style-name="ro1">
          <table:table-cell office:value-type="float" office:value="58100">
            <text:p>58100</text:p>
          </table:table-cell>
          <table:table-cell table:number-columns-repeated="2"/>
          <table:table-cell office:value-type="float" office:value="41971">
            <text:p>41971</text:p>
          </table:table-cell>
          <table:table-cell table:number-columns-repeated="2"/>
          <table:table-cell office:value-type="float" office:value="41740">
            <text:p>41740</text:p>
          </table:table-cell>
          <table:table-cell table:number-columns-repeated="2"/>
          <table:table-cell office:value-type="float" office:value="43845">
            <text:p>43845</text:p>
          </table:table-cell>
          <table:table-cell table:number-columns-repeated="3"/>
        </table:table-row>
        <table:table-row table:style-name="ro1">
          <table:table-cell office:value-type="float" office:value="50564">
            <text:p>50564</text:p>
          </table:table-cell>
          <table:table-cell table:number-columns-repeated="2"/>
          <table:table-cell office:value-type="float" office:value="38073">
            <text:p>38073</text:p>
          </table:table-cell>
          <table:table-cell table:number-columns-repeated="2"/>
          <table:table-cell office:value-type="float" office:value="41415">
            <text:p>41415</text:p>
          </table:table-cell>
          <table:table-cell table:number-columns-repeated="2"/>
          <table:table-cell office:value-type="float" office:value="42040">
            <text:p>42040</text:p>
          </table:table-cell>
          <table:table-cell table:number-columns-repeated="3"/>
        </table:table-row>
        <table:table-row table:style-name="ro1">
          <table:table-cell office:value-type="float" office:value="38386">
            <text:p>38386</text:p>
          </table:table-cell>
          <table:table-cell table:number-columns-repeated="2"/>
          <table:table-cell office:value-type="float" office:value="35233">
            <text:p>35233</text:p>
          </table:table-cell>
          <table:table-cell table:number-columns-repeated="2"/>
          <table:table-cell office:value-type="float" office:value="40889">
            <text:p>40889</text:p>
          </table:table-cell>
          <table:table-cell table:number-columns-repeated="2"/>
          <table:table-cell office:value-type="float" office:value="39830">
            <text:p>39830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1">
          <table:table-cell table:formula="of:=AVERAGE([.A1:.A10])" office:value-type="float" office:value="51840.3">
            <text:p>51840.3</text:p>
          </table:table-cell>
          <table:table-cell table:formula="of:=STDEV([.A1:.A10])" office:value-type="float" office:value="7589.88839106932">
            <text:p>7589.8883910693</text:p>
          </table:table-cell>
          <table:table-cell/>
          <table:table-cell table:formula="of:=AVERAGE([.D1:.D10])" office:value-type="float" office:value="44435.3">
            <text:p>44435.3</text:p>
          </table:table-cell>
          <table:table-cell table:formula="of:=STDEV([.D1:.D10])" office:value-type="float" office:value="5074.33982679302">
            <text:p>5074.339826793</text:p>
          </table:table-cell>
          <table:table-cell/>
          <table:table-cell table:formula="of:=AVERAGE([.G1:.G10])" office:value-type="float" office:value="42356">
            <text:p>42356</text:p>
          </table:table-cell>
          <table:table-cell table:formula="of:=STDEV([.G1:.G10])" office:value-type="float" office:value="1098.24020849519">
            <text:p>1098.2402084952</text:p>
          </table:table-cell>
          <table:table-cell/>
          <table:table-cell table:formula="of:=AVERAGE([.J1:.J10])" office:value-type="float" office:value="51410.7">
            <text:p>51410.7</text:p>
          </table:table-cell>
          <table:table-cell table:formula="of:=STDEV([.J1:.J10])" office:value-type="float" office:value="7989.40497089044">
            <text:p>7989.4049708904</text:p>
          </table:table-cell>
          <table:table-cell table:number-columns-repeated="2"/>
        </table:table-row>
        <table:table-row table:style-name="ro2">
          <table:table-cell table:number-columns-repeated="13"/>
        </table:table-row>
        <table:table-row table:style-name="ro1">
          <table:table-cell office:value-type="float" office:value="46411.198135591">
            <text:p>46411.198135591</text:p>
          </table:table-cell>
          <table:table-cell office:value-type="float" office:value="57269.401864409">
            <text:p>57269.401864409</text:p>
          </table:table-cell>
          <table:table-cell/>
          <table:table-cell office:value-type="float" office:value="40805.588152497">
            <text:p>40805.588152497</text:p>
          </table:table-cell>
          <table:table-cell office:value-type="float" office:value="48065.011847503">
            <text:p>48065.011847503</text:p>
          </table:table-cell>
          <table:table-cell/>
          <table:table-cell office:value-type="float" office:value="41570.420864143">
            <text:p>41570.420864143</text:p>
          </table:table-cell>
          <table:table-cell office:value-type="float" office:value="43141.579135857">
            <text:p>43141.579135857</text:p>
          </table:table-cell>
          <table:table-cell/>
          <table:table-cell office:value-type="float" office:value="45695.821046837">
            <text:p>45695.821046837</text:p>
          </table:table-cell>
          <table:table-cell office:value-type="float" office:value="57125.578953163">
            <text:p>57125.578953163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13"/>
        </table:table-row>
        <table:table-row table:style-name="ro1">
          <table:table-cell office:value-type="float" office:value="26037">
            <text:p>26037</text:p>
          </table:table-cell>
          <table:table-cell table:number-columns-repeated="2"/>
          <table:table-cell office:value-type="float" office:value="25881">
            <text:p>25881</text:p>
          </table:table-cell>
          <table:table-cell table:number-columns-repeated="2"/>
          <table:table-cell office:value-type="float" office:value="26522">
            <text:p>26522</text:p>
          </table:table-cell>
          <table:table-cell table:number-columns-repeated="2"/>
          <table:table-cell office:value-type="float" office:value="29828">
            <text:p>29828</text:p>
          </table:table-cell>
          <table:table-cell table:number-columns-repeated="3"/>
        </table:table-row>
        <table:table-row table:style-name="ro1">
          <table:table-cell office:value-type="float" office:value="29460">
            <text:p>29460</text:p>
          </table:table-cell>
          <table:table-cell table:number-columns-repeated="2"/>
          <table:table-cell office:value-type="float" office:value="26141">
            <text:p>26141</text:p>
          </table:table-cell>
          <table:table-cell table:number-columns-repeated="2"/>
          <table:table-cell office:value-type="float" office:value="26255">
            <text:p>26255</text:p>
          </table:table-cell>
          <table:table-cell table:number-columns-repeated="2"/>
          <table:table-cell office:value-type="float" office:value="29620">
            <text:p>29620</text:p>
          </table:table-cell>
          <table:table-cell table:number-columns-repeated="3"/>
        </table:table-row>
        <table:table-row table:style-name="ro1">
          <table:table-cell office:value-type="float" office:value="30834">
            <text:p>30834</text:p>
          </table:table-cell>
          <table:table-cell table:number-columns-repeated="2"/>
          <table:table-cell office:value-type="float" office:value="28089">
            <text:p>28089</text:p>
          </table:table-cell>
          <table:table-cell table:number-columns-repeated="2"/>
          <table:table-cell office:value-type="float" office:value="27594">
            <text:p>27594</text:p>
          </table:table-cell>
          <table:table-cell table:number-columns-repeated="2"/>
          <table:table-cell office:value-type="float" office:value="30755">
            <text:p>30755</text:p>
          </table:table-cell>
          <table:table-cell table:number-columns-repeated="3"/>
        </table:table-row>
        <table:table-row table:style-name="ro1">
          <table:table-cell office:value-type="float" office:value="34863">
            <text:p>34863</text:p>
          </table:table-cell>
          <table:table-cell table:number-columns-repeated="2"/>
          <table:table-cell office:value-type="float" office:value="30209">
            <text:p>30209</text:p>
          </table:table-cell>
          <table:table-cell table:number-columns-repeated="2"/>
          <table:table-cell office:value-type="float" office:value="29041">
            <text:p>29041</text:p>
          </table:table-cell>
          <table:table-cell table:number-columns-repeated="2"/>
          <table:table-cell office:value-type="float" office:value="31114">
            <text:p>31114</text:p>
          </table:table-cell>
          <table:table-cell table:number-columns-repeated="2"/>
          <table:table-cell office:value-type="string">
            <text:p>RESPOSTA SERVIDOR</text:p>
          </table:table-cell>
        </table:table-row>
        <table:table-row table:style-name="ro1">
          <table:table-cell office:value-type="float" office:value="35721">
            <text:p>35721</text:p>
          </table:table-cell>
          <table:table-cell table:number-columns-repeated="2"/>
          <table:table-cell office:value-type="float" office:value="32876">
            <text:p>32876</text:p>
          </table:table-cell>
          <table:table-cell table:number-columns-repeated="2"/>
          <table:table-cell office:value-type="float" office:value="29818">
            <text:p>29818</text:p>
          </table:table-cell>
          <table:table-cell table:number-columns-repeated="2"/>
          <table:table-cell office:value-type="float" office:value="34161">
            <text:p>34161</text:p>
          </table:table-cell>
          <table:table-cell table:number-columns-repeated="3"/>
        </table:table-row>
        <table:table-row table:style-name="ro1">
          <table:table-cell office:value-type="float" office:value="38437">
            <text:p>38437</text:p>
          </table:table-cell>
          <table:table-cell table:number-columns-repeated="2"/>
          <table:table-cell office:value-type="float" office:value="34485">
            <text:p>34485</text:p>
          </table:table-cell>
          <table:table-cell table:number-columns-repeated="2"/>
          <table:table-cell office:value-type="float" office:value="29561">
            <text:p>29561</text:p>
          </table:table-cell>
          <table:table-cell table:number-columns-repeated="2"/>
          <table:table-cell office:value-type="float" office:value="38723">
            <text:p>38723</text:p>
          </table:table-cell>
          <table:table-cell table:number-columns-repeated="3"/>
        </table:table-row>
        <table:table-row table:style-name="ro1">
          <table:table-cell office:value-type="float" office:value="40341">
            <text:p>40341</text:p>
          </table:table-cell>
          <table:table-cell table:number-columns-repeated="2"/>
          <table:table-cell office:value-type="float" office:value="34265">
            <text:p>34265</text:p>
          </table:table-cell>
          <table:table-cell table:number-columns-repeated="2"/>
          <table:table-cell office:value-type="float" office:value="29506">
            <text:p>29506</text:p>
          </table:table-cell>
          <table:table-cell table:number-columns-repeated="2"/>
          <table:table-cell office:value-type="float" office:value="38855">
            <text:p>38855</text:p>
          </table:table-cell>
          <table:table-cell table:number-columns-repeated="3"/>
        </table:table-row>
        <table:table-row table:style-name="ro1">
          <table:table-cell office:value-type="float" office:value="42136">
            <text:p>42136</text:p>
          </table:table-cell>
          <table:table-cell table:number-columns-repeated="2"/>
          <table:table-cell office:value-type="float" office:value="36155">
            <text:p>36155</text:p>
          </table:table-cell>
          <table:table-cell table:number-columns-repeated="2"/>
          <table:table-cell office:value-type="float" office:value="30007">
            <text:p>30007</text:p>
          </table:table-cell>
          <table:table-cell table:number-columns-repeated="2"/>
          <table:table-cell office:value-type="float" office:value="41642">
            <text:p>41642</text:p>
          </table:table-cell>
          <table:table-cell table:number-columns-repeated="3"/>
        </table:table-row>
        <table:table-row table:style-name="ro1">
          <table:table-cell office:value-type="float" office:value="41881">
            <text:p>41881</text:p>
          </table:table-cell>
          <table:table-cell table:number-columns-repeated="2"/>
          <table:table-cell office:value-type="float" office:value="36253">
            <text:p>36253</text:p>
          </table:table-cell>
          <table:table-cell table:number-columns-repeated="2"/>
          <table:table-cell office:value-type="float" office:value="31162">
            <text:p>31162</text:p>
          </table:table-cell>
          <table:table-cell table:number-columns-repeated="2"/>
          <table:table-cell office:value-type="float" office:value="41699">
            <text:p>41699</text:p>
          </table:table-cell>
          <table:table-cell table:number-columns-repeated="3"/>
        </table:table-row>
        <table:table-row table:style-name="ro1">
          <table:table-cell office:value-type="float" office:value="41291">
            <text:p>41291</text:p>
          </table:table-cell>
          <table:table-cell table:number-columns-repeated="2"/>
          <table:table-cell office:value-type="float" office:value="34199">
            <text:p>34199</text:p>
          </table:table-cell>
          <table:table-cell table:number-columns-repeated="2"/>
          <table:table-cell office:value-type="float" office:value="30134">
            <text:p>30134</text:p>
          </table:table-cell>
          <table:table-cell table:number-columns-repeated="2"/>
          <table:table-cell office:value-type="float" office:value="40276">
            <text:p>40276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formula="of:=AVERAGE([.A17:.A26])" office:value-type="float" office:value="36100.1">
            <text:p>36100.1</text:p>
          </table:table-cell>
          <table:table-cell table:formula="of:=STDEV([.A17:.A26])" office:value-type="float" office:value="5725.24160480004">
            <text:p>5725.2416048</text:p>
          </table:table-cell>
          <table:table-cell/>
          <table:table-cell table:formula="of:=AVERAGE([.D17:.D26])" office:value-type="float" office:value="31855.3">
            <text:p>31855.3</text:p>
          </table:table-cell>
          <table:table-cell table:formula="of:=STDEV([.D17:.D26])" office:value-type="float" office:value="3976.66420927557">
            <text:p>3976.6642092756</text:p>
          </table:table-cell>
          <table:table-cell/>
          <table:table-cell table:formula="of:=AVERAGE([.G17:.G26])" office:value-type="float" office:value="28960">
            <text:p>28960</text:p>
          </table:table-cell>
          <table:table-cell table:formula="of:=STDEV([.G17:.G26])" office:value-type="float" office:value="1627.95563685119">
            <text:p>1627.9556368512</text:p>
          </table:table-cell>
          <table:table-cell/>
          <table:table-cell table:formula="of:=AVERAGE([.J17:.J26])" office:value-type="float" office:value="35667.3">
            <text:p>35667.3</text:p>
          </table:table-cell>
          <table:table-cell table:formula="of:=STDEV([.J17:.J26])" office:value-type="float" office:value="5062.02339978788">
            <text:p>5062.0233997879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2004.793419816">
            <text:p>32004.793419816</text:p>
          </table:table-cell>
          <table:table-cell office:value-type="float" office:value="40195.406580184">
            <text:p>40195.406580184</text:p>
          </table:table-cell>
          <table:table-cell/>
          <table:table-cell office:value-type="float" office:value="29010.76343236">
            <text:p>29010.76343236</text:p>
          </table:table-cell>
          <table:table-cell office:value-type="float" office:value="34699.83656764">
            <text:p>34699.83656764</text:p>
          </table:table-cell>
          <table:table-cell/>
          <table:table-cell office:value-type="float" office:value="27795.511600723">
            <text:p>27795.511600723</text:p>
          </table:table-cell>
          <table:table-cell office:value-type="float" office:value="30124.488399277">
            <text:p>30124.488399277</text:p>
          </table:table-cell>
          <table:table-cell/>
          <table:table-cell office:value-type="float" office:value="32046.398181495">
            <text:p>32046.398181495</text:p>
          </table:table-cell>
          <table:table-cell office:value-type="float" office:value="39288.201818505">
            <text:p>39288.201818505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formula="of:=SUM([.A1];[.A17])" office:value-type="float" office:value="67906">
            <text:p>67906</text:p>
          </table:table-cell>
          <table:table-cell table:number-columns-repeated="2"/>
          <table:table-cell table:formula="of:=SUM([.D1];[.D17])" office:value-type="float" office:value="67750">
            <text:p>67750</text:p>
          </table:table-cell>
          <table:table-cell table:number-columns-repeated="2"/>
          <table:table-cell table:formula="of:=SUM([.G1];[.G17])" office:value-type="float" office:value="67863">
            <text:p>67863</text:p>
          </table:table-cell>
          <table:table-cell table:number-columns-repeated="2"/>
          <table:table-cell table:formula="of:=SUM([.J1];[.J17])" office:value-type="float" office:value="89199">
            <text:p>89199</text:p>
          </table:table-cell>
          <table:table-cell table:number-columns-repeated="3"/>
        </table:table-row>
        <table:table-row table:style-name="ro1">
          <table:table-cell table:formula="of:=SUM([.A2];[.A18])" office:value-type="float" office:value="76002">
            <text:p>76002</text:p>
          </table:table-cell>
          <table:table-cell table:number-columns-repeated="2"/>
          <table:table-cell table:formula="of:=SUM([.D2];[.D18])" office:value-type="float" office:value="70917">
            <text:p>70917</text:p>
          </table:table-cell>
          <table:table-cell table:number-columns-repeated="2"/>
          <table:table-cell table:formula="of:=SUM([.G2];[.G18])" office:value-type="float" office:value="68959">
            <text:p>68959</text:p>
          </table:table-cell>
          <table:table-cell table:number-columns-repeated="2"/>
          <table:table-cell table:formula="of:=SUM([.J2];[.J18])" office:value-type="float" office:value="89692">
            <text:p>89692</text:p>
          </table:table-cell>
          <table:table-cell table:number-columns-repeated="3"/>
        </table:table-row>
        <table:table-row table:style-name="ro1">
          <table:table-cell table:formula="of:=SUM([.A3];[.A19])" office:value-type="float" office:value="82969">
            <text:p>82969</text:p>
          </table:table-cell>
          <table:table-cell table:number-columns-repeated="2"/>
          <table:table-cell table:formula="of:=SUM([.D3];[.D19])" office:value-type="float" office:value="75141">
            <text:p>75141</text:p>
          </table:table-cell>
          <table:table-cell table:number-columns-repeated="2"/>
          <table:table-cell table:formula="of:=SUM([.G3];[.G19])" office:value-type="float" office:value="70958">
            <text:p>70958</text:p>
          </table:table-cell>
          <table:table-cell table:number-columns-repeated="2"/>
          <table:table-cell table:formula="of:=SUM([.J3];[.J19])" office:value-type="float" office:value="91849">
            <text:p>91849</text:p>
          </table:table-cell>
          <table:table-cell table:number-columns-repeated="3"/>
        </table:table-row>
        <table:table-row table:style-name="ro1">
          <table:table-cell table:formula="of:=SUM([.A4];[.A20])" office:value-type="float" office:value="87854">
            <text:p>87854</text:p>
          </table:table-cell>
          <table:table-cell table:number-columns-repeated="2"/>
          <table:table-cell table:formula="of:=SUM([.D4];[.D20])" office:value-type="float" office:value="78796">
            <text:p>78796</text:p>
          </table:table-cell>
          <table:table-cell table:number-columns-repeated="2"/>
          <table:table-cell table:formula="of:=SUM([.G4];[.G20])" office:value-type="float" office:value="72291">
            <text:p>72291</text:p>
          </table:table-cell>
          <table:table-cell table:number-columns-repeated="2"/>
          <table:table-cell table:formula="of:=SUM([.J4];[.J20])" office:value-type="float" office:value="88455">
            <text:p>88455</text:p>
          </table:table-cell>
          <table:table-cell table:number-columns-repeated="3"/>
        </table:table-row>
        <table:table-row table:style-name="ro1">
          <table:table-cell table:formula="of:=SUM([.A5];[.A21])" office:value-type="float" office:value="94076">
            <text:p>94076</text:p>
          </table:table-cell>
          <table:table-cell table:number-columns-repeated="2"/>
          <table:table-cell table:formula="of:=SUM([.D5];[.D21])" office:value-type="float" office:value="82387">
            <text:p>82387</text:p>
          </table:table-cell>
          <table:table-cell table:number-columns-repeated="2"/>
          <table:table-cell table:formula="of:=SUM([.G5];[.G21])" office:value-type="float" office:value="74276">
            <text:p>74276</text:p>
          </table:table-cell>
          <table:table-cell table:number-columns-repeated="2"/>
          <table:table-cell table:formula="of:=SUM([.J5];[.J21])" office:value-type="float" office:value="88243">
            <text:p>88243</text:p>
          </table:table-cell>
          <table:table-cell table:number-columns-repeated="3"/>
        </table:table-row>
        <table:table-row table:style-name="ro1">
          <table:table-cell table:formula="of:=SUM([.A6];[.A22])" office:value-type="float" office:value="98786">
            <text:p>98786</text:p>
          </table:table-cell>
          <table:table-cell table:number-columns-repeated="2"/>
          <table:table-cell table:formula="of:=SUM([.D6];[.D22])" office:value-type="float" office:value="85198">
            <text:p>85198</text:p>
          </table:table-cell>
          <table:table-cell table:number-columns-repeated="2"/>
          <table:table-cell table:formula="of:=SUM([.G6];[.G22])" office:value-type="float" office:value="71715">
            <text:p>71715</text:p>
          </table:table-cell>
          <table:table-cell table:number-columns-repeated="2"/>
          <table:table-cell table:formula="of:=SUM([.J6];[.J22])" office:value-type="float" office:value="87411">
            <text:p>87411</text:p>
          </table:table-cell>
          <table:table-cell table:number-columns-repeated="2"/>
          <table:table-cell office:value-type="string">
            <text:p>TOTAL</text:p>
          </table:table-cell>
        </table:table-row>
        <table:table-row table:style-name="ro1">
          <table:table-cell table:formula="of:=SUM([.A7];[.A23])" office:value-type="float" office:value="99453">
            <text:p>99453</text:p>
          </table:table-cell>
          <table:table-cell table:number-columns-repeated="2"/>
          <table:table-cell table:formula="of:=SUM([.D7];[.D23])" office:value-type="float" office:value="80833">
            <text:p>80833</text:p>
          </table:table-cell>
          <table:table-cell table:number-columns-repeated="2"/>
          <table:table-cell table:formula="of:=SUM([.G7];[.G23])" office:value-type="float" office:value="71751">
            <text:p>71751</text:p>
          </table:table-cell>
          <table:table-cell table:number-columns-repeated="2"/>
          <table:table-cell table:formula="of:=SUM([.J7];[.J23])" office:value-type="float" office:value="86599">
            <text:p>86599</text:p>
          </table:table-cell>
          <table:table-cell table:number-columns-repeated="3"/>
        </table:table-row>
        <table:table-row table:style-name="ro1">
          <table:table-cell table:formula="of:=SUM([.A8];[.A24])" office:value-type="float" office:value="100236">
            <text:p>100236</text:p>
          </table:table-cell>
          <table:table-cell table:number-columns-repeated="2"/>
          <table:table-cell table:formula="of:=SUM([.D8];[.D24])" office:value-type="float" office:value="78126">
            <text:p>78126</text:p>
          </table:table-cell>
          <table:table-cell table:number-columns-repeated="2"/>
          <table:table-cell table:formula="of:=SUM([.G8];[.G24])" office:value-type="float" office:value="71747">
            <text:p>71747</text:p>
          </table:table-cell>
          <table:table-cell table:number-columns-repeated="2"/>
          <table:table-cell table:formula="of:=SUM([.J8];[.J24])" office:value-type="float" office:value="85487">
            <text:p>85487</text:p>
          </table:table-cell>
          <table:table-cell table:number-columns-repeated="3"/>
        </table:table-row>
        <table:table-row table:style-name="ro1">
          <table:table-cell table:formula="of:=SUM([.A9];[.A25])" office:value-type="float" office:value="92445">
            <text:p>92445</text:p>
          </table:table-cell>
          <table:table-cell table:number-columns-repeated="2"/>
          <table:table-cell table:formula="of:=SUM([.D9];[.D25])" office:value-type="float" office:value="74326">
            <text:p>74326</text:p>
          </table:table-cell>
          <table:table-cell table:number-columns-repeated="2"/>
          <table:table-cell table:formula="of:=SUM([.G9];[.G25])" office:value-type="float" office:value="72577">
            <text:p>72577</text:p>
          </table:table-cell>
          <table:table-cell table:number-columns-repeated="2"/>
          <table:table-cell table:formula="of:=SUM([.J9];[.J25])" office:value-type="float" office:value="83739">
            <text:p>83739</text:p>
          </table:table-cell>
          <table:table-cell table:number-columns-repeated="3"/>
        </table:table-row>
        <table:table-row table:style-name="ro1">
          <table:table-cell table:formula="of:=SUM([.A10];[.A26])" office:value-type="float" office:value="79677">
            <text:p>79677</text:p>
          </table:table-cell>
          <table:table-cell table:number-columns-repeated="2"/>
          <table:table-cell table:formula="of:=SUM([.D10];[.D26])" office:value-type="float" office:value="69432">
            <text:p>69432</text:p>
          </table:table-cell>
          <table:table-cell table:number-columns-repeated="2"/>
          <table:table-cell table:formula="of:=SUM([.G10];[.G26])" office:value-type="float" office:value="71023">
            <text:p>71023</text:p>
          </table:table-cell>
          <table:table-cell table:number-columns-repeated="2"/>
          <table:table-cell table:formula="of:=SUM([.J10];[.J26])" office:value-type="float" office:value="80106">
            <text:p>80106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1">
          <table:table-cell table:formula="of:=AVERAGE([.A32:.A41])" office:value-type="float" office:value="87940.4">
            <text:p>87940.4</text:p>
          </table:table-cell>
          <table:table-cell table:formula="of:=STDEV([.A32:.A41])" office:value-type="float" office:value="11036.2756721238">
            <text:p>11036.2756721238</text:p>
          </table:table-cell>
          <table:table-cell/>
          <table:table-cell table:formula="of:=AVERAGE([.D32:.D41])" office:value-type="float" office:value="76290.6">
            <text:p>76290.6</text:p>
          </table:table-cell>
          <table:table-cell table:formula="of:=STDEV([.D32:.D41])" office:value-type="float" office:value="5781.44580533278">
            <text:p>5781.4458053328</text:p>
          </table:table-cell>
          <table:table-cell/>
          <table:table-cell table:formula="of:=AVERAGE([.G32:.G41])" office:value-type="float" office:value="71316">
            <text:p>71316</text:p>
          </table:table-cell>
          <table:table-cell table:formula="of:=STDEV([.G32:.G41])" office:value-type="float" office:value="1811.35934222524">
            <text:p>1811.3593422253</text:p>
          </table:table-cell>
          <table:table-cell/>
          <table:table-cell table:formula="of:=AVERAGE([.J32:.J41])" office:value-type="float" office:value="87078">
            <text:p>87078</text:p>
          </table:table-cell>
          <table:table-cell table:formula="of:=STDEV([.J32:.J41])" office:value-type="float" office:value="3332.94577747007">
            <text:p>3332.9457774701</text:p>
          </table:table-cell>
          <table:table-cell table:number-columns-repeated="2"/>
        </table:table-row>
        <table:table-row table:style-name="ro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omposed1" table:style-name="ta1">
        <table:table-column table:style-name="co1" table:number-columns-repeated="13" table:default-cell-style-name="Default"/>
        <table:table-row table:style-name="ro1">
          <table:table-cell office:value-type="float" office:value="82013">
            <text:p>82013</text:p>
          </table:table-cell>
          <table:table-cell table:number-columns-repeated="2"/>
          <table:table-cell office:value-type="float" office:value="82741">
            <text:p>82741</text:p>
          </table:table-cell>
          <table:table-cell table:number-columns-repeated="2"/>
          <table:table-cell office:value-type="float" office:value="85062">
            <text:p>85062</text:p>
          </table:table-cell>
          <table:table-cell table:number-columns-repeated="2"/>
          <table:table-cell office:value-type="float" office:value="110236">
            <text:p>110236</text:p>
          </table:table-cell>
          <table:table-cell table:number-columns-repeated="3"/>
        </table:table-row>
        <table:table-row table:style-name="ro1">
          <table:table-cell office:value-type="float" office:value="90644">
            <text:p>90644</text:p>
          </table:table-cell>
          <table:table-cell table:number-columns-repeated="2"/>
          <table:table-cell office:value-type="float" office:value="90948">
            <text:p>90948</text:p>
          </table:table-cell>
          <table:table-cell table:number-columns-repeated="2"/>
          <table:table-cell office:value-type="float" office:value="88809">
            <text:p>88809</text:p>
          </table:table-cell>
          <table:table-cell table:number-columns-repeated="2"/>
          <table:table-cell office:value-type="float" office:value="112176">
            <text:p>112176</text:p>
          </table:table-cell>
          <table:table-cell table:number-columns-repeated="3"/>
        </table:table-row>
        <table:table-row table:style-name="ro1">
          <table:table-cell office:value-type="float" office:value="109777">
            <text:p>109777</text:p>
          </table:table-cell>
          <table:table-cell table:number-columns-repeated="2"/>
          <table:table-cell office:value-type="float" office:value="97309">
            <text:p>97309</text:p>
          </table:table-cell>
          <table:table-cell table:number-columns-repeated="2"/>
          <table:table-cell office:value-type="float" office:value="90266">
            <text:p>90266</text:p>
          </table:table-cell>
          <table:table-cell table:number-columns-repeated="2"/>
          <table:table-cell office:value-type="float" office:value="116795">
            <text:p>116795</text:p>
          </table:table-cell>
          <table:table-cell table:number-columns-repeated="3"/>
        </table:table-row>
        <table:table-row table:style-name="ro1">
          <table:table-cell office:value-type="float" office:value="120874">
            <text:p>120874</text:p>
          </table:table-cell>
          <table:table-cell table:number-columns-repeated="2"/>
          <table:table-cell office:value-type="float" office:value="108159">
            <text:p>108159</text:p>
          </table:table-cell>
          <table:table-cell table:number-columns-repeated="2"/>
          <table:table-cell office:value-type="float" office:value="93381">
            <text:p>93381</text:p>
          </table:table-cell>
          <table:table-cell table:number-columns-repeated="2"/>
          <table:table-cell office:value-type="float" office:value="115466">
            <text:p>115466</text:p>
          </table:table-cell>
          <table:table-cell table:number-columns-repeated="3"/>
        </table:table-row>
        <table:table-row table:style-name="ro1">
          <table:table-cell office:value-type="float" office:value="134897">
            <text:p>134897</text:p>
          </table:table-cell>
          <table:table-cell table:number-columns-repeated="2"/>
          <table:table-cell office:value-type="float" office:value="111635">
            <text:p>111635</text:p>
          </table:table-cell>
          <table:table-cell table:number-columns-repeated="2"/>
          <table:table-cell office:value-type="float" office:value="94367">
            <text:p>94367</text:p>
          </table:table-cell>
          <table:table-cell table:number-columns-repeated="2"/>
          <table:table-cell office:value-type="float" office:value="116974">
            <text:p>116974</text:p>
          </table:table-cell>
          <table:table-cell table:number-columns-repeated="2"/>
          <table:table-cell office:value-type="string">
            <text:p>BACKGROUND</text:p>
          </table:table-cell>
        </table:table-row>
        <table:table-row table:style-name="ro1">
          <table:table-cell office:value-type="float" office:value="150205">
            <text:p>150205</text:p>
          </table:table-cell>
          <table:table-cell table:number-columns-repeated="2"/>
          <table:table-cell office:value-type="float" office:value="110168">
            <text:p>110168</text:p>
          </table:table-cell>
          <table:table-cell table:number-columns-repeated="2"/>
          <table:table-cell office:value-type="float" office:value="92127">
            <text:p>92127</text:p>
          </table:table-cell>
          <table:table-cell table:number-columns-repeated="2"/>
          <table:table-cell office:value-type="float" office:value="120148">
            <text:p>120148</text:p>
          </table:table-cell>
          <table:table-cell table:number-columns-repeated="3"/>
        </table:table-row>
        <table:table-row table:style-name="ro1">
          <table:table-cell office:value-type="float" office:value="149844">
            <text:p>149844</text:p>
          </table:table-cell>
          <table:table-cell table:number-columns-repeated="2"/>
          <table:table-cell office:value-type="float" office:value="107332">
            <text:p>107332</text:p>
          </table:table-cell>
          <table:table-cell table:number-columns-repeated="2"/>
          <table:table-cell office:value-type="float" office:value="92073">
            <text:p>92073</text:p>
          </table:table-cell>
          <table:table-cell table:number-columns-repeated="2"/>
          <table:table-cell office:value-type="float" office:value="115535">
            <text:p>115535</text:p>
          </table:table-cell>
          <table:table-cell table:number-columns-repeated="3"/>
        </table:table-row>
        <table:table-row table:style-name="ro1">
          <table:table-cell office:value-type="float" office:value="141419">
            <text:p>141419</text:p>
          </table:table-cell>
          <table:table-cell table:number-columns-repeated="2"/>
          <table:table-cell office:value-type="float" office:value="103182">
            <text:p>103182</text:p>
          </table:table-cell>
          <table:table-cell table:number-columns-repeated="2"/>
          <table:table-cell office:value-type="float" office:value="91484">
            <text:p>91484</text:p>
          </table:table-cell>
          <table:table-cell table:number-columns-repeated="2"/>
          <table:table-cell office:value-type="float" office:value="114868">
            <text:p>114868</text:p>
          </table:table-cell>
          <table:table-cell table:number-columns-repeated="3"/>
        </table:table-row>
        <table:table-row table:style-name="ro1">
          <table:table-cell office:value-type="float" office:value="128233">
            <text:p>128233</text:p>
          </table:table-cell>
          <table:table-cell table:number-columns-repeated="2"/>
          <table:table-cell office:value-type="float" office:value="97757">
            <text:p>97757</text:p>
          </table:table-cell>
          <table:table-cell table:number-columns-repeated="2"/>
          <table:table-cell office:value-type="float" office:value="90492">
            <text:p>90492</text:p>
          </table:table-cell>
          <table:table-cell table:number-columns-repeated="2"/>
          <table:table-cell office:value-type="float" office:value="115042">
            <text:p>115042</text:p>
          </table:table-cell>
          <table:table-cell table:number-columns-repeated="3"/>
        </table:table-row>
        <table:table-row table:style-name="ro1">
          <table:table-cell office:value-type="float" office:value="111876">
            <text:p>111876</text:p>
          </table:table-cell>
          <table:table-cell table:number-columns-repeated="2"/>
          <table:table-cell office:value-type="float" office:value="91014">
            <text:p>91014</text:p>
          </table:table-cell>
          <table:table-cell table:number-columns-repeated="2"/>
          <table:table-cell office:value-type="float" office:value="88592">
            <text:p>88592</text:p>
          </table:table-cell>
          <table:table-cell table:number-columns-repeated="2"/>
          <table:table-cell office:value-type="float" office:value="111054">
            <text:p>111054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1">
          <table:table-cell table:formula="of:=AVERAGE([.A1:.A10])" office:value-type="float" office:value="121978.2">
            <text:p>121978.2</text:p>
          </table:table-cell>
          <table:table-cell table:formula="of:=STDEV([.A1:.A10])" office:value-type="float" office:value="23542.8921889861">
            <text:p>23542.8921889861</text:p>
          </table:table-cell>
          <table:table-cell/>
          <table:table-cell table:formula="of:=AVERAGE([.D1:.D10])" office:value-type="float" office:value="100024.5">
            <text:p>100024.5</text:p>
          </table:table-cell>
          <table:table-cell table:formula="of:=STDEV([.D1:.D10])" office:value-type="float" office:value="9672.64520008186">
            <text:p>9672.6452000819</text:p>
          </table:table-cell>
          <table:table-cell/>
          <table:table-cell table:formula="of:=AVERAGE([.G1:.G10])" office:value-type="float" office:value="90665.3">
            <text:p>90665.3</text:p>
          </table:table-cell>
          <table:table-cell table:formula="of:=STDEV([.G1:.G10])" office:value-type="float" office:value="2691.48724066578">
            <text:p>2691.4872406658</text:p>
          </table:table-cell>
          <table:table-cell/>
          <table:table-cell table:formula="of:=AVERAGE([.J1:.J10])" office:value-type="float" office:value="114829.4">
            <text:p>114829.4</text:p>
          </table:table-cell>
          <table:table-cell table:formula="of:=STDEV([.J1:.J10])" office:value-type="float" office:value="2983.16979812488">
            <text:p>2983.1697981249</text:p>
          </table:table-cell>
          <table:table-cell table:number-columns-repeated="2"/>
        </table:table-row>
        <table:table-row table:style-name="ro2">
          <table:table-cell table:number-columns-repeated="13"/>
        </table:table-row>
        <table:table-row table:style-name="ro1">
          <table:table-cell office:value-type="float" office:value="105137.799549949">
            <text:p>105137.799549949</text:p>
          </table:table-cell>
          <table:table-cell office:value-type="float" office:value="138818.600450051">
            <text:p>138818.600450051</text:p>
          </table:table-cell>
          <table:table-cell/>
          <table:table-cell office:value-type="float" office:value="93105.587180238">
            <text:p>93105.587180238</text:p>
          </table:table-cell>
          <table:table-cell office:value-type="float" office:value="106943.412819762">
            <text:p>106943.412819762</text:p>
          </table:table-cell>
          <table:table-cell/>
          <table:table-cell office:value-type="float" office:value="88740.05977993">
            <text:p>88740.05977993</text:p>
          </table:table-cell>
          <table:table-cell office:value-type="float" office:value="92590.54022007">
            <text:p>92590.54022007</text:p>
          </table:table-cell>
          <table:table-cell/>
          <table:table-cell office:value-type="float" office:value="112695.517144502">
            <text:p>112695.517144502</text:p>
          </table:table-cell>
          <table:table-cell office:value-type="float" office:value="116963.282855498">
            <text:p>116963.282855498</text:p>
          </table:table-cell>
          <table:table-cell table:number-columns-repeated="2"/>
        </table:table-row>
        <table:table-row table:style-name="ro2" table:number-rows-repeated="2">
          <table:table-cell table:number-columns-repeated="13"/>
        </table:table-row>
        <table:table-row table:style-name="ro1">
          <table:table-cell office:value-type="float" office:value="548">
            <text:p>548</text:p>
          </table:table-cell>
          <table:table-cell table:number-columns-repeated="2"/>
          <table:table-cell office:value-type="float" office:value="577">
            <text:p>577</text:p>
          </table:table-cell>
          <table:table-cell table:number-columns-repeated="2"/>
          <table:table-cell office:value-type="float" office:value="545">
            <text:p>545</text:p>
          </table:table-cell>
          <table:table-cell table:number-columns-repeated="2"/>
          <table:table-cell office:value-type="float" office:value="562">
            <text:p>562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number-columns-repeated="2"/>
          <table:table-cell office:value-type="float" office:value="166">
            <text:p>166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2"/>
          <table:table-cell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2"/>
          <table:table-cell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2"/>
          <table:table-cell office:value-type="float" office:value="54">
            <text:p>54</text:p>
          </table:table-cell>
          <table:table-cell table:number-columns-repeated="2"/>
          <table:table-cell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/>
          <table:table-cell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/>
          <table:table-cell office:value-type="float" office:value="212">
            <text:p>21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formula="of:=AVERAGE([.A17:.A26])" office:value-type="float" office:value="88">
            <text:p>88</text:p>
          </table:table-cell>
          <table:table-cell table:number-columns-repeated="2"/>
          <table:table-cell table:formula="of:=AVERAGE([.D17:.D26])" office:value-type="float" office:value="94.9">
            <text:p>94.9</text:p>
          </table:table-cell>
          <table:table-cell table:number-columns-repeated="2"/>
          <table:table-cell table:formula="of:=AVERAGE([.G17:.G26])" office:value-type="float" office:value="83.3">
            <text:p>83.3</text:p>
          </table:table-cell>
          <table:table-cell table:number-columns-repeated="2"/>
          <table:table-cell table:formula="of:=AVERAGE([.J17:.J26])" office:value-type="float" office:value="160.1">
            <text:p>160.1</text:p>
          </table:table-cell>
          <table:table-cell table:number-columns-repeated="3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peedup" table:style-name="ta1">
        <table:table-column table:style-name="co1" table:number-columns-repeated="13" table:default-cell-style-name="Default"/>
        <table:table-row table:style-name="ro1">
          <table:table-cell office:value-type="float" office:value="25591">
            <text:p>25591</text:p>
          </table:table-cell>
          <table:table-cell table:number-columns-repeated="2"/>
          <table:table-cell office:value-type="float" office:value="27226">
            <text:p>27226</text:p>
          </table:table-cell>
          <table:table-cell table:number-columns-repeated="2"/>
          <table:table-cell office:value-type="float" office:value="28686">
            <text:p>28686</text:p>
          </table:table-cell>
          <table:table-cell table:number-columns-repeated="2"/>
          <table:table-cell office:value-type="float" office:value="28113">
            <text:p>28113</text:p>
          </table:table-cell>
          <table:table-cell table:number-columns-repeated="3"/>
        </table:table-row>
        <table:table-row table:style-name="ro1">
          <table:table-cell office:value-type="float" office:value="33355">
            <text:p>33355</text:p>
          </table:table-cell>
          <table:table-cell table:number-columns-repeated="2"/>
          <table:table-cell office:value-type="float" office:value="28048">
            <text:p>28048</text:p>
          </table:table-cell>
          <table:table-cell table:number-columns-repeated="2"/>
          <table:table-cell office:value-type="float" office:value="28106">
            <text:p>28106</text:p>
          </table:table-cell>
          <table:table-cell table:number-columns-repeated="2"/>
          <table:table-cell office:value-type="float" office:value="27237">
            <text:p>27237</text:p>
          </table:table-cell>
          <table:table-cell table:number-columns-repeated="3"/>
        </table:table-row>
        <table:table-row table:style-name="ro1">
          <table:table-cell office:value-type="float" office:value="46313">
            <text:p>46313</text:p>
          </table:table-cell>
          <table:table-cell table:number-columns-repeated="2"/>
          <table:table-cell office:value-type="float" office:value="27481">
            <text:p>27481</text:p>
          </table:table-cell>
          <table:table-cell table:number-columns-repeated="2"/>
          <table:table-cell office:value-type="float" office:value="28054">
            <text:p>28054</text:p>
          </table:table-cell>
          <table:table-cell table:number-columns-repeated="2"/>
          <table:table-cell office:value-type="float" office:value="27612">
            <text:p>27612</text:p>
          </table:table-cell>
          <table:table-cell table:number-columns-repeated="3"/>
        </table:table-row>
        <table:table-row table:style-name="ro1">
          <table:table-cell office:value-type="float" office:value="59811">
            <text:p>59811</text:p>
          </table:table-cell>
          <table:table-cell table:number-columns-repeated="2"/>
          <table:table-cell office:value-type="float" office:value="27387">
            <text:p>27387</text:p>
          </table:table-cell>
          <table:table-cell table:number-columns-repeated="2"/>
          <table:table-cell office:value-type="float" office:value="28344">
            <text:p>28344</text:p>
          </table:table-cell>
          <table:table-cell table:number-columns-repeated="2"/>
          <table:table-cell office:value-type="float" office:value="27555">
            <text:p>27555</text:p>
          </table:table-cell>
          <table:table-cell table:number-columns-repeated="3"/>
        </table:table-row>
        <table:table-row table:style-name="ro1">
          <table:table-cell office:value-type="float" office:value="74874">
            <text:p>74874</text:p>
          </table:table-cell>
          <table:table-cell table:number-columns-repeated="2"/>
          <table:table-cell office:value-type="float" office:value="27183">
            <text:p>27183</text:p>
          </table:table-cell>
          <table:table-cell table:number-columns-repeated="2"/>
          <table:table-cell office:value-type="float" office:value="29473">
            <text:p>29473</text:p>
          </table:table-cell>
          <table:table-cell table:number-columns-repeated="2"/>
          <table:table-cell office:value-type="float" office:value="27722">
            <text:p>27722</text:p>
          </table:table-cell>
          <table:table-cell table:number-columns-repeated="3"/>
        </table:table-row>
        <table:table-row table:style-name="ro1">
          <table:table-cell office:value-type="float" office:value="83278">
            <text:p>83278</text:p>
          </table:table-cell>
          <table:table-cell table:number-columns-repeated="2"/>
          <table:table-cell office:value-type="float" office:value="26951">
            <text:p>26951</text:p>
          </table:table-cell>
          <table:table-cell table:number-columns-repeated="2"/>
          <table:table-cell office:value-type="float" office:value="28303">
            <text:p>28303</text:p>
          </table:table-cell>
          <table:table-cell table:number-columns-repeated="2"/>
          <table:table-cell office:value-type="float" office:value="27767">
            <text:p>27767</text:p>
          </table:table-cell>
          <table:table-cell table:number-columns-repeated="2"/>
          <table:table-cell office:value-type="string">
            <text:p>RESPOSTA SERVIDOR</text:p>
          </table:table-cell>
        </table:table-row>
        <table:table-row table:style-name="ro1">
          <table:table-cell office:value-type="float" office:value="97404">
            <text:p>97404</text:p>
          </table:table-cell>
          <table:table-cell table:number-columns-repeated="2"/>
          <table:table-cell office:value-type="float" office:value="26474">
            <text:p>26474</text:p>
          </table:table-cell>
          <table:table-cell table:number-columns-repeated="2"/>
          <table:table-cell office:value-type="float" office:value="28419">
            <text:p>28419</text:p>
          </table:table-cell>
          <table:table-cell table:number-columns-repeated="2"/>
          <table:table-cell office:value-type="float" office:value="28705">
            <text:p>28705</text:p>
          </table:table-cell>
          <table:table-cell table:number-columns-repeated="3"/>
        </table:table-row>
        <table:table-row table:style-name="ro1">
          <table:table-cell office:value-type="float" office:value="98390">
            <text:p>98390</text:p>
          </table:table-cell>
          <table:table-cell table:number-columns-repeated="2"/>
          <table:table-cell office:value-type="float" office:value="27545">
            <text:p>27545</text:p>
          </table:table-cell>
          <table:table-cell table:number-columns-repeated="2"/>
          <table:table-cell office:value-type="float" office:value="29048">
            <text:p>29048</text:p>
          </table:table-cell>
          <table:table-cell table:number-columns-repeated="2"/>
          <table:table-cell office:value-type="float" office:value="27556">
            <text:p>27556</text:p>
          </table:table-cell>
          <table:table-cell table:number-columns-repeated="3"/>
        </table:table-row>
        <table:table-row table:style-name="ro1">
          <table:table-cell office:value-type="float" office:value="99845">
            <text:p>99845</text:p>
          </table:table-cell>
          <table:table-cell table:number-columns-repeated="2"/>
          <table:table-cell office:value-type="float" office:value="28026">
            <text:p>28026</text:p>
          </table:table-cell>
          <table:table-cell table:number-columns-repeated="2"/>
          <table:table-cell office:value-type="float" office:value="29339">
            <text:p>29339</text:p>
          </table:table-cell>
          <table:table-cell table:number-columns-repeated="2"/>
          <table:table-cell office:value-type="float" office:value="27876">
            <text:p>27876</text:p>
          </table:table-cell>
          <table:table-cell table:number-columns-repeated="3"/>
        </table:table-row>
        <table:table-row table:style-name="ro1">
          <table:table-cell office:value-type="float" office:value="98077">
            <text:p>98077</text:p>
          </table:table-cell>
          <table:table-cell table:number-columns-repeated="2"/>
          <table:table-cell office:value-type="float" office:value="27267">
            <text:p>27267</text:p>
          </table:table-cell>
          <table:table-cell table:number-columns-repeated="2"/>
          <table:table-cell office:value-type="float" office:value="32466">
            <text:p>32466</text:p>
          </table:table-cell>
          <table:table-cell table:number-columns-repeated="2"/>
          <table:table-cell office:value-type="float" office:value="27114">
            <text:p>27114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formula="of:=AVERAGE([.A1:.A10])" office:value-type="float" office:value="71693.8">
            <text:p>71693.8</text:p>
          </table:table-cell>
          <table:table-cell table:formula="of:=STDEV([.A1:.A10])" office:value-type="float" office:value="28649.7815419245">
            <text:p>28649.7815419245</text:p>
          </table:table-cell>
          <table:table-cell/>
          <table:table-cell table:formula="of:=AVERAGE([.D1:.D10])" office:value-type="float" office:value="27358.8">
            <text:p>27358.8</text:p>
          </table:table-cell>
          <table:table-cell table:formula="of:=STDEV([.D1:.D10])" office:value-type="float" office:value="468.649549236954">
            <text:p>468.649549237</text:p>
          </table:table-cell>
          <table:table-cell/>
          <table:table-cell table:formula="of:=AVERAGE([.G1:.G10])" office:value-type="float" office:value="29023.8">
            <text:p>29023.8</text:p>
          </table:table-cell>
          <table:table-cell table:formula="of:=STDEV([.G1:.G10])" office:value-type="float" office:value="1307.87782304006">
            <text:p>1307.8778230401</text:p>
          </table:table-cell>
          <table:table-cell/>
          <table:table-cell table:formula="of:=AVERAGE([.J1:.J10])" office:value-type="float" office:value="27725.7">
            <text:p>27725.7</text:p>
          </table:table-cell>
          <table:table-cell table:formula="of:=STDEV([.J1:.J10])" office:value-type="float" office:value="449.346204068879">
            <text:p>449.3462040689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51200.404791819">
            <text:p>51200.404791819</text:p>
          </table:table-cell>
          <table:table-cell office:value-type="float" office:value="92187.195208181">
            <text:p>92187.195208181</text:p>
          </table:table-cell>
          <table:table-cell/>
          <table:table-cell office:value-type="float" office:value="27023.5716">
            <text:p>27023.5716</text:p>
          </table:table-cell>
          <table:table-cell office:value-type="float" office:value="27694.0284">
            <text:p>27694.0284</text:p>
          </table:table-cell>
          <table:table-cell/>
          <table:table-cell office:value-type="float" office:value="28088.265567657">
            <text:p>28088.265567657</text:p>
          </table:table-cell>
          <table:table-cell office:value-type="float" office:value="29959.334432343">
            <text:p>29959.334432343</text:p>
          </table:table-cell>
          <table:table-cell/>
          <table:table-cell office:value-type="float" office:value="27404.279421913">
            <text:p>27404.279421913</text:p>
          </table:table-cell>
          <table:table-cell office:value-type="float" office:value="28047.120578087">
            <text:p>28047.120578087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61906">
            <text:p>61906</text:p>
          </table:table-cell>
          <table:table-cell table:number-columns-repeated="2"/>
          <table:table-cell office:value-type="float" office:value="39441">
            <text:p>39441</text:p>
          </table:table-cell>
          <table:table-cell table:number-columns-repeated="2"/>
          <table:table-cell office:value-type="float" office:value="40404">
            <text:p>40404</text:p>
          </table:table-cell>
          <table:table-cell table:number-columns-repeated="2"/>
          <table:table-cell office:value-type="float" office:value="40001">
            <text:p>40001</text:p>
          </table:table-cell>
          <table:table-cell table:number-columns-repeated="3"/>
        </table:table-row>
        <table:table-row table:style-name="ro1">
          <table:table-cell office:value-type="float" office:value="89994">
            <text:p>89994</text:p>
          </table:table-cell>
          <table:table-cell table:number-columns-repeated="2"/>
          <table:table-cell office:value-type="float" office:value="38221">
            <text:p>38221</text:p>
          </table:table-cell>
          <table:table-cell table:number-columns-repeated="2"/>
          <table:table-cell office:value-type="float" office:value="40033">
            <text:p>40033</text:p>
          </table:table-cell>
          <table:table-cell table:number-columns-repeated="2"/>
          <table:table-cell office:value-type="float" office:value="40120">
            <text:p>40120</text:p>
          </table:table-cell>
          <table:table-cell table:number-columns-repeated="3"/>
        </table:table-row>
        <table:table-row table:style-name="ro1">
          <table:table-cell office:value-type="float" office:value="112639">
            <text:p>112639</text:p>
          </table:table-cell>
          <table:table-cell table:number-columns-repeated="2"/>
          <table:table-cell office:value-type="float" office:value="38177">
            <text:p>38177</text:p>
          </table:table-cell>
          <table:table-cell table:number-columns-repeated="2"/>
          <table:table-cell office:value-type="float" office:value="40724">
            <text:p>40724</text:p>
          </table:table-cell>
          <table:table-cell table:number-columns-repeated="2"/>
          <table:table-cell office:value-type="float" office:value="39317">
            <text:p>39317</text:p>
          </table:table-cell>
          <table:table-cell table:number-columns-repeated="3"/>
        </table:table-row>
        <table:table-row table:style-name="ro1">
          <table:table-cell office:value-type="float" office:value="128239">
            <text:p>128239</text:p>
          </table:table-cell>
          <table:table-cell table:number-columns-repeated="2"/>
          <table:table-cell office:value-type="float" office:value="37829">
            <text:p>37829</text:p>
          </table:table-cell>
          <table:table-cell table:number-columns-repeated="2"/>
          <table:table-cell office:value-type="float" office:value="40249">
            <text:p>40249</text:p>
          </table:table-cell>
          <table:table-cell table:number-columns-repeated="2"/>
          <table:table-cell office:value-type="float" office:value="39377">
            <text:p>39377</text:p>
          </table:table-cell>
          <table:table-cell table:number-columns-repeated="3"/>
        </table:table-row>
        <table:table-row table:style-name="ro1">
          <table:table-cell office:value-type="float" office:value="126990">
            <text:p>126990</text:p>
          </table:table-cell>
          <table:table-cell table:number-columns-repeated="2"/>
          <table:table-cell office:value-type="float" office:value="38205">
            <text:p>38205</text:p>
          </table:table-cell>
          <table:table-cell table:number-columns-repeated="2"/>
          <table:table-cell office:value-type="float" office:value="39740">
            <text:p>39740</text:p>
          </table:table-cell>
          <table:table-cell table:number-columns-repeated="2"/>
          <table:table-cell office:value-type="float" office:value="39573">
            <text:p>39573</text:p>
          </table:table-cell>
          <table:table-cell table:number-columns-repeated="2"/>
          <table:table-cell office:value-type="string">
            <text:p>BACKGROUND</text:p>
          </table:table-cell>
        </table:table-row>
        <table:table-row table:style-name="ro1">
          <table:table-cell office:value-type="float" office:value="119974">
            <text:p>119974</text:p>
          </table:table-cell>
          <table:table-cell table:number-columns-repeated="2"/>
          <table:table-cell office:value-type="float" office:value="38060">
            <text:p>38060</text:p>
          </table:table-cell>
          <table:table-cell table:number-columns-repeated="2"/>
          <table:table-cell office:value-type="float" office:value="40012">
            <text:p>40012</text:p>
          </table:table-cell>
          <table:table-cell table:number-columns-repeated="2"/>
          <table:table-cell office:value-type="float" office:value="39786">
            <text:p>39786</text:p>
          </table:table-cell>
          <table:table-cell table:number-columns-repeated="3"/>
        </table:table-row>
        <table:table-row table:style-name="ro1">
          <table:table-cell office:value-type="float" office:value="101154">
            <text:p>101154</text:p>
          </table:table-cell>
          <table:table-cell table:number-columns-repeated="2"/>
          <table:table-cell office:value-type="float" office:value="38827">
            <text:p>38827</text:p>
          </table:table-cell>
          <table:table-cell table:number-columns-repeated="2"/>
          <table:table-cell office:value-type="float" office:value="41242">
            <text:p>41242</text:p>
          </table:table-cell>
          <table:table-cell table:number-columns-repeated="2"/>
          <table:table-cell office:value-type="float" office:value="39107">
            <text:p>39107</text:p>
          </table:table-cell>
          <table:table-cell table:number-columns-repeated="3"/>
        </table:table-row>
        <table:table-row table:style-name="ro1">
          <table:table-cell office:value-type="float" office:value="89037">
            <text:p>89037</text:p>
          </table:table-cell>
          <table:table-cell table:number-columns-repeated="2"/>
          <table:table-cell office:value-type="float" office:value="37537">
            <text:p>37537</text:p>
          </table:table-cell>
          <table:table-cell table:number-columns-repeated="2"/>
          <table:table-cell office:value-type="float" office:value="43689">
            <text:p>43689</text:p>
          </table:table-cell>
          <table:table-cell table:number-columns-repeated="2"/>
          <table:table-cell office:value-type="float" office:value="38418">
            <text:p>38418</text:p>
          </table:table-cell>
          <table:table-cell table:number-columns-repeated="3"/>
        </table:table-row>
        <table:table-row table:style-name="ro1">
          <table:table-cell office:value-type="float" office:value="72925">
            <text:p>72925</text:p>
          </table:table-cell>
          <table:table-cell table:number-columns-repeated="2"/>
          <table:table-cell office:value-type="float" office:value="38432">
            <text:p>38432</text:p>
          </table:table-cell>
          <table:table-cell table:number-columns-repeated="2"/>
          <table:table-cell office:value-type="float" office:value="42844">
            <text:p>42844</text:p>
          </table:table-cell>
          <table:table-cell table:number-columns-repeated="2"/>
          <table:table-cell office:value-type="float" office:value="37478">
            <text:p>37478</text:p>
          </table:table-cell>
          <table:table-cell table:number-columns-repeated="3"/>
        </table:table-row>
        <table:table-row table:style-name="ro1">
          <table:table-cell office:value-type="float" office:value="60406">
            <text:p>60406</text:p>
          </table:table-cell>
          <table:table-cell table:number-columns-repeated="2"/>
          <table:table-cell office:value-type="float" office:value="38190">
            <text:p>38190</text:p>
          </table:table-cell>
          <table:table-cell table:number-columns-repeated="2"/>
          <table:table-cell office:value-type="float" office:value="35939">
            <text:p>35939</text:p>
          </table:table-cell>
          <table:table-cell table:number-columns-repeated="2"/>
          <table:table-cell office:value-type="float" office:value="36587">
            <text:p>36587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1">
          <table:table-cell table:formula="of:=AVERAGE([.A16:.A25])" office:value-type="float" office:value="96326.4">
            <text:p>96326.4</text:p>
          </table:table-cell>
          <table:table-cell table:formula="of:=STDEV([.A16:.A25])" office:value-type="float" office:value="25654.0775758293">
            <text:p>25654.0775758293</text:p>
          </table:table-cell>
          <table:table-cell/>
          <table:table-cell table:formula="of:=AVERAGE([.D16:.D25])" office:value-type="float" office:value="38291.9">
            <text:p>38291.9</text:p>
          </table:table-cell>
          <table:table-cell table:formula="of:=STDEV([.D16:.D25])" office:value-type="float" office:value="527.097176366307">
            <text:p>527.0971763663</text:p>
          </table:table-cell>
          <table:table-cell/>
          <table:table-cell table:formula="of:=AVERAGE([.G16:.G25])" office:value-type="float" office:value="40487.6">
            <text:p>40487.6</text:p>
          </table:table-cell>
          <table:table-cell table:formula="of:=STDEV([.G16:.G25])" office:value-type="float" office:value="2059.45058477039">
            <text:p>2059.4505847704</text:p>
          </table:table-cell>
          <table:table-cell/>
          <table:table-cell table:formula="of:=AVERAGE([.J16:.J25])" office:value-type="float" office:value="38976.4">
            <text:p>38976.4</text:p>
          </table:table-cell>
          <table:table-cell table:formula="of:=STDEV([.J16:.J25])" office:value-type="float" office:value="1151.26984962982">
            <text:p>1151.2698496298</text:p>
          </table:table-cell>
          <table:table-cell table:number-columns-repeated="2"/>
        </table:table-row>
        <table:table-row table:style-name="ro2">
          <table:table-cell table:number-columns-repeated="13"/>
        </table:table-row>
        <table:table-row table:style-name="ro1">
          <table:table-cell office:value-type="float" office:value="77975.853427997">
            <text:p>77975.853427997</text:p>
          </table:table-cell>
          <table:table-cell office:value-type="float" office:value="114676.946572003">
            <text:p>114676.946572003</text:p>
          </table:table-cell>
          <table:table-cell/>
          <table:table-cell office:value-type="float" office:value="37914.863591098">
            <text:p>37914.863591098</text:p>
          </table:table-cell>
          <table:table-cell office:value-type="float" office:value="38668.936408902">
            <text:p>38668.936408902</text:p>
          </table:table-cell>
          <table:table-cell/>
          <table:table-cell office:value-type="float" office:value="39014.460154809">
            <text:p>39014.460154809</text:p>
          </table:table-cell>
          <table:table-cell office:value-type="float" office:value="41960.739845191">
            <text:p>41960.739845191</text:p>
          </table:table-cell>
          <table:table-cell/>
          <table:table-cell office:value-type="float" office:value="38152.888379669">
            <text:p>38152.888379669</text:p>
          </table:table-cell>
          <table:table-cell office:value-type="float" office:value="39799.911620331">
            <text:p>39799.911620331</text:p>
          </table:table-cell>
          <table:table-cell table:number-columns-repeated="2"/>
        </table:table-row>
        <table:table-row table:style-name="ro2" table:number-rows-repeated="2">
          <table:table-cell table:number-columns-repeated="13"/>
        </table:table-row>
        <table:table-row table:style-name="ro1">
          <table:table-cell table:formula="of:=SUM([.A1];[.A16])" office:value-type="float" office:value="87497">
            <text:p>87497</text:p>
          </table:table-cell>
          <table:table-cell table:number-columns-repeated="2"/>
          <table:table-cell table:formula="of:=SUM([.D1];[.D16])" office:value-type="float" office:value="66667">
            <text:p>66667</text:p>
          </table:table-cell>
          <table:table-cell table:number-columns-repeated="2"/>
          <table:table-cell table:formula="of:=SUM([.G1];[.G16])" office:value-type="float" office:value="69090">
            <text:p>69090</text:p>
          </table:table-cell>
          <table:table-cell table:number-columns-repeated="2"/>
          <table:table-cell table:formula="of:=SUM([.J1];[.J16])" office:value-type="float" office:value="68114">
            <text:p>68114</text:p>
          </table:table-cell>
          <table:table-cell table:number-columns-repeated="3"/>
        </table:table-row>
        <table:table-row table:style-name="ro1">
          <table:table-cell table:formula="of:=SUM([.A2];[.A17])" office:value-type="float" office:value="123349">
            <text:p>123349</text:p>
          </table:table-cell>
          <table:table-cell table:number-columns-repeated="2"/>
          <table:table-cell table:formula="of:=SUM([.D2];[.D17])" office:value-type="float" office:value="66269">
            <text:p>66269</text:p>
          </table:table-cell>
          <table:table-cell table:number-columns-repeated="2"/>
          <table:table-cell table:formula="of:=SUM([.G2];[.G17])" office:value-type="float" office:value="68139">
            <text:p>68139</text:p>
          </table:table-cell>
          <table:table-cell table:number-columns-repeated="2"/>
          <table:table-cell table:formula="of:=SUM([.J2];[.J17])" office:value-type="float" office:value="67357">
            <text:p>67357</text:p>
          </table:table-cell>
          <table:table-cell table:number-columns-repeated="3"/>
        </table:table-row>
        <table:table-row table:style-name="ro1">
          <table:table-cell table:formula="of:=SUM([.A3];[.A18])" office:value-type="float" office:value="158952">
            <text:p>158952</text:p>
          </table:table-cell>
          <table:table-cell table:number-columns-repeated="2"/>
          <table:table-cell table:formula="of:=SUM([.D3];[.D18])" office:value-type="float" office:value="65658">
            <text:p>65658</text:p>
          </table:table-cell>
          <table:table-cell table:number-columns-repeated="2"/>
          <table:table-cell table:formula="of:=SUM([.G3];[.G18])" office:value-type="float" office:value="68778">
            <text:p>68778</text:p>
          </table:table-cell>
          <table:table-cell table:number-columns-repeated="2"/>
          <table:table-cell table:formula="of:=SUM([.J3];[.J18])" office:value-type="float" office:value="66929">
            <text:p>66929</text:p>
          </table:table-cell>
          <table:table-cell table:number-columns-repeated="3"/>
        </table:table-row>
        <table:table-row table:style-name="ro1">
          <table:table-cell table:formula="of:=SUM([.A4];[.A19])" office:value-type="float" office:value="188050">
            <text:p>188050</text:p>
          </table:table-cell>
          <table:table-cell table:number-columns-repeated="2"/>
          <table:table-cell table:formula="of:=SUM([.D4];[.D19])" office:value-type="float" office:value="65216">
            <text:p>65216</text:p>
          </table:table-cell>
          <table:table-cell table:number-columns-repeated="2"/>
          <table:table-cell table:formula="of:=SUM([.G4];[.G19])" office:value-type="float" office:value="68593">
            <text:p>68593</text:p>
          </table:table-cell>
          <table:table-cell table:number-columns-repeated="2"/>
          <table:table-cell table:formula="of:=SUM([.J4];[.J19])" office:value-type="float" office:value="66932">
            <text:p>66932</text:p>
          </table:table-cell>
          <table:table-cell table:number-columns-repeated="3"/>
        </table:table-row>
        <table:table-row table:style-name="ro1">
          <table:table-cell table:formula="of:=SUM([.A5];[.A20])" office:value-type="float" office:value="201864">
            <text:p>201864</text:p>
          </table:table-cell>
          <table:table-cell table:number-columns-repeated="2"/>
          <table:table-cell table:formula="of:=SUM([.D5];[.D20])" office:value-type="float" office:value="65388">
            <text:p>65388</text:p>
          </table:table-cell>
          <table:table-cell table:number-columns-repeated="2"/>
          <table:table-cell table:formula="of:=SUM([.G5];[.G20])" office:value-type="float" office:value="69213">
            <text:p>69213</text:p>
          </table:table-cell>
          <table:table-cell table:number-columns-repeated="2"/>
          <table:table-cell table:formula="of:=SUM([.J5];[.J20])" office:value-type="float" office:value="67295">
            <text:p>67295</text:p>
          </table:table-cell>
          <table:table-cell table:number-columns-repeated="2"/>
          <table:table-cell office:value-type="string">
            <text:p>TOTAL</text:p>
          </table:table-cell>
        </table:table-row>
        <table:table-row table:style-name="ro1">
          <table:table-cell table:formula="of:=SUM([.A6];[.A21])" office:value-type="float" office:value="203252">
            <text:p>203252</text:p>
          </table:table-cell>
          <table:table-cell table:number-columns-repeated="2"/>
          <table:table-cell table:formula="of:=SUM([.D6];[.D21])" office:value-type="float" office:value="65011">
            <text:p>65011</text:p>
          </table:table-cell>
          <table:table-cell table:number-columns-repeated="2"/>
          <table:table-cell table:formula="of:=SUM([.G6];[.G21])" office:value-type="float" office:value="68315">
            <text:p>68315</text:p>
          </table:table-cell>
          <table:table-cell table:number-columns-repeated="2"/>
          <table:table-cell table:formula="of:=SUM([.J6];[.J21])" office:value-type="float" office:value="67553">
            <text:p>67553</text:p>
          </table:table-cell>
          <table:table-cell table:number-columns-repeated="3"/>
        </table:table-row>
        <table:table-row table:style-name="ro1">
          <table:table-cell table:formula="of:=SUM([.A7];[.A22])" office:value-type="float" office:value="198558">
            <text:p>198558</text:p>
          </table:table-cell>
          <table:table-cell table:number-columns-repeated="2"/>
          <table:table-cell table:formula="of:=SUM([.D7];[.D22])" office:value-type="float" office:value="65301">
            <text:p>65301</text:p>
          </table:table-cell>
          <table:table-cell table:number-columns-repeated="2"/>
          <table:table-cell table:formula="of:=SUM([.G7];[.G22])" office:value-type="float" office:value="69661">
            <text:p>69661</text:p>
          </table:table-cell>
          <table:table-cell table:number-columns-repeated="2"/>
          <table:table-cell table:formula="of:=SUM([.J7];[.J22])" office:value-type="float" office:value="67812">
            <text:p>67812</text:p>
          </table:table-cell>
          <table:table-cell table:number-columns-repeated="3"/>
        </table:table-row>
        <table:table-row table:style-name="ro1">
          <table:table-cell table:formula="of:=SUM([.A8];[.A23])" office:value-type="float" office:value="187427">
            <text:p>187427</text:p>
          </table:table-cell>
          <table:table-cell table:number-columns-repeated="2"/>
          <table:table-cell table:formula="of:=SUM([.D8];[.D23])" office:value-type="float" office:value="65082">
            <text:p>65082</text:p>
          </table:table-cell>
          <table:table-cell table:number-columns-repeated="2"/>
          <table:table-cell table:formula="of:=SUM([.G8];[.G23])" office:value-type="float" office:value="72737">
            <text:p>72737</text:p>
          </table:table-cell>
          <table:table-cell table:number-columns-repeated="2"/>
          <table:table-cell table:formula="of:=SUM([.J8];[.J23])" office:value-type="float" office:value="65974">
            <text:p>65974</text:p>
          </table:table-cell>
          <table:table-cell table:number-columns-repeated="3"/>
        </table:table-row>
        <table:table-row table:style-name="ro1">
          <table:table-cell table:formula="of:=SUM([.A9];[.A24])" office:value-type="float" office:value="172770">
            <text:p>172770</text:p>
          </table:table-cell>
          <table:table-cell table:number-columns-repeated="2"/>
          <table:table-cell table:formula="of:=SUM([.D9];[.D24])" office:value-type="float" office:value="66458">
            <text:p>66458</text:p>
          </table:table-cell>
          <table:table-cell table:number-columns-repeated="2"/>
          <table:table-cell table:formula="of:=SUM([.G9];[.G24])" office:value-type="float" office:value="72183">
            <text:p>72183</text:p>
          </table:table-cell>
          <table:table-cell table:number-columns-repeated="2"/>
          <table:table-cell table:formula="of:=SUM([.J9];[.J24])" office:value-type="float" office:value="65354">
            <text:p>65354</text:p>
          </table:table-cell>
          <table:table-cell table:number-columns-repeated="3"/>
        </table:table-row>
        <table:table-row table:style-name="ro1">
          <table:table-cell table:formula="of:=SUM([.A10];[.A25])" office:value-type="float" office:value="158483">
            <text:p>158483</text:p>
          </table:table-cell>
          <table:table-cell table:number-columns-repeated="2"/>
          <table:table-cell table:formula="of:=SUM([.D10];[.D25])" office:value-type="float" office:value="65457">
            <text:p>65457</text:p>
          </table:table-cell>
          <table:table-cell table:number-columns-repeated="2"/>
          <table:table-cell table:formula="of:=SUM([.G10];[.G25])" office:value-type="float" office:value="68405">
            <text:p>68405</text:p>
          </table:table-cell>
          <table:table-cell table:number-columns-repeated="2"/>
          <table:table-cell table:formula="of:=SUM([.J10];[.J25])" office:value-type="float" office:value="63701">
            <text:p>63701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1">
          <table:table-cell table:formula="of:=AVERAGE([.A32:.A41])" office:value-type="float" office:value="168020.2">
            <text:p>168020.2</text:p>
          </table:table-cell>
          <table:table-cell table:formula="of:=STDEV([.A32:.A41])" office:value-type="float" office:value="37671.5474943919">
            <text:p>37671.5474943919</text:p>
          </table:table-cell>
          <table:table-cell/>
          <table:table-cell table:formula="of:=AVERAGE([.D32:.D41])" office:value-type="float" office:value="65650.7">
            <text:p>65650.7</text:p>
          </table:table-cell>
          <table:table-cell table:formula="of:=STDEV([.D32:.D41])" office:value-type="float" office:value="597.900781438229">
            <text:p>597.9007814382</text:p>
          </table:table-cell>
          <table:table-cell/>
          <table:table-cell table:formula="of:=AVERAGE([.G32:.G41])" office:value-type="float" office:value="69511.4">
            <text:p>69511.4</text:p>
          </table:table-cell>
          <table:table-cell table:formula="of:=STDEV([.G32:.G41])" office:value-type="float" office:value="1624.50855474646">
            <text:p>1624.5085547465</text:p>
          </table:table-cell>
          <table:table-cell/>
          <table:table-cell table:formula="of:=AVERAGE([.J32:.J41])" office:value-type="float" office:value="66702.1">
            <text:p>66702.1</text:p>
          </table:table-cell>
          <table:table-cell table:formula="of:=STDEV([.J32:.J41])" office:value-type="float" office:value="1341.1536037639">
            <text:p>1341.1536037639</text:p>
          </table:table-cell>
          <table:table-cell table:number-columns-repeated="2"/>
        </table:table-row>
        <table:table-row table:style-name="ro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peedup1" table:style-name="ta1">
        <table:table-column table:style-name="co1" table:number-columns-repeated="13" table:default-cell-style-name="Default"/>
        <table:table-row table:style-name="ro1">
          <table:table-cell office:value-type="float" office:value="561">
            <text:p>561</text:p>
          </table:table-cell>
          <table:table-cell table:number-columns-repeated="2"/>
          <table:table-cell office:value-type="float" office:value="571">
            <text:p>571</text:p>
          </table:table-cell>
          <table:table-cell table:number-columns-repeated="2"/>
          <table:table-cell office:value-type="float" office:value="581">
            <text:p>581</text:p>
          </table:table-cell>
          <table:table-cell table:number-columns-repeated="2"/>
          <table:table-cell office:value-type="float" office:value="557">
            <text:p>557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2"/>
          <table:table-cell office:value-type="float" office:value="58">
            <text:p>58</text:p>
          </table:table-cell>
          <table:table-cell table:number-columns-repeated="2"/>
          <table:table-cell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float" office:value="54">
            <text:p>54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float" office:value="107">
            <text:p>107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2"/>
          <table:table-cell office:value-type="float" office:value="81">
            <text:p>81</text:p>
          </table:table-cell>
          <table:table-cell table:number-columns-repeated="2"/>
          <table:table-cell office:value-type="string">
            <text:p>RESPOSTA SERVIDOR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2"/>
          <table:table-cell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/>
          <table:table-cell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float" office:value="52">
            <text:p>52</text:p>
          </table:table-cell>
          <table:table-cell table:number-columns-repeated="2"/>
          <table:table-cell office:value-type="float" office:value="64">
            <text:p>64</text:p>
          </table:table-cell>
          <table:table-cell table:number-columns-repeated="2"/>
          <table:table-cell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office:value-type="float" office:value="296">
            <text:p>296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/>
          <table:table-cell office:value-type="float" office:value="89">
            <text:p>89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formula="of:=AVERAGE([.A1:.A10])" office:value-type="float" office:value="77.4">
            <text:p>77.4</text:p>
          </table:table-cell>
          <table:table-cell table:number-columns-repeated="2"/>
          <table:table-cell table:formula="of:=AVERAGE([.D1:.D10])" office:value-type="float" office:value="121.7">
            <text:p>121.7</text:p>
          </table:table-cell>
          <table:table-cell table:number-columns-repeated="2"/>
          <table:table-cell table:formula="of:=AVERAGE([.G1:.G10])" office:value-type="float" office:value="88.7">
            <text:p>88.7</text:p>
          </table:table-cell>
          <table:table-cell table:number-columns-repeated="2"/>
          <table:table-cell table:formula="of:=AVERAGE([.J1:.J10])" office:value-type="float" office:value="121.4">
            <text:p>121.4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17985">
            <text:p>117985</text:p>
          </table:table-cell>
          <table:table-cell table:number-columns-repeated="2"/>
          <table:table-cell office:value-type="float" office:value="78743">
            <text:p>78743</text:p>
          </table:table-cell>
          <table:table-cell table:number-columns-repeated="2"/>
          <table:table-cell office:value-type="float" office:value="80624">
            <text:p>80624</text:p>
          </table:table-cell>
          <table:table-cell table:number-columns-repeated="2"/>
          <table:table-cell office:value-type="float" office:value="85278">
            <text:p>85278</text:p>
          </table:table-cell>
          <table:table-cell table:number-columns-repeated="3"/>
        </table:table-row>
        <table:table-row table:style-name="ro1">
          <table:table-cell office:value-type="float" office:value="164453">
            <text:p>164453</text:p>
          </table:table-cell>
          <table:table-cell table:number-columns-repeated="2"/>
          <table:table-cell office:value-type="float" office:value="79972">
            <text:p>79972</text:p>
          </table:table-cell>
          <table:table-cell table:number-columns-repeated="2"/>
          <table:table-cell office:value-type="float" office:value="81811">
            <text:p>81811</text:p>
          </table:table-cell>
          <table:table-cell table:number-columns-repeated="2"/>
          <table:table-cell office:value-type="float" office:value="89372">
            <text:p>89372</text:p>
          </table:table-cell>
          <table:table-cell table:number-columns-repeated="3"/>
        </table:table-row>
        <table:table-row table:style-name="ro1">
          <table:table-cell office:value-type="float" office:value="214826">
            <text:p>214826</text:p>
          </table:table-cell>
          <table:table-cell table:number-columns-repeated="2"/>
          <table:table-cell office:value-type="float" office:value="79482">
            <text:p>79482</text:p>
          </table:table-cell>
          <table:table-cell table:number-columns-repeated="2"/>
          <table:table-cell office:value-type="float" office:value="83406">
            <text:p>83406</text:p>
          </table:table-cell>
          <table:table-cell table:number-columns-repeated="2"/>
          <table:table-cell office:value-type="float" office:value="92919">
            <text:p>92919</text:p>
          </table:table-cell>
          <table:table-cell table:number-columns-repeated="3"/>
        </table:table-row>
        <table:table-row table:style-name="ro1">
          <table:table-cell office:value-type="float" office:value="235402">
            <text:p>235402</text:p>
          </table:table-cell>
          <table:table-cell table:number-columns-repeated="2"/>
          <table:table-cell office:value-type="float" office:value="81150">
            <text:p>81150</text:p>
          </table:table-cell>
          <table:table-cell table:number-columns-repeated="2"/>
          <table:table-cell office:value-type="float" office:value="85467">
            <text:p>85467</text:p>
          </table:table-cell>
          <table:table-cell table:number-columns-repeated="2"/>
          <table:table-cell office:value-type="float" office:value="95089">
            <text:p>95089</text:p>
          </table:table-cell>
          <table:table-cell table:number-columns-repeated="3"/>
        </table:table-row>
        <table:table-row table:style-name="ro1">
          <table:table-cell office:value-type="float" office:value="249446">
            <text:p>249446</text:p>
          </table:table-cell>
          <table:table-cell table:number-columns-repeated="2"/>
          <table:table-cell office:value-type="float" office:value="82349">
            <text:p>82349</text:p>
          </table:table-cell>
          <table:table-cell table:number-columns-repeated="2"/>
          <table:table-cell office:value-type="float" office:value="84633">
            <text:p>84633</text:p>
          </table:table-cell>
          <table:table-cell table:number-columns-repeated="2"/>
          <table:table-cell office:value-type="float" office:value="94417">
            <text:p>94417</text:p>
          </table:table-cell>
          <table:table-cell table:number-columns-repeated="2"/>
          <table:table-cell office:value-type="string">
            <text:p>BACKGROUND</text:p>
          </table:table-cell>
        </table:table-row>
        <table:table-row table:style-name="ro1">
          <table:table-cell office:value-type="float" office:value="247753">
            <text:p>247753</text:p>
          </table:table-cell>
          <table:table-cell table:number-columns-repeated="2"/>
          <table:table-cell office:value-type="float" office:value="81769">
            <text:p>81769</text:p>
          </table:table-cell>
          <table:table-cell table:number-columns-repeated="2"/>
          <table:table-cell office:value-type="float" office:value="84382">
            <text:p>84382</text:p>
          </table:table-cell>
          <table:table-cell table:number-columns-repeated="2"/>
          <table:table-cell office:value-type="float" office:value="95651">
            <text:p>95651</text:p>
          </table:table-cell>
          <table:table-cell table:number-columns-repeated="3"/>
        </table:table-row>
        <table:table-row table:style-name="ro1">
          <table:table-cell office:value-type="float" office:value="240657">
            <text:p>240657</text:p>
          </table:table-cell>
          <table:table-cell table:number-columns-repeated="2"/>
          <table:table-cell office:value-type="float" office:value="81095">
            <text:p>81095</text:p>
          </table:table-cell>
          <table:table-cell table:number-columns-repeated="2"/>
          <table:table-cell office:value-type="float" office:value="84445">
            <text:p>84445</text:p>
          </table:table-cell>
          <table:table-cell table:number-columns-repeated="2"/>
          <table:table-cell office:value-type="float" office:value="96143">
            <text:p>96143</text:p>
          </table:table-cell>
          <table:table-cell table:number-columns-repeated="3"/>
        </table:table-row>
        <table:table-row table:style-name="ro1">
          <table:table-cell office:value-type="float" office:value="229769">
            <text:p>229769</text:p>
          </table:table-cell>
          <table:table-cell table:number-columns-repeated="2"/>
          <table:table-cell office:value-type="float" office:value="80874">
            <text:p>80874</text:p>
          </table:table-cell>
          <table:table-cell table:number-columns-repeated="2"/>
          <table:table-cell office:value-type="float" office:value="83082">
            <text:p>83082</text:p>
          </table:table-cell>
          <table:table-cell table:number-columns-repeated="2"/>
          <table:table-cell office:value-type="float" office:value="94272">
            <text:p>94272</text:p>
          </table:table-cell>
          <table:table-cell table:number-columns-repeated="3"/>
        </table:table-row>
        <table:table-row table:style-name="ro1">
          <table:table-cell office:value-type="float" office:value="215745">
            <text:p>215745</text:p>
          </table:table-cell>
          <table:table-cell table:number-columns-repeated="2"/>
          <table:table-cell office:value-type="float" office:value="79437">
            <text:p>79437</text:p>
          </table:table-cell>
          <table:table-cell table:number-columns-repeated="2"/>
          <table:table-cell office:value-type="float" office:value="80538">
            <text:p>80538</text:p>
          </table:table-cell>
          <table:table-cell table:number-columns-repeated="2"/>
          <table:table-cell office:value-type="float" office:value="91498">
            <text:p>91498</text:p>
          </table:table-cell>
          <table:table-cell table:number-columns-repeated="3"/>
        </table:table-row>
        <table:table-row table:style-name="ro1">
          <table:table-cell office:value-type="float" office:value="200727">
            <text:p>200727</text:p>
          </table:table-cell>
          <table:table-cell table:number-columns-repeated="2"/>
          <table:table-cell office:value-type="float" office:value="78203">
            <text:p>78203</text:p>
          </table:table-cell>
          <table:table-cell table:number-columns-repeated="2"/>
          <table:table-cell office:value-type="float" office:value="78000">
            <text:p>78000</text:p>
          </table:table-cell>
          <table:table-cell table:number-columns-repeated="2"/>
          <table:table-cell office:value-type="float" office:value="88567">
            <text:p>88567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1">
          <table:table-cell table:formula="of:=AVERAGE([.A17:.A26])" office:value-type="float" office:value="211676.3">
            <text:p>211676.3</text:p>
          </table:table-cell>
          <table:table-cell table:formula="of:=STDEV([.A17:.A26])" office:value-type="float" office:value="41650.2314067201">
            <text:p>41650.2314067201</text:p>
          </table:table-cell>
          <table:table-cell/>
          <table:table-cell table:formula="of:=AVERAGE([.D17:.D26])" office:value-type="float" office:value="80307.4">
            <text:p>80307.4</text:p>
          </table:table-cell>
          <table:table-cell table:formula="of:=STDEV([.D17:.D26])" office:value-type="float" office:value="1349.19524985164">
            <text:p>1349.1952498516</text:p>
          </table:table-cell>
          <table:table-cell/>
          <table:table-cell table:formula="of:=AVERAGE([.G17:.G26])" office:value-type="float" office:value="82638.8">
            <text:p>82638.8</text:p>
          </table:table-cell>
          <table:table-cell table:formula="of:=STDEV([.G17:.G26])" office:value-type="float" office:value="2350.84319624541">
            <text:p>2350.8431962454</text:p>
          </table:table-cell>
          <table:table-cell/>
          <table:table-cell table:formula="of:=AVERAGE([.J17:.J26])" office:value-type="float" office:value="92320.6">
            <text:p>92320.6</text:p>
          </table:table-cell>
          <table:table-cell table:formula="of:=STDEV([.J17:.J26])" office:value-type="float" office:value="3574.38296773023">
            <text:p>3574.3829677302</text:p>
          </table:table-cell>
          <table:table-cell table:number-columns-repeated="2"/>
        </table:table-row>
        <table:table-row table:style-name="ro2">
          <table:table-cell table:number-columns-repeated="13"/>
        </table:table-row>
        <table:table-row table:style-name="ro1">
          <table:table-cell office:value-type="float" office:value="181883.589312797">
            <text:p>181883.589312797</text:p>
          </table:table-cell>
          <table:table-cell office:value-type="float" office:value="241469.010687203">
            <text:p>241469.010687203</text:p>
          </table:table-cell>
          <table:table-cell/>
          <table:table-cell office:value-type="float" office:value="79342.310914495">
            <text:p>79342.310914495</text:p>
          </table:table-cell>
          <table:table-cell office:value-type="float" office:value="81272.489085505">
            <text:p>81272.489085505</text:p>
          </table:table-cell>
          <table:table-cell/>
          <table:table-cell office:value-type="float" office:value="80957.224919833">
            <text:p>80957.224919833</text:p>
          </table:table-cell>
          <table:table-cell office:value-type="float" office:value="84320.375080167">
            <text:p>84320.375080167</text:p>
          </table:table-cell>
          <table:table-cell/>
          <table:table-cell office:value-type="float" office:value="89763.818103569">
            <text:p>89763.818103569</text:p>
          </table:table-cell>
          <table:table-cell office:value-type="float" office:value="94877.381896431">
            <text:p>94877.381896431</text:p>
          </table:table-cell>
          <table:table-cell table:number-columns-repeated="2"/>
        </table:table-row>
      </table:table>
      <table:table table:name="degradation" table:style-name="ta1">
        <table:table-column table:style-name="co1" table:number-columns-repeated="13" table:default-cell-style-name="Default"/>
        <table:table-row table:style-name="ro1">
          <table:table-cell office:value-type="float" office:value="29033">
            <text:p>29033</text:p>
          </table:table-cell>
          <table:table-cell table:number-columns-repeated="2"/>
          <table:table-cell office:value-type="float" office:value="27523">
            <text:p>27523</text:p>
          </table:table-cell>
          <table:table-cell table:number-columns-repeated="2"/>
          <table:table-cell office:value-type="float" office:value="26312">
            <text:p>26312</text:p>
          </table:table-cell>
          <table:table-cell table:number-columns-repeated="2"/>
          <table:table-cell office:value-type="float" office:value="31943">
            <text:p>31943</text:p>
          </table:table-cell>
          <table:table-cell table:number-columns-repeated="3"/>
        </table:table-row>
        <table:table-row table:style-name="ro1">
          <table:table-cell office:value-type="float" office:value="27800">
            <text:p>27800</text:p>
          </table:table-cell>
          <table:table-cell table:number-columns-repeated="2"/>
          <table:table-cell office:value-type="float" office:value="26700">
            <text:p>26700</text:p>
          </table:table-cell>
          <table:table-cell table:number-columns-repeated="2"/>
          <table:table-cell office:value-type="float" office:value="27411">
            <text:p>27411</text:p>
          </table:table-cell>
          <table:table-cell table:number-columns-repeated="2"/>
          <table:table-cell office:value-type="float" office:value="32737">
            <text:p>32737</text:p>
          </table:table-cell>
          <table:table-cell table:number-columns-repeated="3"/>
        </table:table-row>
        <table:table-row table:style-name="ro1">
          <table:table-cell office:value-type="float" office:value="26814">
            <text:p>26814</text:p>
          </table:table-cell>
          <table:table-cell table:number-columns-repeated="2"/>
          <table:table-cell office:value-type="float" office:value="27548">
            <text:p>27548</text:p>
          </table:table-cell>
          <table:table-cell table:number-columns-repeated="2"/>
          <table:table-cell office:value-type="float" office:value="31603">
            <text:p>31603</text:p>
          </table:table-cell>
          <table:table-cell table:number-columns-repeated="2"/>
          <table:table-cell office:value-type="float" office:value="36712">
            <text:p>36712</text:p>
          </table:table-cell>
          <table:table-cell table:number-columns-repeated="2"/>
          <table:table-cell office:value-type="string">
            <text:p>RESPOSTA SERVIDOR</text:p>
          </table:table-cell>
        </table:table-row>
        <table:table-row table:style-name="ro1">
          <table:table-cell office:value-type="float" office:value="26458">
            <text:p>26458</text:p>
          </table:table-cell>
          <table:table-cell table:number-columns-repeated="2"/>
          <table:table-cell office:value-type="float" office:value="30603">
            <text:p>30603</text:p>
          </table:table-cell>
          <table:table-cell table:number-columns-repeated="2"/>
          <table:table-cell office:value-type="float" office:value="39308">
            <text:p>39308</text:p>
          </table:table-cell>
          <table:table-cell table:number-columns-repeated="2"/>
          <table:table-cell office:value-type="float" office:value="41471">
            <text:p>41471</text:p>
          </table:table-cell>
          <table:table-cell table:number-columns-repeated="3"/>
        </table:table-row>
        <table:table-row table:style-name="ro1">
          <table:table-cell office:value-type="float" office:value="27649">
            <text:p>27649</text:p>
          </table:table-cell>
          <table:table-cell table:number-columns-repeated="2"/>
          <table:table-cell office:value-type="float" office:value="32604">
            <text:p>32604</text:p>
          </table:table-cell>
          <table:table-cell table:number-columns-repeated="2"/>
          <table:table-cell office:value-type="float" office:value="44457">
            <text:p>44457</text:p>
          </table:table-cell>
          <table:table-cell table:number-columns-repeated="2"/>
          <table:table-cell office:value-type="float" office:value="42699">
            <text:p>42699</text:p>
          </table:table-cell>
          <table:table-cell table:number-columns-repeated="3"/>
        </table:table-row>
        <table:table-row table:style-name="ro1">
          <table:table-cell office:value-type="float" office:value="26378">
            <text:p>26378</text:p>
          </table:table-cell>
          <table:table-cell table:number-columns-repeated="2"/>
          <table:table-cell office:value-type="float" office:value="32876">
            <text:p>32876</text:p>
          </table:table-cell>
          <table:table-cell table:number-columns-repeated="2"/>
          <table:table-cell office:value-type="float" office:value="48375">
            <text:p>48375</text:p>
          </table:table-cell>
          <table:table-cell table:number-columns-repeated="2"/>
          <table:table-cell office:value-type="float" office:value="46264">
            <text:p>46264</text:p>
          </table:table-cell>
          <table:table-cell table:number-columns-repeated="3"/>
        </table:table-row>
        <table:table-row table:style-name="ro1">
          <table:table-cell office:value-type="float" office:value="26239">
            <text:p>26239</text:p>
          </table:table-cell>
          <table:table-cell table:number-columns-repeated="2"/>
          <table:table-cell office:value-type="float" office:value="31409">
            <text:p>31409</text:p>
          </table:table-cell>
          <table:table-cell table:number-columns-repeated="2"/>
          <table:table-cell office:value-type="float" office:value="49121">
            <text:p>49121</text:p>
          </table:table-cell>
          <table:table-cell table:number-columns-repeated="2"/>
          <table:table-cell office:value-type="float" office:value="47958">
            <text:p>47958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formula="of:=AVERAGE([.A1:.A7])" office:value-type="float" office:value="27195.8571428571">
            <text:p>27195.8571428571</text:p>
          </table:table-cell>
          <table:table-cell table:formula="of:=STDEV([.A1:.A7])" office:value-type="float" office:value="1018.17932745521">
            <text:p>1018.1793274552</text:p>
          </table:table-cell>
          <table:table-cell/>
          <table:table-cell table:formula="of:=AVERAGE([.D1:.D7])" office:value-type="float" office:value="29894.7142857143">
            <text:p>29894.7142857143</text:p>
          </table:table-cell>
          <table:table-cell table:formula="of:=STDEV([.D1:.D7])" office:value-type="float" office:value="2593.62421553867">
            <text:p>2593.6242155387</text:p>
          </table:table-cell>
          <table:table-cell/>
          <table:table-cell table:formula="of:=AVERAGE([.G1:.G7])" office:value-type="float" office:value="38083.8571428571">
            <text:p>38083.8571428571</text:p>
          </table:table-cell>
          <table:table-cell table:formula="of:=STDEV([.G1:.G7])" office:value-type="float" office:value="9698.19251937479">
            <text:p>9698.1925193748</text:p>
          </table:table-cell>
          <table:table-cell/>
          <table:table-cell table:formula="of:=AVERAGE([.J1:.J7])" office:value-type="float" office:value="39969.1428571429">
            <text:p>39969.1428571429</text:p>
          </table:table-cell>
          <table:table-cell table:formula="of:=STDEV([.J1:.J7])" office:value-type="float" office:value="6330.96357670172">
            <text:p>6330.9635767017</text:p>
          </table:table-cell>
          <table:table-cell table:number-columns-repeated="2"/>
        </table:table-row>
        <table:table-row table:style-name="ro1">
          <table:table-cell office:value-type="float" office:value="26254.164398016">
            <text:p>26254.164398016</text:p>
          </table:table-cell>
          <table:table-cell office:value-type="float" office:value="28137.549887698">
            <text:p>28137.549887698</text:p>
          </table:table-cell>
          <table:table-cell/>
          <table:table-cell office:value-type="float" office:value="27495.925545109">
            <text:p>27495.925545109</text:p>
          </table:table-cell>
          <table:table-cell office:value-type="float" office:value="32293.50302632">
            <text:p>32293.50302632</text:p>
          </table:table-cell>
          <table:table-cell/>
          <table:table-cell office:value-type="float" office:value="29114.201908949">
            <text:p>29114.201908949</text:p>
          </table:table-cell>
          <table:table-cell office:value-type="float" office:value="47053.512376765">
            <text:p>47053.512376765</text:p>
          </table:table-cell>
          <table:table-cell/>
          <table:table-cell office:value-type="float" office:value="34113.767180902">
            <text:p>34113.767180902</text:p>
          </table:table-cell>
          <table:table-cell office:value-type="float" office:value="45824.518533383">
            <text:p>45824.518533383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38492">
            <text:p>38492</text:p>
          </table:table-cell>
          <table:table-cell table:number-columns-repeated="2"/>
          <table:table-cell office:value-type="float" office:value="40349">
            <text:p>40349</text:p>
          </table:table-cell>
          <table:table-cell table:number-columns-repeated="2"/>
          <table:table-cell office:value-type="float" office:value="63403">
            <text:p>63403</text:p>
          </table:table-cell>
          <table:table-cell table:number-columns-repeated="2"/>
          <table:table-cell office:value-type="float" office:value="67137">
            <text:p>67137</text:p>
          </table:table-cell>
          <table:table-cell table:number-columns-repeated="3"/>
        </table:table-row>
        <table:table-row table:style-name="ro1">
          <table:table-cell office:value-type="float" office:value="38010">
            <text:p>38010</text:p>
          </table:table-cell>
          <table:table-cell table:number-columns-repeated="2"/>
          <table:table-cell office:value-type="float" office:value="44022">
            <text:p>44022</text:p>
          </table:table-cell>
          <table:table-cell table:number-columns-repeated="2"/>
          <table:table-cell office:value-type="float" office:value="64638">
            <text:p>64638</text:p>
          </table:table-cell>
          <table:table-cell table:number-columns-repeated="2"/>
          <table:table-cell office:value-type="float" office:value="65293">
            <text:p>65293</text:p>
          </table:table-cell>
          <table:table-cell table:number-columns-repeated="3"/>
        </table:table-row>
        <table:table-row table:style-name="ro1">
          <table:table-cell office:value-type="float" office:value="37725">
            <text:p>37725</text:p>
          </table:table-cell>
          <table:table-cell table:number-columns-repeated="2"/>
          <table:table-cell office:value-type="float" office:value="46208">
            <text:p>46208</text:p>
          </table:table-cell>
          <table:table-cell table:number-columns-repeated="2"/>
          <table:table-cell office:value-type="float" office:value="62812">
            <text:p>62812</text:p>
          </table:table-cell>
          <table:table-cell table:number-columns-repeated="2"/>
          <table:table-cell office:value-type="float" office:value="62774">
            <text:p>62774</text:p>
          </table:table-cell>
          <table:table-cell table:number-columns-repeated="2"/>
          <table:table-cell office:value-type="string">
            <text:p>BACKGROUND</text:p>
          </table:table-cell>
        </table:table-row>
        <table:table-row table:style-name="ro1">
          <table:table-cell office:value-type="float" office:value="38437">
            <text:p>38437</text:p>
          </table:table-cell>
          <table:table-cell table:number-columns-repeated="2"/>
          <table:table-cell office:value-type="float" office:value="43989">
            <text:p>43989</text:p>
          </table:table-cell>
          <table:table-cell table:number-columns-repeated="2"/>
          <table:table-cell office:value-type="float" office:value="55533">
            <text:p>55533</text:p>
          </table:table-cell>
          <table:table-cell table:number-columns-repeated="2"/>
          <table:table-cell office:value-type="float" office:value="58516">
            <text:p>58516</text:p>
          </table:table-cell>
          <table:table-cell table:number-columns-repeated="3"/>
        </table:table-row>
        <table:table-row table:style-name="ro1">
          <table:table-cell office:value-type="float" office:value="36904">
            <text:p>36904</text:p>
          </table:table-cell>
          <table:table-cell table:number-columns-repeated="2"/>
          <table:table-cell office:value-type="float" office:value="41682">
            <text:p>41682</text:p>
          </table:table-cell>
          <table:table-cell table:number-columns-repeated="2"/>
          <table:table-cell office:value-type="float" office:value="48926">
            <text:p>48926</text:p>
          </table:table-cell>
          <table:table-cell table:number-columns-repeated="2"/>
          <table:table-cell office:value-type="float" office:value="56516">
            <text:p>56516</text:p>
          </table:table-cell>
          <table:table-cell table:number-columns-repeated="3"/>
        </table:table-row>
        <table:table-row table:style-name="ro1">
          <table:table-cell office:value-type="float" office:value="37506">
            <text:p>37506</text:p>
          </table:table-cell>
          <table:table-cell table:number-columns-repeated="2"/>
          <table:table-cell office:value-type="float" office:value="38750">
            <text:p>38750</text:p>
          </table:table-cell>
          <table:table-cell table:number-columns-repeated="2"/>
          <table:table-cell office:value-type="float" office:value="44327">
            <text:p>44327</text:p>
          </table:table-cell>
          <table:table-cell table:number-columns-repeated="2"/>
          <table:table-cell office:value-type="float" office:value="53586">
            <text:p>53586</text:p>
          </table:table-cell>
          <table:table-cell table:number-columns-repeated="3"/>
        </table:table-row>
        <table:table-row table:style-name="ro1">
          <table:table-cell office:value-type="float" office:value="38501">
            <text:p>38501</text:p>
          </table:table-cell>
          <table:table-cell table:number-columns-repeated="2"/>
          <table:table-cell office:value-type="float" office:value="37587">
            <text:p>37587</text:p>
          </table:table-cell>
          <table:table-cell table:number-columns-repeated="2"/>
          <table:table-cell office:value-type="float" office:value="41100">
            <text:p>41100</text:p>
          </table:table-cell>
          <table:table-cell table:number-columns-repeated="2"/>
          <table:table-cell office:value-type="float" office:value="50834">
            <text:p>50834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1">
          <table:table-cell table:formula="of:=AVERAGE([.A13:.A19])" office:value-type="float" office:value="37939.2857142857">
            <text:p>37939.2857142857</text:p>
          </table:table-cell>
          <table:table-cell table:formula="of:=STDEV([.A13:.A19])" office:value-type="float" office:value="602.661794122739">
            <text:p>602.6617941227</text:p>
          </table:table-cell>
          <table:table-cell/>
          <table:table-cell table:formula="of:=AVERAGE([.D13:.D19])" office:value-type="float" office:value="41798.1428571429">
            <text:p>41798.1428571429</text:p>
          </table:table-cell>
          <table:table-cell table:formula="of:=STDEV([.D13:.D19])" office:value-type="float" office:value="3117.97580857471">
            <text:p>3117.9758085747</text:p>
          </table:table-cell>
          <table:table-cell/>
          <table:table-cell table:formula="of:=AVERAGE([.G13:.G19])" office:value-type="float" office:value="54391.2857142857">
            <text:p>54391.2857142857</text:p>
          </table:table-cell>
          <table:table-cell table:formula="of:=STDEV([.G13:.G19])" office:value-type="float" office:value="9714.55574064482">
            <text:p>9714.5557406448</text:p>
          </table:table-cell>
          <table:table-cell/>
          <table:table-cell table:formula="of:=AVERAGE([.J13:.J19])" office:value-type="float" office:value="59236.5714285714">
            <text:p>59236.5714285714</text:p>
          </table:table-cell>
          <table:table-cell table:formula="of:=STDEV([.J13:.J19])" office:value-type="float" office:value="6083.63098423803">
            <text:p>6083.630984238</text:p>
          </table:table-cell>
          <table:table-cell table:number-columns-repeated="2"/>
        </table:table-row>
        <table:table-row table:style-name="ro1">
          <table:table-cell office:value-type="float" office:value="37381.896437353">
            <text:p>37381.896437353</text:p>
          </table:table-cell>
          <table:table-cell office:value-type="float" office:value="38496.674991218">
            <text:p>38496.674991218</text:p>
          </table:table-cell>
          <table:table-cell/>
          <table:table-cell office:value-type="float" office:value="38914.392305201">
            <text:p>38914.392305201</text:p>
          </table:table-cell>
          <table:table-cell office:value-type="float" office:value="44681.893409084">
            <text:p>44681.893409084</text:p>
          </table:table-cell>
          <table:table-cell/>
          <table:table-cell office:value-type="float" office:value="45406.496479581">
            <text:p>45406.496479581</text:p>
          </table:table-cell>
          <table:table-cell office:value-type="float" office:value="63376.07494899">
            <text:p>63376.07494899</text:p>
          </table:table-cell>
          <table:table-cell/>
          <table:table-cell office:value-type="float" office:value="53609.948489305">
            <text:p>53609.948489305</text:p>
          </table:table-cell>
          <table:table-cell office:value-type="float" office:value="64863.194367838">
            <text:p>64863.194367838</text:p>
          </table:table-cell>
          <table:table-cell table:number-columns-repeated="2"/>
        </table:table-row>
        <table:table-row table:style-name="ro2" table:number-rows-repeated="2">
          <table:table-cell table:number-columns-repeated="13"/>
        </table:table-row>
        <table:table-row table:style-name="ro1">
          <table:table-cell table:formula="of:=SUM([.A1];[.A13])" office:value-type="float" office:value="67525">
            <text:p>67525</text:p>
          </table:table-cell>
          <table:table-cell table:number-columns-repeated="2"/>
          <table:table-cell table:formula="of:=SUM([.D1];[.D13])" office:value-type="float" office:value="67872">
            <text:p>67872</text:p>
          </table:table-cell>
          <table:table-cell table:number-columns-repeated="2"/>
          <table:table-cell table:formula="of:=SUM([.G1];[.G13])" office:value-type="float" office:value="89715">
            <text:p>89715</text:p>
          </table:table-cell>
          <table:table-cell table:number-columns-repeated="2"/>
          <table:table-cell table:formula="of:=SUM([.J1];[.J13])" office:value-type="float" office:value="99080">
            <text:p>99080</text:p>
          </table:table-cell>
          <table:table-cell table:number-columns-repeated="3"/>
        </table:table-row>
        <table:table-row table:style-name="ro1">
          <table:table-cell table:formula="of:=SUM([.A2];[.A14])" office:value-type="float" office:value="65810">
            <text:p>65810</text:p>
          </table:table-cell>
          <table:table-cell table:number-columns-repeated="2"/>
          <table:table-cell table:formula="of:=SUM([.D2];[.D14])" office:value-type="float" office:value="70722">
            <text:p>70722</text:p>
          </table:table-cell>
          <table:table-cell table:number-columns-repeated="2"/>
          <table:table-cell table:formula="of:=SUM([.G2];[.G14])" office:value-type="float" office:value="92049">
            <text:p>92049</text:p>
          </table:table-cell>
          <table:table-cell table:number-columns-repeated="2"/>
          <table:table-cell table:formula="of:=SUM([.J2];[.J14])" office:value-type="float" office:value="98030">
            <text:p>98030</text:p>
          </table:table-cell>
          <table:table-cell table:number-columns-repeated="3"/>
        </table:table-row>
        <table:table-row table:style-name="ro1">
          <table:table-cell table:formula="of:=SUM([.A3];[.A15])" office:value-type="float" office:value="64539">
            <text:p>64539</text:p>
          </table:table-cell>
          <table:table-cell table:number-columns-repeated="2"/>
          <table:table-cell table:formula="of:=SUM([.D3];[.D15])" office:value-type="float" office:value="73756">
            <text:p>73756</text:p>
          </table:table-cell>
          <table:table-cell table:number-columns-repeated="2"/>
          <table:table-cell table:formula="of:=SUM([.G3];[.G15])" office:value-type="float" office:value="94415">
            <text:p>94415</text:p>
          </table:table-cell>
          <table:table-cell table:number-columns-repeated="2"/>
          <table:table-cell table:formula="of:=SUM([.J3];[.J15])" office:value-type="float" office:value="99486">
            <text:p>99486</text:p>
          </table:table-cell>
          <table:table-cell table:number-columns-repeated="3"/>
        </table:table-row>
        <table:table-row table:style-name="ro1">
          <table:table-cell table:formula="of:=SUM([.A4];[.A16])" office:value-type="float" office:value="64895">
            <text:p>64895</text:p>
          </table:table-cell>
          <table:table-cell table:number-columns-repeated="2"/>
          <table:table-cell table:formula="of:=SUM([.D4];[.D16])" office:value-type="float" office:value="74592">
            <text:p>74592</text:p>
          </table:table-cell>
          <table:table-cell table:number-columns-repeated="2"/>
          <table:table-cell table:formula="of:=SUM([.G4];[.G16])" office:value-type="float" office:value="94841">
            <text:p>94841</text:p>
          </table:table-cell>
          <table:table-cell table:number-columns-repeated="2"/>
          <table:table-cell table:formula="of:=SUM([.J4];[.J16])" office:value-type="float" office:value="99987">
            <text:p>99987</text:p>
          </table:table-cell>
          <table:table-cell table:number-columns-repeated="2"/>
          <table:table-cell office:value-type="string">
            <text:p>TOTAL</text:p>
          </table:table-cell>
        </table:table-row>
        <table:table-row table:style-name="ro1">
          <table:table-cell table:formula="of:=SUM([.A5];[.A17])" office:value-type="float" office:value="64553">
            <text:p>64553</text:p>
          </table:table-cell>
          <table:table-cell table:number-columns-repeated="2"/>
          <table:table-cell table:formula="of:=SUM([.D5];[.D17])" office:value-type="float" office:value="74286">
            <text:p>74286</text:p>
          </table:table-cell>
          <table:table-cell table:number-columns-repeated="2"/>
          <table:table-cell table:formula="of:=SUM([.G5];[.G17])" office:value-type="float" office:value="93383">
            <text:p>93383</text:p>
          </table:table-cell>
          <table:table-cell table:number-columns-repeated="2"/>
          <table:table-cell table:formula="of:=SUM([.J5];[.J17])" office:value-type="float" office:value="99215">
            <text:p>99215</text:p>
          </table:table-cell>
          <table:table-cell table:number-columns-repeated="3"/>
        </table:table-row>
        <table:table-row table:style-name="ro1">
          <table:table-cell table:formula="of:=SUM([.A6];[.A18])" office:value-type="float" office:value="63884">
            <text:p>63884</text:p>
          </table:table-cell>
          <table:table-cell table:number-columns-repeated="2"/>
          <table:table-cell table:formula="of:=SUM([.D6];[.D18])" office:value-type="float" office:value="71626">
            <text:p>71626</text:p>
          </table:table-cell>
          <table:table-cell table:number-columns-repeated="2"/>
          <table:table-cell table:formula="of:=SUM([.G6];[.G18])" office:value-type="float" office:value="92702">
            <text:p>92702</text:p>
          </table:table-cell>
          <table:table-cell table:number-columns-repeated="2"/>
          <table:table-cell table:formula="of:=SUM([.J6];[.J18])" office:value-type="float" office:value="99850">
            <text:p>99850</text:p>
          </table:table-cell>
          <table:table-cell table:number-columns-repeated="3"/>
        </table:table-row>
        <table:table-row table:style-name="ro1">
          <table:table-cell table:formula="of:=SUM([.A7];[.A19])" office:value-type="float" office:value="64740">
            <text:p>64740</text:p>
          </table:table-cell>
          <table:table-cell table:number-columns-repeated="2"/>
          <table:table-cell table:formula="of:=SUM([.D7];[.D19])" office:value-type="float" office:value="68996">
            <text:p>68996</text:p>
          </table:table-cell>
          <table:table-cell table:number-columns-repeated="2"/>
          <table:table-cell table:formula="of:=SUM([.G7];[.G19])" office:value-type="float" office:value="90221">
            <text:p>90221</text:p>
          </table:table-cell>
          <table:table-cell table:number-columns-repeated="2"/>
          <table:table-cell table:formula="of:=SUM([.J7];[.J19])" office:value-type="float" office:value="98792">
            <text:p>98792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1">
          <table:table-cell table:formula="of:=AVERAGE([.A25:.A31])" office:value-type="float" office:value="65135.1428571429">
            <text:p>65135.1428571429</text:p>
          </table:table-cell>
          <table:table-cell table:number-columns-repeated="2"/>
          <table:table-cell table:formula="of:=AVERAGE([.D25:.D31])" office:value-type="float" office:value="71692.8571428571">
            <text:p>71692.8571428571</text:p>
          </table:table-cell>
          <table:table-cell table:number-columns-repeated="2"/>
          <table:table-cell table:formula="of:=AVERAGE([.G25:.G31])" office:value-type="float" office:value="92475.1428571429">
            <text:p>92475.1428571429</text:p>
          </table:table-cell>
          <table:table-cell table:number-columns-repeated="2"/>
          <table:table-cell table:formula="of:=AVERAGE([.J25:.J31])" office:value-type="float" office:value="99205.7142857143">
            <text:p>99205.7142857143</text:p>
          </table:table-cell>
          <table:table-cell table:number-columns-repeated="3"/>
        </table:table-row>
      </table:table>
      <table:table table:name="degradation1" table:style-name="ta1">
        <table:table-column table:style-name="co1" table:number-columns-repeated="13" table:default-cell-style-name="Default"/>
        <table:table-row table:style-name="ro1">
          <table:table-cell office:value-type="float" office:value="45">
            <text:p>45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2"/>
          <table:table-cell office:value-type="float" office:value="46">
            <text:p>46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/>
          <table:table-cell office:value-type="string">
            <text:p>RESPOSTA SERVIDOR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/>
          <table:table-cell office:value-type="float" office:value="47">
            <text:p>47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formula="of:=AVERAGE([.A1:.A7])" office:value-type="float" office:value="35.4285714285714">
            <text:p>35.4285714286</text:p>
          </table:table-cell>
          <table:table-cell table:formula="of:=STDEV([.A1:.A7])" office:value-type="float" office:value="8.56070758090208">
            <text:p>8.5607075809</text:p>
          </table:table-cell>
          <table:table-cell/>
          <table:table-cell table:formula="of:=AVERAGE([.D1:.D7])" office:value-type="float" office:value="32.7142857142857">
            <text:p>32.7142857143</text:p>
          </table:table-cell>
          <table:table-cell table:formula="of:=STDEV([.D1:.D7])" office:value-type="float" office:value="9.19627253681776">
            <text:p>9.1962725368</text:p>
          </table:table-cell>
          <table:table-cell/>
          <table:table-cell table:formula="of:=AVERAGE([.G1:.G7])" office:value-type="float" office:value="28.5714285714286">
            <text:p>28.5714285714</text:p>
          </table:table-cell>
          <table:table-cell table:formula="of:=STDEV([.G1:.G7])" office:value-type="float" office:value="9.55435577554627">
            <text:p>9.5543557755</text:p>
          </table:table-cell>
          <table:table-cell/>
          <table:table-cell table:formula="of:=AVERAGE([.J1:.J7])" office:value-type="float" office:value="40.1428571428571">
            <text:p>40.1428571429</text:p>
          </table:table-cell>
          <table:table-cell table:formula="of:=STDEV([.J1:.J7])" office:value-type="float" office:value="26.4413096714754">
            <text:p>26.4413096715</text:p>
          </table:table-cell>
          <table:table-cell table:number-columns-repeated="2"/>
        </table:table-row>
        <table:table-row table:style-name="ro1">
          <table:table-cell office:value-type="float" office:value="27.510952202">
            <text:p>27.510952202</text:p>
          </table:table-cell>
          <table:table-cell office:value-type="float" office:value="43.346190656">
            <text:p>43.346190656</text:p>
          </table:table-cell>
          <table:table-cell/>
          <table:table-cell office:value-type="float" office:value="24.208845765">
            <text:p>24.208845765</text:p>
          </table:table-cell>
          <table:table-cell office:value-type="float" office:value="41.219725664">
            <text:p>41.219725664</text:p>
          </table:table-cell>
          <table:table-cell/>
          <table:table-cell office:value-type="float" office:value="19.734804931">
            <text:p>19.734804931</text:p>
          </table:table-cell>
          <table:table-cell office:value-type="float" office:value="37.408052212">
            <text:p>37.408052212</text:p>
          </table:table-cell>
          <table:table-cell/>
          <table:table-cell office:value-type="float" office:value="15.687843365">
            <text:p>15.687843365</text:p>
          </table:table-cell>
          <table:table-cell office:value-type="float" office:value="64.597870921">
            <text:p>64.597870921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84236">
            <text:p>84236</text:p>
          </table:table-cell>
          <table:table-cell table:number-columns-repeated="2"/>
          <table:table-cell office:value-type="float" office:value="88513">
            <text:p>88513</text:p>
          </table:table-cell>
          <table:table-cell table:number-columns-repeated="2"/>
          <table:table-cell office:value-type="float" office:value="110765">
            <text:p>110765</text:p>
          </table:table-cell>
          <table:table-cell table:number-columns-repeated="2"/>
          <table:table-cell office:value-type="float" office:value="120701">
            <text:p>120701</text:p>
          </table:table-cell>
          <table:table-cell table:number-columns-repeated="3"/>
        </table:table-row>
        <table:table-row table:style-name="ro1">
          <table:table-cell office:value-type="float" office:value="82071">
            <text:p>82071</text:p>
          </table:table-cell>
          <table:table-cell table:number-columns-repeated="2"/>
          <table:table-cell office:value-type="float" office:value="93352">
            <text:p>93352</text:p>
          </table:table-cell>
          <table:table-cell table:number-columns-repeated="2"/>
          <table:table-cell office:value-type="float" office:value="111451">
            <text:p>111451</text:p>
          </table:table-cell>
          <table:table-cell table:number-columns-repeated="2"/>
          <table:table-cell office:value-type="float" office:value="122306">
            <text:p>122306</text:p>
          </table:table-cell>
          <table:table-cell table:number-columns-repeated="3"/>
        </table:table-row>
        <table:table-row table:style-name="ro1">
          <table:table-cell office:value-type="float" office:value="80989">
            <text:p>80989</text:p>
          </table:table-cell>
          <table:table-cell table:number-columns-repeated="2"/>
          <table:table-cell office:value-type="float" office:value="95714">
            <text:p>95714</text:p>
          </table:table-cell>
          <table:table-cell table:number-columns-repeated="2"/>
          <table:table-cell office:value-type="float" office:value="113207">
            <text:p>113207</text:p>
          </table:table-cell>
          <table:table-cell table:number-columns-repeated="2"/>
          <table:table-cell office:value-type="float" office:value="122922">
            <text:p>122922</text:p>
          </table:table-cell>
          <table:table-cell table:number-columns-repeated="3"/>
        </table:table-row>
        <table:table-row table:style-name="ro1">
          <table:table-cell office:value-type="float" office:value="81278">
            <text:p>81278</text:p>
          </table:table-cell>
          <table:table-cell table:number-columns-repeated="2"/>
          <table:table-cell office:value-type="float" office:value="95872">
            <text:p>95872</text:p>
          </table:table-cell>
          <table:table-cell table:number-columns-repeated="2"/>
          <table:table-cell office:value-type="float" office:value="114586">
            <text:p>114586</text:p>
          </table:table-cell>
          <table:table-cell table:number-columns-repeated="2"/>
          <table:table-cell office:value-type="float" office:value="122213">
            <text:p>122213</text:p>
          </table:table-cell>
          <table:table-cell table:number-columns-repeated="2"/>
          <table:table-cell office:value-type="string">
            <text:p>BACKGROUND</text:p>
          </table:table-cell>
        </table:table-row>
        <table:table-row table:style-name="ro1">
          <table:table-cell office:value-type="float" office:value="82205">
            <text:p>82205</text:p>
          </table:table-cell>
          <table:table-cell table:number-columns-repeated="2"/>
          <table:table-cell office:value-type="float" office:value="95735">
            <text:p>95735</text:p>
          </table:table-cell>
          <table:table-cell table:number-columns-repeated="2"/>
          <table:table-cell office:value-type="float" office:value="113817">
            <text:p>113817</text:p>
          </table:table-cell>
          <table:table-cell table:number-columns-repeated="2"/>
          <table:table-cell office:value-type="float" office:value="122769">
            <text:p>122769</text:p>
          </table:table-cell>
          <table:table-cell table:number-columns-repeated="3"/>
        </table:table-row>
        <table:table-row table:style-name="ro1">
          <table:table-cell office:value-type="float" office:value="82297">
            <text:p>82297</text:p>
          </table:table-cell>
          <table:table-cell table:number-columns-repeated="2"/>
          <table:table-cell office:value-type="float" office:value="94756">
            <text:p>94756</text:p>
          </table:table-cell>
          <table:table-cell table:number-columns-repeated="2"/>
          <table:table-cell office:value-type="float" office:value="112101">
            <text:p>112101</text:p>
          </table:table-cell>
          <table:table-cell table:number-columns-repeated="2"/>
          <table:table-cell office:value-type="float" office:value="123579">
            <text:p>123579</text:p>
          </table:table-cell>
          <table:table-cell table:number-columns-repeated="3"/>
        </table:table-row>
        <table:table-row table:style-name="ro1">
          <table:table-cell office:value-type="float" office:value="82908">
            <text:p>82908</text:p>
          </table:table-cell>
          <table:table-cell table:number-columns-repeated="2"/>
          <table:table-cell office:value-type="float" office:value="89624">
            <text:p>89624</text:p>
          </table:table-cell>
          <table:table-cell table:number-columns-repeated="2"/>
          <table:table-cell office:value-type="float" office:value="110273">
            <text:p>110273</text:p>
          </table:table-cell>
          <table:table-cell table:number-columns-repeated="2"/>
          <table:table-cell office:value-type="float" office:value="121480">
            <text:p>121480</text:p>
          </table:table-cell>
          <table:table-cell table:number-columns-repeated="3"/>
        </table:table-row>
        <table:table-row table:style-name="ro2">
          <table:table-cell table:number-columns-repeated="13"/>
        </table:table-row>
        <table:table-row table:style-name="ro1">
          <table:table-cell table:formula="of:=AVERAGE([.A13:.A19])" office:value-type="float" office:value="82283.4285714286">
            <text:p>82283.4285714286</text:p>
          </table:table-cell>
          <table:table-cell table:formula="of:=STDEV([.A13:.A19])" office:value-type="float" office:value="1075.52450106027">
            <text:p>1075.5245010603</text:p>
          </table:table-cell>
          <table:table-cell/>
          <table:table-cell table:formula="of:=AVERAGE([.D13:.D19])" office:value-type="float" office:value="93366.5714285714">
            <text:p>93366.5714285714</text:p>
          </table:table-cell>
          <table:table-cell table:formula="of:=STDEV([.D13:.D19])" office:value-type="float" office:value="3079.27934519009">
            <text:p>3079.2793451901</text:p>
          </table:table-cell>
          <table:table-cell/>
          <table:table-cell table:formula="of:=AVERAGE([.G13:.G19])" office:value-type="float" office:value="112314.285714286">
            <text:p>112314.285714286</text:p>
          </table:table-cell>
          <table:table-cell table:formula="of:=STDEV([.G13:.G19])" office:value-type="float" office:value="1611.08976723683">
            <text:p>1611.0897672368</text:p>
          </table:table-cell>
          <table:table-cell/>
          <table:table-cell table:formula="of:=AVERAGE([.J13:.J19])" office:value-type="float" office:value="122281.428571429">
            <text:p>122281.428571429</text:p>
          </table:table-cell>
          <table:table-cell table:formula="of:=STDEV([.J13:.J19])" office:value-type="float" office:value="955.429895761215">
            <text:p>955.4298957612</text:p>
          </table:table-cell>
          <table:table-cell table:number-columns-repeated="2"/>
        </table:table-row>
        <table:table-row table:style-name="ro1">
          <table:table-cell office:value-type="float" office:value="81288.698476016">
            <text:p>81288.698476016</text:p>
          </table:table-cell>
          <table:table-cell office:value-type="float" office:value="83278.158666842">
            <text:p>83278.158666842</text:p>
          </table:table-cell>
          <table:table-cell/>
          <table:table-cell office:value-type="float" office:value="90518.610425521">
            <text:p>90518.610425521</text:p>
          </table:table-cell>
          <table:table-cell office:value-type="float" office:value="96214.532431621">
            <text:p>96214.532431621</text:p>
          </table:table-cell>
          <table:table-cell/>
          <table:table-cell office:value-type="float" office:value="110824.222516002">
            <text:p>110824.222516002</text:p>
          </table:table-cell>
          <table:table-cell office:value-type="float" office:value="113804.34891257">
            <text:p>113804.34891257</text:p>
          </table:table-cell>
          <table:table-cell/>
          <table:table-cell office:value-type="float" office:value="121397.771462331">
            <text:p>121397.771462331</text:p>
          </table:table-cell>
          <table:table-cell office:value-type="float" office:value="123165.085680527">
            <text:p>123165.085680527</text:p>
          </table:table-cell>
          <table:table-cell table:number-columns-repeated="2"/>
        </table:table-row>
      </table:table>
      <table:table table:name="balancercomposed" table:style-name="ta1">
        <table:table-column table:style-name="co1" table:number-columns-repeated="16" table:default-cell-style-name="Default"/>
        <table:table-row table:style-name="ro1">
          <table:table-cell office:value-type="float" office:value="29237">
            <text:p>29237</text:p>
          </table:table-cell>
          <table:table-cell table:number-columns-repeated="2"/>
          <table:table-cell office:value-type="float" office:value="27648">
            <text:p>27648</text:p>
          </table:table-cell>
          <table:table-cell table:number-columns-repeated="2"/>
          <table:table-cell office:value-type="float" office:value="26022">
            <text:p>26022</text:p>
          </table:table-cell>
          <table:table-cell table:number-columns-repeated="2"/>
          <table:table-cell office:value-type="float" office:value="27478">
            <text:p>27478</text:p>
          </table:table-cell>
          <table:table-cell table:number-columns-repeated="2"/>
          <table:table-cell office:value-type="float" office:value="27386">
            <text:p>27386</text:p>
          </table:table-cell>
          <table:table-cell table:number-columns-repeated="3"/>
        </table:table-row>
        <table:table-row table:style-name="ro1">
          <table:table-cell office:value-type="float" office:value="27126">
            <text:p>27126</text:p>
          </table:table-cell>
          <table:table-cell table:number-columns-repeated="2"/>
          <table:table-cell office:value-type="float" office:value="29078">
            <text:p>29078</text:p>
          </table:table-cell>
          <table:table-cell table:number-columns-repeated="2"/>
          <table:table-cell office:value-type="float" office:value="26095">
            <text:p>26095</text:p>
          </table:table-cell>
          <table:table-cell table:number-columns-repeated="2"/>
          <table:table-cell office:value-type="float" office:value="27064">
            <text:p>27064</text:p>
          </table:table-cell>
          <table:table-cell table:number-columns-repeated="2"/>
          <table:table-cell office:value-type="float" office:value="27547">
            <text:p>27547</text:p>
          </table:table-cell>
          <table:table-cell table:number-columns-repeated="3"/>
        </table:table-row>
        <table:table-row table:style-name="ro1">
          <table:table-cell office:value-type="float" office:value="27070">
            <text:p>27070</text:p>
          </table:table-cell>
          <table:table-cell table:number-columns-repeated="2"/>
          <table:table-cell office:value-type="float" office:value="27374">
            <text:p>27374</text:p>
          </table:table-cell>
          <table:table-cell table:number-columns-repeated="2"/>
          <table:table-cell office:value-type="float" office:value="29012">
            <text:p>29012</text:p>
          </table:table-cell>
          <table:table-cell table:number-columns-repeated="2"/>
          <table:table-cell office:value-type="float" office:value="27290">
            <text:p>27290</text:p>
          </table:table-cell>
          <table:table-cell table:number-columns-repeated="2"/>
          <table:table-cell office:value-type="float" office:value="27861">
            <text:p>27861</text:p>
          </table:table-cell>
          <table:table-cell table:number-columns-repeated="3"/>
        </table:table-row>
        <table:table-row table:style-name="ro1">
          <table:table-cell office:value-type="float" office:value="27610">
            <text:p>27610</text:p>
          </table:table-cell>
          <table:table-cell table:number-columns-repeated="2"/>
          <table:table-cell office:value-type="float" office:value="27456">
            <text:p>27456</text:p>
          </table:table-cell>
          <table:table-cell table:number-columns-repeated="2"/>
          <table:table-cell office:value-type="float" office:value="27754">
            <text:p>27754</text:p>
          </table:table-cell>
          <table:table-cell table:number-columns-repeated="2"/>
          <table:table-cell office:value-type="float" office:value="28673">
            <text:p>28673</text:p>
          </table:table-cell>
          <table:table-cell table:number-columns-repeated="2"/>
          <table:table-cell office:value-type="float" office:value="27131">
            <text:p>27131</text:p>
          </table:table-cell>
          <table:table-cell table:number-columns-repeated="3"/>
        </table:table-row>
        <table:table-row table:style-name="ro1">
          <table:table-cell office:value-type="float" office:value="26582">
            <text:p>26582</text:p>
          </table:table-cell>
          <table:table-cell table:number-columns-repeated="2"/>
          <table:table-cell office:value-type="float" office:value="27062">
            <text:p>27062</text:p>
          </table:table-cell>
          <table:table-cell table:number-columns-repeated="2"/>
          <table:table-cell office:value-type="float" office:value="27453">
            <text:p>27453</text:p>
          </table:table-cell>
          <table:table-cell table:number-columns-repeated="2"/>
          <table:table-cell office:value-type="float" office:value="27403">
            <text:p>27403</text:p>
          </table:table-cell>
          <table:table-cell table:number-columns-repeated="2"/>
          <table:table-cell office:value-type="float" office:value="29095">
            <text:p>29095</text:p>
          </table:table-cell>
          <table:table-cell table:number-columns-repeated="3"/>
        </table:table-row>
        <table:table-row table:style-name="ro1">
          <table:table-cell office:value-type="float" office:value="27230">
            <text:p>27230</text:p>
          </table:table-cell>
          <table:table-cell table:number-columns-repeated="2"/>
          <table:table-cell office:value-type="float" office:value="27273">
            <text:p>27273</text:p>
          </table:table-cell>
          <table:table-cell table:number-columns-repeated="2"/>
          <table:table-cell office:value-type="float" office:value="27952">
            <text:p>27952</text:p>
          </table:table-cell>
          <table:table-cell table:number-columns-repeated="2"/>
          <table:table-cell office:value-type="float" office:value="28532">
            <text:p>28532</text:p>
          </table:table-cell>
          <table:table-cell table:number-columns-repeated="2"/>
          <table:table-cell office:value-type="float" office:value="28963">
            <text:p>28963</text:p>
          </table:table-cell>
          <table:table-cell table:number-columns-repeated="2"/>
          <table:table-cell office:value-type="string">
            <text:p>RESPOSTA SERVIDOR</text:p>
          </table:table-cell>
        </table:table-row>
        <table:table-row table:style-name="ro1">
          <table:table-cell office:value-type="float" office:value="27437">
            <text:p>27437</text:p>
          </table:table-cell>
          <table:table-cell table:number-columns-repeated="2"/>
          <table:table-cell office:value-type="float" office:value="27337">
            <text:p>27337</text:p>
          </table:table-cell>
          <table:table-cell table:number-columns-repeated="2"/>
          <table:table-cell office:value-type="float" office:value="32085">
            <text:p>32085</text:p>
          </table:table-cell>
          <table:table-cell table:number-columns-repeated="2"/>
          <table:table-cell office:value-type="float" office:value="29897">
            <text:p>29897</text:p>
          </table:table-cell>
          <table:table-cell table:number-columns-repeated="2"/>
          <table:table-cell office:value-type="float" office:value="28189">
            <text:p>28189</text:p>
          </table:table-cell>
          <table:table-cell table:number-columns-repeated="3"/>
        </table:table-row>
        <table:table-row table:style-name="ro1">
          <table:table-cell office:value-type="float" office:value="27572">
            <text:p>27572</text:p>
          </table:table-cell>
          <table:table-cell table:number-columns-repeated="2"/>
          <table:table-cell office:value-type="float" office:value="27760">
            <text:p>27760</text:p>
          </table:table-cell>
          <table:table-cell table:number-columns-repeated="2"/>
          <table:table-cell office:value-type="float" office:value="27870">
            <text:p>27870</text:p>
          </table:table-cell>
          <table:table-cell table:number-columns-repeated="2"/>
          <table:table-cell office:value-type="float" office:value="29386">
            <text:p>29386</text:p>
          </table:table-cell>
          <table:table-cell table:number-columns-repeated="2"/>
          <table:table-cell office:value-type="float" office:value="30508">
            <text:p>30508</text:p>
          </table:table-cell>
          <table:table-cell table:number-columns-repeated="3"/>
        </table:table-row>
        <table:table-row table:style-name="ro1">
          <table:table-cell office:value-type="float" office:value="26608">
            <text:p>26608</text:p>
          </table:table-cell>
          <table:table-cell table:number-columns-repeated="2"/>
          <table:table-cell office:value-type="float" office:value="27529">
            <text:p>27529</text:p>
          </table:table-cell>
          <table:table-cell table:number-columns-repeated="2"/>
          <table:table-cell office:value-type="float" office:value="28533">
            <text:p>28533</text:p>
          </table:table-cell>
          <table:table-cell table:number-columns-repeated="2"/>
          <table:table-cell office:value-type="float" office:value="29019">
            <text:p>29019</text:p>
          </table:table-cell>
          <table:table-cell table:number-columns-repeated="2"/>
          <table:table-cell office:value-type="float" office:value="30154">
            <text:p>30154</text:p>
          </table:table-cell>
          <table:table-cell table:number-columns-repeated="3"/>
        </table:table-row>
        <table:table-row table:style-name="ro1">
          <table:table-cell office:value-type="float" office:value="26883">
            <text:p>26883</text:p>
          </table:table-cell>
          <table:table-cell table:number-columns-repeated="2"/>
          <table:table-cell office:value-type="float" office:value="26940">
            <text:p>26940</text:p>
          </table:table-cell>
          <table:table-cell table:number-columns-repeated="2"/>
          <table:table-cell office:value-type="float" office:value="28665">
            <text:p>28665</text:p>
          </table:table-cell>
          <table:table-cell table:number-columns-repeated="2"/>
          <table:table-cell office:value-type="float" office:value="29616">
            <text:p>29616</text:p>
          </table:table-cell>
          <table:table-cell table:number-columns-repeated="2"/>
          <table:table-cell office:value-type="float" office:value="30891">
            <text:p>30891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formula="of:=AVERAGE([.A1:.A10])" office:value-type="float" office:value="27335.5">
            <text:p>27335.5</text:p>
          </table:table-cell>
          <table:table-cell table:formula="of:=STDEV([.A1:.A10])" office:value-type="float" office:value="758.988544782536">
            <text:p>758.9885447825</text:p>
          </table:table-cell>
          <table:table-cell/>
          <table:table-cell table:formula="of:=AVERAGE([.D1:.D10])" office:value-type="float" office:value="27545.7">
            <text:p>27545.7</text:p>
          </table:table-cell>
          <table:table-cell table:formula="of:=STDEV([.D1:.D10])" office:value-type="float" office:value="592.630491959366">
            <text:p>592.6304919594</text:p>
          </table:table-cell>
          <table:table-cell/>
          <table:table-cell table:formula="of:=AVERAGE([.G1:.G10])" office:value-type="float" office:value="28144.1">
            <text:p>28144.1</text:p>
          </table:table-cell>
          <table:table-cell table:formula="of:=STDEV([.G1:.G10])" office:value-type="float" office:value="1704.58443616032">
            <text:p>1704.5844361603</text:p>
          </table:table-cell>
          <table:table-cell/>
          <table:table-cell table:formula="of:=AVERAGE([.J1:.J10])" office:value-type="float" office:value="28435.8">
            <text:p>28435.8</text:p>
          </table:table-cell>
          <table:table-cell table:formula="of:=STDEV([.J1:.J10])" office:value-type="float" office:value="1054.89586637207">
            <text:p>1054.8958663721</text:p>
          </table:table-cell>
          <table:table-cell/>
          <table:table-cell table:formula="of:=AVERAGE([.M1:.M10])" office:value-type="float" office:value="28772.5">
            <text:p>28772.5</text:p>
          </table:table-cell>
          <table:table-cell table:formula="of:=STDEV([.M1:.M10])" office:value-type="float" office:value="1367.84097922399">
            <text:p>1367.840979224</text:p>
          </table:table-cell>
          <table:table-cell table:number-columns-repeated="2"/>
        </table:table-row>
        <table:table-row table:style-name="ro1">
          <table:table-cell table:formula="of:=[.A12]-2.262*[.B12]/SQRT(10)" office:value-type="float" office:value="26792.5900240915">
            <text:p>26792.5900240915</text:p>
          </table:table-cell>
          <table:table-cell table:formula="of:=[.A12]+2.262*[.B12]/SQRT(10)" office:value-type="float" office:value="27878.4099759085">
            <text:p>27878.4099759085</text:p>
          </table:table-cell>
          <table:table-cell/>
          <table:table-cell table:formula="of:=[.D12]-2.262*[.E12]/SQRT(10)" office:value-type="float" office:value="27121.7871381735">
            <text:p>27121.7871381735</text:p>
          </table:table-cell>
          <table:table-cell table:formula="of:=[.D12]+2.262*[.E12]/SQRT(10)" office:value-type="float" office:value="27969.6128618265">
            <text:p>27969.6128618265</text:p>
          </table:table-cell>
          <table:table-cell/>
          <table:table-cell table:formula="of:=[.G12]-2.262*[.H12]/SQRT(10)" office:value-type="float" office:value="26924.7984683346">
            <text:p>26924.7984683346</text:p>
          </table:table-cell>
          <table:table-cell table:formula="of:=[.G12]+2.262*[.H12]/SQRT(10)" office:value-type="float" office:value="29363.4015316654">
            <text:p>29363.4015316654</text:p>
          </table:table-cell>
          <table:table-cell/>
          <table:table-cell table:formula="of:=[.J12]-2.262*[.K12]/SQRT(10)" office:value-type="float" office:value="27681.2253844343">
            <text:p>27681.2253844343</text:p>
          </table:table-cell>
          <table:table-cell table:formula="of:=[.J12]+2.262*[.K12]/SQRT(10)" office:value-type="float" office:value="29190.3746155657">
            <text:p>29190.3746155657</text:p>
          </table:table-cell>
          <table:table-cell/>
          <table:table-cell table:formula="of:=[.M12]-2.262*[.N12]/SQRT(10)" office:value-type="float" office:value="27794.0734899003">
            <text:p>27794.0734899003</text:p>
          </table:table-cell>
          <table:table-cell table:formula="of:=[.M12]+2.262*[.N12]/SQRT(10)" office:value-type="float" office:value="29750.9265100997">
            <text:p>29750.9265100997</text:p>
          </table:table-cell>
          <table:table-cell table:number-columns-repeated="2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float" office:value="38816">
            <text:p>38816</text:p>
          </table:table-cell>
          <table:table-cell table:number-columns-repeated="2"/>
          <table:table-cell office:value-type="float" office:value="38173">
            <text:p>38173</text:p>
          </table:table-cell>
          <table:table-cell table:number-columns-repeated="2"/>
          <table:table-cell office:value-type="float" office:value="43346">
            <text:p>43346</text:p>
          </table:table-cell>
          <table:table-cell table:number-columns-repeated="2"/>
          <table:table-cell office:value-type="float" office:value="39016">
            <text:p>39016</text:p>
          </table:table-cell>
          <table:table-cell table:number-columns-repeated="2"/>
          <table:table-cell office:value-type="float" office:value="41085">
            <text:p>41085</text:p>
          </table:table-cell>
          <table:table-cell table:number-columns-repeated="3"/>
        </table:table-row>
        <table:table-row table:style-name="ro1">
          <table:table-cell office:value-type="float" office:value="38286">
            <text:p>38286</text:p>
          </table:table-cell>
          <table:table-cell table:number-columns-repeated="2"/>
          <table:table-cell office:value-type="float" office:value="39020">
            <text:p>39020</text:p>
          </table:table-cell>
          <table:table-cell table:number-columns-repeated="2"/>
          <table:table-cell office:value-type="float" office:value="38350">
            <text:p>38350</text:p>
          </table:table-cell>
          <table:table-cell table:number-columns-repeated="2"/>
          <table:table-cell office:value-type="float" office:value="39833">
            <text:p>39833</text:p>
          </table:table-cell>
          <table:table-cell table:number-columns-repeated="2"/>
          <table:table-cell office:value-type="float" office:value="40198">
            <text:p>40198</text:p>
          </table:table-cell>
          <table:table-cell table:number-columns-repeated="3"/>
        </table:table-row>
        <table:table-row table:style-name="ro1">
          <table:table-cell office:value-type="float" office:value="38057">
            <text:p>38057</text:p>
          </table:table-cell>
          <table:table-cell table:number-columns-repeated="2"/>
          <table:table-cell office:value-type="float" office:value="37329">
            <text:p>37329</text:p>
          </table:table-cell>
          <table:table-cell table:number-columns-repeated="2"/>
          <table:table-cell office:value-type="float" office:value="39194">
            <text:p>39194</text:p>
          </table:table-cell>
          <table:table-cell table:number-columns-repeated="2"/>
          <table:table-cell office:value-type="float" office:value="41347">
            <text:p>41347</text:p>
          </table:table-cell>
          <table:table-cell table:number-columns-repeated="2"/>
          <table:table-cell office:value-type="float" office:value="40942">
            <text:p>40942</text:p>
          </table:table-cell>
          <table:table-cell table:number-columns-repeated="3"/>
        </table:table-row>
        <table:table-row table:style-name="ro1">
          <table:table-cell office:value-type="float" office:value="37067">
            <text:p>37067</text:p>
          </table:table-cell>
          <table:table-cell table:number-columns-repeated="2"/>
          <table:table-cell office:value-type="float" office:value="38526">
            <text:p>38526</text:p>
          </table:table-cell>
          <table:table-cell table:number-columns-repeated="2"/>
          <table:table-cell office:value-type="float" office:value="38492">
            <text:p>38492</text:p>
          </table:table-cell>
          <table:table-cell table:number-columns-repeated="2"/>
          <table:table-cell office:value-type="float" office:value="41315">
            <text:p>41315</text:p>
          </table:table-cell>
          <table:table-cell table:number-columns-repeated="2"/>
          <table:table-cell office:value-type="float" office:value="41076">
            <text:p>41076</text:p>
          </table:table-cell>
          <table:table-cell table:number-columns-repeated="3"/>
        </table:table-row>
        <table:table-row table:style-name="ro1">
          <table:table-cell office:value-type="float" office:value="38638">
            <text:p>38638</text:p>
          </table:table-cell>
          <table:table-cell table:number-columns-repeated="2"/>
          <table:table-cell office:value-type="float" office:value="38578">
            <text:p>38578</text:p>
          </table:table-cell>
          <table:table-cell table:number-columns-repeated="2"/>
          <table:table-cell office:value-type="float" office:value="38714">
            <text:p>38714</text:p>
          </table:table-cell>
          <table:table-cell table:number-columns-repeated="2"/>
          <table:table-cell office:value-type="float" office:value="40770">
            <text:p>40770</text:p>
          </table:table-cell>
          <table:table-cell table:number-columns-repeated="2"/>
          <table:table-cell office:value-type="float" office:value="42318">
            <text:p>42318</text:p>
          </table:table-cell>
          <table:table-cell table:number-columns-repeated="2"/>
          <table:table-cell office:value-type="string">
            <text:p>BACKGROUND</text:p>
          </table:table-cell>
        </table:table-row>
        <table:table-row table:style-name="ro1">
          <table:table-cell office:value-type="float" office:value="37803">
            <text:p>37803</text:p>
          </table:table-cell>
          <table:table-cell table:number-columns-repeated="2"/>
          <table:table-cell office:value-type="float" office:value="38498">
            <text:p>38498</text:p>
          </table:table-cell>
          <table:table-cell table:number-columns-repeated="2"/>
          <table:table-cell office:value-type="float" office:value="38979">
            <text:p>38979</text:p>
          </table:table-cell>
          <table:table-cell table:number-columns-repeated="2"/>
          <table:table-cell office:value-type="float" office:value="39877">
            <text:p>39877</text:p>
          </table:table-cell>
          <table:table-cell table:number-columns-repeated="2"/>
          <table:table-cell office:value-type="float" office:value="39871">
            <text:p>39871</text:p>
          </table:table-cell>
          <table:table-cell table:number-columns-repeated="3"/>
        </table:table-row>
        <table:table-row table:style-name="ro1">
          <table:table-cell office:value-type="float" office:value="37965">
            <text:p>37965</text:p>
          </table:table-cell>
          <table:table-cell table:number-columns-repeated="2"/>
          <table:table-cell office:value-type="float" office:value="38075">
            <text:p>38075</text:p>
          </table:table-cell>
          <table:table-cell table:number-columns-repeated="2"/>
          <table:table-cell office:value-type="float" office:value="40383">
            <text:p>40383</text:p>
          </table:table-cell>
          <table:table-cell table:number-columns-repeated="2"/>
          <table:table-cell office:value-type="float" office:value="39205">
            <text:p>39205</text:p>
          </table:table-cell>
          <table:table-cell table:number-columns-repeated="2"/>
          <table:table-cell office:value-type="float" office:value="39401">
            <text:p>39401</text:p>
          </table:table-cell>
          <table:table-cell table:number-columns-repeated="3"/>
        </table:table-row>
        <table:table-row table:style-name="ro1">
          <table:table-cell office:value-type="float" office:value="37014">
            <text:p>37014</text:p>
          </table:table-cell>
          <table:table-cell table:number-columns-repeated="2"/>
          <table:table-cell office:value-type="float" office:value="37918">
            <text:p>37918</text:p>
          </table:table-cell>
          <table:table-cell table:number-columns-repeated="2"/>
          <table:table-cell office:value-type="float" office:value="41104">
            <text:p>41104</text:p>
          </table:table-cell>
          <table:table-cell table:number-columns-repeated="2"/>
          <table:table-cell office:value-type="float" office:value="38451">
            <text:p>38451</text:p>
          </table:table-cell>
          <table:table-cell table:number-columns-repeated="2"/>
          <table:table-cell office:value-type="float" office:value="38855">
            <text:p>38855</text:p>
          </table:table-cell>
          <table:table-cell table:number-columns-repeated="3"/>
        </table:table-row>
        <table:table-row table:style-name="ro1">
          <table:table-cell office:value-type="float" office:value="37756">
            <text:p>37756</text:p>
          </table:table-cell>
          <table:table-cell table:number-columns-repeated="2"/>
          <table:table-cell office:value-type="float" office:value="37731">
            <text:p>37731</text:p>
          </table:table-cell>
          <table:table-cell table:number-columns-repeated="2"/>
          <table:table-cell office:value-type="float" office:value="38239">
            <text:p>38239</text:p>
          </table:table-cell>
          <table:table-cell table:number-columns-repeated="2"/>
          <table:table-cell office:value-type="float" office:value="42067">
            <text:p>42067</text:p>
          </table:table-cell>
          <table:table-cell table:number-columns-repeated="2"/>
          <table:table-cell office:value-type="float" office:value="38199">
            <text:p>38199</text:p>
          </table:table-cell>
          <table:table-cell table:number-columns-repeated="3"/>
        </table:table-row>
        <table:table-row table:style-name="ro1">
          <table:table-cell office:value-type="float" office:value="38429">
            <text:p>38429</text:p>
          </table:table-cell>
          <table:table-cell table:number-columns-repeated="2"/>
          <table:table-cell office:value-type="float" office:value="38584">
            <text:p>38584</text:p>
          </table:table-cell>
          <table:table-cell table:number-columns-repeated="2"/>
          <table:table-cell office:value-type="float" office:value="39458">
            <text:p>39458</text:p>
          </table:table-cell>
          <table:table-cell table:number-columns-repeated="2"/>
          <table:table-cell office:value-type="float" office:value="38246">
            <text:p>38246</text:p>
          </table:table-cell>
          <table:table-cell table:number-columns-repeated="2"/>
          <table:table-cell office:value-type="float" office:value="38947">
            <text:p>38947</text:p>
          </table:table-cell>
          <table:table-cell table:number-columns-repeated="3"/>
        </table:table-row>
        <table:table-row table:style-name="ro2">
          <table:table-cell table:number-columns-repeated="16"/>
        </table:table-row>
        <table:table-row table:style-name="ro1">
          <table:table-cell table:formula="of:=AVERAGE([.A20:.A29])" office:value-type="float" office:value="37983.1">
            <text:p>37983.1</text:p>
          </table:table-cell>
          <table:table-cell table:formula="of:=STDEV([.A20:.A29])" office:value-type="float" office:value="603.819776276185">
            <text:p>603.8197762762</text:p>
          </table:table-cell>
          <table:table-cell/>
          <table:table-cell table:formula="of:=AVERAGE([.D20:.D29])" office:value-type="float" office:value="38243.2">
            <text:p>38243.2</text:p>
          </table:table-cell>
          <table:table-cell table:formula="of:=STDEV([.D20:.D29])" office:value-type="float" office:value="495.943276326369">
            <text:p>495.9432763264</text:p>
          </table:table-cell>
          <table:table-cell/>
          <table:table-cell table:formula="of:=AVERAGE([.G20:.G29])" office:value-type="float" office:value="39625.9">
            <text:p>39625.9</text:p>
          </table:table-cell>
          <table:table-cell table:formula="of:=STDEV([.G20:.G29])" office:value-type="float" office:value="1595.09786881906">
            <text:p>1595.0978688191</text:p>
          </table:table-cell>
          <table:table-cell/>
          <table:table-cell table:formula="of:=AVERAGE([.J20:.J29])" office:value-type="float" office:value="40012.7">
            <text:p>40012.7</text:p>
          </table:table-cell>
          <table:table-cell table:formula="of:=STDEV([.J20:.J29])" office:value-type="float" office:value="1313.46133470985">
            <text:p>1313.4613347099</text:p>
          </table:table-cell>
          <table:table-cell/>
          <table:table-cell table:formula="of:=AVERAGE([.M20:.M29])" office:value-type="float" office:value="40089.2">
            <text:p>40089.2</text:p>
          </table:table-cell>
          <table:table-cell table:formula="of:=STDEV([.M20:.M29])" office:value-type="float" office:value="1273.40329650726">
            <text:p>1273.4032965073</text:p>
          </table:table-cell>
          <table:table-cell table:number-columns-repeated="2"/>
        </table:table-row>
        <table:table-row table:style-name="ro1">
          <table:table-cell table:formula="of:=[.A31]-2.262*[.B31]/SQRT(10)" office:value-type="float" office:value="37551.1833624635">
            <text:p>37551.1833624635</text:p>
          </table:table-cell>
          <table:table-cell table:formula="of:=[.A31]+2.262*[.B31]/SQRT(10)" office:value-type="float" office:value="38415.0166375365">
            <text:p>38415.0166375365</text:p>
          </table:table-cell>
          <table:table-cell/>
          <table:table-cell table:formula="of:=[.D31]-2.262*[.E31]/SQRT(10)" office:value-type="float" office:value="37888.4482003144">
            <text:p>37888.4482003144</text:p>
          </table:table-cell>
          <table:table-cell table:formula="of:=[.D31]+2.262*[.E31]/SQRT(10)" office:value-type="float" office:value="38597.9517996856">
            <text:p>38597.9517996856</text:p>
          </table:table-cell>
          <table:table-cell/>
          <table:table-cell table:formula="of:=[.G31]-2.262*[.H31]/SQRT(10)" office:value-type="float" office:value="38484.9149989939">
            <text:p>38484.9149989939</text:p>
          </table:table-cell>
          <table:table-cell table:formula="of:=[.G31]+2.262*[.H31]/SQRT(10)" office:value-type="float" office:value="40766.8850010061">
            <text:p>40766.8850010061</text:p>
          </table:table-cell>
          <table:table-cell/>
          <table:table-cell table:formula="of:=[.J31]-2.262*[.K31]/SQRT(10)" office:value-type="float" office:value="39073.1716415207">
            <text:p>39073.1716415207</text:p>
          </table:table-cell>
          <table:table-cell table:formula="of:=[.J31]+2.262*[.K31]/SQRT(10)" office:value-type="float" office:value="40952.2283584793">
            <text:p>40952.2283584793</text:p>
          </table:table-cell>
          <table:table-cell/>
          <table:table-cell table:formula="of:=[.M31]-2.262*[.N31]/SQRT(10)" office:value-type="float" office:value="39178.3254449345">
            <text:p>39178.3254449345</text:p>
          </table:table-cell>
          <table:table-cell table:formula="of:=[.M31]+2.262*[.N31]/SQRT(10)" office:value-type="float" office:value="41000.0745550655">
            <text:p>41000.0745550655</text:p>
          </table:table-cell>
          <table:table-cell table:number-columns-repeated="2"/>
        </table:table-row>
        <table:table-row table:style-name="ro2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1">
          <table:table-cell table:formula="of:=SUM([.A1];[.A20])" office:value-type="float" office:value="68053">
            <text:p>68053</text:p>
          </table:table-cell>
          <table:table-cell table:number-columns-repeated="2"/>
          <table:table-cell table:formula="of:=SUM([.D1];[.D20])" office:value-type="float" office:value="65821">
            <text:p>65821</text:p>
          </table:table-cell>
          <table:table-cell table:number-columns-repeated="2"/>
          <table:table-cell table:formula="of:=SUM([.G1];[.G20])" office:value-type="float" office:value="69368">
            <text:p>69368</text:p>
          </table:table-cell>
          <table:table-cell table:number-columns-repeated="2"/>
          <table:table-cell table:formula="of:=SUM([.J1];[.J20])" office:value-type="float" office:value="66494">
            <text:p>66494</text:p>
          </table:table-cell>
          <table:table-cell table:number-columns-repeated="2"/>
          <table:table-cell table:formula="of:=SUM([.M1];[.M20])" office:value-type="float" office:value="68471">
            <text:p>68471</text:p>
          </table:table-cell>
          <table:table-cell table:number-columns-repeated="3"/>
        </table:table-row>
        <table:table-row table:style-name="ro1">
          <table:table-cell table:formula="of:=SUM([.A2];[.A21])" office:value-type="float" office:value="65412">
            <text:p>65412</text:p>
          </table:table-cell>
          <table:table-cell table:number-columns-repeated="2"/>
          <table:table-cell table:formula="of:=SUM([.D2];[.D21])" office:value-type="float" office:value="68098">
            <text:p>68098</text:p>
          </table:table-cell>
          <table:table-cell table:number-columns-repeated="2"/>
          <table:table-cell table:formula="of:=SUM([.G2];[.G21])" office:value-type="float" office:value="64445">
            <text:p>64445</text:p>
          </table:table-cell>
          <table:table-cell table:number-columns-repeated="2"/>
          <table:table-cell table:formula="of:=SUM([.J2];[.J21])" office:value-type="float" office:value="66897">
            <text:p>66897</text:p>
          </table:table-cell>
          <table:table-cell table:number-columns-repeated="2"/>
          <table:table-cell table:formula="of:=SUM([.M2];[.M21])" office:value-type="float" office:value="67745">
            <text:p>67745</text:p>
          </table:table-cell>
          <table:table-cell table:number-columns-repeated="3"/>
        </table:table-row>
        <table:table-row table:style-name="ro1">
          <table:table-cell table:formula="of:=SUM([.A3];[.A22])" office:value-type="float" office:value="65127">
            <text:p>65127</text:p>
          </table:table-cell>
          <table:table-cell table:number-columns-repeated="2"/>
          <table:table-cell table:formula="of:=SUM([.D3];[.D22])" office:value-type="float" office:value="64703">
            <text:p>64703</text:p>
          </table:table-cell>
          <table:table-cell table:number-columns-repeated="2"/>
          <table:table-cell table:formula="of:=SUM([.G3];[.G22])" office:value-type="float" office:value="68206">
            <text:p>68206</text:p>
          </table:table-cell>
          <table:table-cell table:number-columns-repeated="2"/>
          <table:table-cell table:formula="of:=SUM([.J3];[.J22])" office:value-type="float" office:value="68637">
            <text:p>68637</text:p>
          </table:table-cell>
          <table:table-cell table:number-columns-repeated="2"/>
          <table:table-cell table:formula="of:=SUM([.M3];[.M22])" office:value-type="float" office:value="68803">
            <text:p>68803</text:p>
          </table:table-cell>
          <table:table-cell table:number-columns-repeated="3"/>
        </table:table-row>
        <table:table-row table:style-name="ro1">
          <table:table-cell table:formula="of:=SUM([.A4];[.A23])" office:value-type="float" office:value="64677">
            <text:p>64677</text:p>
          </table:table-cell>
          <table:table-cell table:number-columns-repeated="2"/>
          <table:table-cell table:formula="of:=SUM([.D4];[.D23])" office:value-type="float" office:value="65982">
            <text:p>65982</text:p>
          </table:table-cell>
          <table:table-cell table:number-columns-repeated="2"/>
          <table:table-cell table:formula="of:=SUM([.G4];[.G23])" office:value-type="float" office:value="66246">
            <text:p>66246</text:p>
          </table:table-cell>
          <table:table-cell table:number-columns-repeated="2"/>
          <table:table-cell table:formula="of:=SUM([.J4];[.J23])" office:value-type="float" office:value="69988">
            <text:p>69988</text:p>
          </table:table-cell>
          <table:table-cell table:number-columns-repeated="2"/>
          <table:table-cell table:formula="of:=SUM([.M4];[.M23])" office:value-type="float" office:value="68207">
            <text:p>68207</text:p>
          </table:table-cell>
          <table:table-cell table:number-columns-repeated="3"/>
        </table:table-row>
        <table:table-row table:style-name="ro1">
          <table:table-cell table:formula="of:=SUM([.A5];[.A24])" office:value-type="float" office:value="65220">
            <text:p>65220</text:p>
          </table:table-cell>
          <table:table-cell table:number-columns-repeated="2"/>
          <table:table-cell table:formula="of:=SUM([.D5];[.D24])" office:value-type="float" office:value="65640">
            <text:p>65640</text:p>
          </table:table-cell>
          <table:table-cell table:number-columns-repeated="2"/>
          <table:table-cell table:formula="of:=SUM([.G5];[.G24])" office:value-type="float" office:value="66167">
            <text:p>66167</text:p>
          </table:table-cell>
          <table:table-cell table:number-columns-repeated="2"/>
          <table:table-cell table:formula="of:=SUM([.J5];[.J24])" office:value-type="float" office:value="68173">
            <text:p>68173</text:p>
          </table:table-cell>
          <table:table-cell table:number-columns-repeated="2"/>
          <table:table-cell table:formula="of:=SUM([.M5];[.M24])" office:value-type="float" office:value="71413">
            <text:p>71413</text:p>
          </table:table-cell>
          <table:table-cell table:number-columns-repeated="3"/>
        </table:table-row>
        <table:table-row table:style-name="ro1">
          <table:table-cell table:formula="of:=SUM([.A6];[.A25])" office:value-type="float" office:value="65033">
            <text:p>65033</text:p>
          </table:table-cell>
          <table:table-cell table:number-columns-repeated="2"/>
          <table:table-cell table:formula="of:=SUM([.D6];[.D25])" office:value-type="float" office:value="65771">
            <text:p>65771</text:p>
          </table:table-cell>
          <table:table-cell table:number-columns-repeated="2"/>
          <table:table-cell table:formula="of:=SUM([.G6];[.G25])" office:value-type="float" office:value="66931">
            <text:p>66931</text:p>
          </table:table-cell>
          <table:table-cell table:number-columns-repeated="2"/>
          <table:table-cell table:formula="of:=SUM([.J6];[.J25])" office:value-type="float" office:value="68409">
            <text:p>68409</text:p>
          </table:table-cell>
          <table:table-cell table:number-columns-repeated="2"/>
          <table:table-cell table:formula="of:=SUM([.M6];[.M25])" office:value-type="float" office:value="68834">
            <text:p>68834</text:p>
          </table:table-cell>
          <table:table-cell table:number-columns-repeated="2"/>
          <table:table-cell office:value-type="string">
            <text:p>TOTAL</text:p>
          </table:table-cell>
        </table:table-row>
        <table:table-row table:style-name="ro1">
          <table:table-cell table:formula="of:=SUM([.A7];[.A26])" office:value-type="float" office:value="65402">
            <text:p>65402</text:p>
          </table:table-cell>
          <table:table-cell table:number-columns-repeated="2"/>
          <table:table-cell table:formula="of:=SUM([.D7];[.D26])" office:value-type="float" office:value="65412">
            <text:p>65412</text:p>
          </table:table-cell>
          <table:table-cell table:number-columns-repeated="2"/>
          <table:table-cell table:formula="of:=SUM([.G7];[.G26])" office:value-type="float" office:value="72468">
            <text:p>72468</text:p>
          </table:table-cell>
          <table:table-cell table:number-columns-repeated="2"/>
          <table:table-cell table:formula="of:=SUM([.J7];[.J26])" office:value-type="float" office:value="69102">
            <text:p>69102</text:p>
          </table:table-cell>
          <table:table-cell table:number-columns-repeated="2"/>
          <table:table-cell table:formula="of:=SUM([.M7];[.M26])" office:value-type="float" office:value="67590">
            <text:p>67590</text:p>
          </table:table-cell>
          <table:table-cell table:number-columns-repeated="3"/>
        </table:table-row>
        <table:table-row table:style-name="ro1">
          <table:table-cell table:formula="of:=SUM([.A8];[.A27])" office:value-type="float" office:value="64586">
            <text:p>64586</text:p>
          </table:table-cell>
          <table:table-cell table:number-columns-repeated="2"/>
          <table:table-cell table:formula="of:=SUM([.D8];[.D27])" office:value-type="float" office:value="65678">
            <text:p>65678</text:p>
          </table:table-cell>
          <table:table-cell table:number-columns-repeated="2"/>
          <table:table-cell table:formula="of:=SUM([.G8];[.G27])" office:value-type="float" office:value="68974">
            <text:p>68974</text:p>
          </table:table-cell>
          <table:table-cell table:number-columns-repeated="2"/>
          <table:table-cell table:formula="of:=SUM([.J8];[.J27])" office:value-type="float" office:value="67837">
            <text:p>67837</text:p>
          </table:table-cell>
          <table:table-cell table:number-columns-repeated="2"/>
          <table:table-cell table:formula="of:=SUM([.M8];[.M27])" office:value-type="float" office:value="69363">
            <text:p>69363</text:p>
          </table:table-cell>
          <table:table-cell table:number-columns-repeated="3"/>
        </table:table-row>
        <table:table-row table:style-name="ro1">
          <table:table-cell table:formula="of:=SUM([.A9];[.A28])" office:value-type="float" office:value="64364">
            <text:p>64364</text:p>
          </table:table-cell>
          <table:table-cell table:number-columns-repeated="2"/>
          <table:table-cell table:formula="of:=SUM([.D9];[.D28])" office:value-type="float" office:value="65260">
            <text:p>65260</text:p>
          </table:table-cell>
          <table:table-cell table:number-columns-repeated="2"/>
          <table:table-cell table:formula="of:=SUM([.G9];[.G28])" office:value-type="float" office:value="66772">
            <text:p>66772</text:p>
          </table:table-cell>
          <table:table-cell table:number-columns-repeated="2"/>
          <table:table-cell table:formula="of:=SUM([.J9];[.J28])" office:value-type="float" office:value="71086">
            <text:p>71086</text:p>
          </table:table-cell>
          <table:table-cell table:number-columns-repeated="2"/>
          <table:table-cell table:formula="of:=SUM([.M9];[.M28])" office:value-type="float" office:value="68353">
            <text:p>68353</text:p>
          </table:table-cell>
          <table:table-cell table:number-columns-repeated="3"/>
        </table:table-row>
        <table:table-row table:style-name="ro1">
          <table:table-cell table:formula="of:=SUM([.A10];[.A29])" office:value-type="float" office:value="65312">
            <text:p>65312</text:p>
          </table:table-cell>
          <table:table-cell table:number-columns-repeated="2"/>
          <table:table-cell table:formula="of:=SUM([.D10];[.D29])" office:value-type="float" office:value="65524">
            <text:p>65524</text:p>
          </table:table-cell>
          <table:table-cell table:number-columns-repeated="2"/>
          <table:table-cell table:formula="of:=SUM([.G10];[.G29])" office:value-type="float" office:value="68123">
            <text:p>68123</text:p>
          </table:table-cell>
          <table:table-cell table:number-columns-repeated="2"/>
          <table:table-cell table:formula="of:=SUM([.J10];[.J29])" office:value-type="float" office:value="67862">
            <text:p>67862</text:p>
          </table:table-cell>
          <table:table-cell table:number-columns-repeated="2"/>
          <table:table-cell table:formula="of:=SUM([.M10];[.M29])" office:value-type="float" office:value="69838">
            <text:p>69838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formula="of:=AVERAGE([.A35:.A44])" office:value-type="float" office:value="65318.6">
            <text:p>65318.6</text:p>
          </table:table-cell>
          <table:table-cell table:number-columns-repeated="2"/>
          <table:table-cell table:formula="of:=AVERAGE([.D35:.D44])" office:value-type="float" office:value="65788.9">
            <text:p>65788.9</text:p>
          </table:table-cell>
          <table:table-cell table:number-columns-repeated="2"/>
          <table:table-cell table:formula="of:=AVERAGE([.G35:.G44])" office:value-type="float" office:value="67770">
            <text:p>67770</text:p>
          </table:table-cell>
          <table:table-cell table:number-columns-repeated="2"/>
          <table:table-cell table:formula="of:=AVERAGE([.J35:.J44])" office:value-type="float" office:value="68448.5">
            <text:p>68448.5</text:p>
          </table:table-cell>
          <table:table-cell table:number-columns-repeated="2"/>
          <table:table-cell table:formula="of:=AVERAGE([.M35:.M44])" office:value-type="float" office:value="68861.7">
            <text:p>68861.7</text:p>
          </table:table-cell>
          <table:table-cell table:number-columns-repeated="3"/>
        </table:table-row>
      </table:table>
      <table:table table:name="balancerspeedup" table:style-name="ta1">
        <table:table-column table:style-name="co1" table:number-columns-repeated="16" table:default-cell-style-name="Default"/>
        <table:table-row table:style-name="ro1">
          <table:table-cell office:value-type="float" office:value="29793">
            <text:p>29793</text:p>
          </table:table-cell>
          <table:table-cell table:number-columns-repeated="2"/>
          <table:table-cell office:value-type="float" office:value="26850">
            <text:p>26850</text:p>
          </table:table-cell>
          <table:table-cell table:number-columns-repeated="2"/>
          <table:table-cell office:value-type="float" office:value="27778">
            <text:p>27778</text:p>
          </table:table-cell>
          <table:table-cell table:number-columns-repeated="2"/>
          <table:table-cell office:value-type="float" office:value="27794">
            <text:p>27794</text:p>
          </table:table-cell>
          <table:table-cell table:number-columns-repeated="2"/>
          <table:table-cell office:value-type="float" office:value="27608">
            <text:p>27608</text:p>
          </table:table-cell>
          <table:table-cell table:number-columns-repeated="3"/>
        </table:table-row>
        <table:table-row table:style-name="ro1">
          <table:table-cell office:value-type="float" office:value="30176">
            <text:p>30176</text:p>
          </table:table-cell>
          <table:table-cell table:number-columns-repeated="2"/>
          <table:table-cell office:value-type="float" office:value="28508">
            <text:p>28508</text:p>
          </table:table-cell>
          <table:table-cell table:number-columns-repeated="2"/>
          <table:table-cell office:value-type="float" office:value="28067">
            <text:p>28067</text:p>
          </table:table-cell>
          <table:table-cell table:number-columns-repeated="2"/>
          <table:table-cell office:value-type="float" office:value="28221">
            <text:p>28221</text:p>
          </table:table-cell>
          <table:table-cell table:number-columns-repeated="2"/>
          <table:table-cell office:value-type="float" office:value="27130">
            <text:p>27130</text:p>
          </table:table-cell>
          <table:table-cell table:number-columns-repeated="3"/>
        </table:table-row>
        <table:table-row table:style-name="ro1">
          <table:table-cell office:value-type="float" office:value="35891">
            <text:p>35891</text:p>
          </table:table-cell>
          <table:table-cell table:number-columns-repeated="2"/>
          <table:table-cell office:value-type="float" office:value="26691">
            <text:p>26691</text:p>
          </table:table-cell>
          <table:table-cell table:number-columns-repeated="2"/>
          <table:table-cell office:value-type="float" office:value="28866">
            <text:p>28866</text:p>
          </table:table-cell>
          <table:table-cell table:number-columns-repeated="2"/>
          <table:table-cell office:value-type="float" office:value="28435">
            <text:p>28435</text:p>
          </table:table-cell>
          <table:table-cell table:number-columns-repeated="2"/>
          <table:table-cell office:value-type="float" office:value="27700">
            <text:p>27700</text:p>
          </table:table-cell>
          <table:table-cell table:number-columns-repeated="3"/>
        </table:table-row>
        <table:table-row table:style-name="ro1">
          <table:table-cell office:value-type="float" office:value="44308">
            <text:p>44308</text:p>
          </table:table-cell>
          <table:table-cell table:number-columns-repeated="2"/>
          <table:table-cell office:value-type="float" office:value="28390">
            <text:p>28390</text:p>
          </table:table-cell>
          <table:table-cell table:number-columns-repeated="2"/>
          <table:table-cell office:value-type="float" office:value="27584">
            <text:p>27584</text:p>
          </table:table-cell>
          <table:table-cell table:number-columns-repeated="2"/>
          <table:table-cell office:value-type="float" office:value="29017">
            <text:p>29017</text:p>
          </table:table-cell>
          <table:table-cell table:number-columns-repeated="2"/>
          <table:table-cell office:value-type="float" office:value="27239">
            <text:p>27239</text:p>
          </table:table-cell>
          <table:table-cell table:number-columns-repeated="3"/>
        </table:table-row>
        <table:table-row table:style-name="ro1">
          <table:table-cell office:value-type="float" office:value="56657">
            <text:p>56657</text:p>
          </table:table-cell>
          <table:table-cell table:number-columns-repeated="2"/>
          <table:table-cell office:value-type="float" office:value="30321">
            <text:p>30321</text:p>
          </table:table-cell>
          <table:table-cell table:number-columns-repeated="2"/>
          <table:table-cell office:value-type="float" office:value="27441">
            <text:p>27441</text:p>
          </table:table-cell>
          <table:table-cell table:number-columns-repeated="2"/>
          <table:table-cell office:value-type="float" office:value="28381">
            <text:p>28381</text:p>
          </table:table-cell>
          <table:table-cell table:number-columns-repeated="2"/>
          <table:table-cell office:value-type="float" office:value="29437">
            <text:p>29437</text:p>
          </table:table-cell>
          <table:table-cell table:number-columns-repeated="3"/>
        </table:table-row>
        <table:table-row table:style-name="ro1">
          <table:table-cell office:value-type="float" office:value="64625">
            <text:p>64625</text:p>
          </table:table-cell>
          <table:table-cell table:number-columns-repeated="2"/>
          <table:table-cell office:value-type="float" office:value="31121">
            <text:p>31121</text:p>
          </table:table-cell>
          <table:table-cell table:number-columns-repeated="2"/>
          <table:table-cell office:value-type="float" office:value="28947">
            <text:p>28947</text:p>
          </table:table-cell>
          <table:table-cell table:number-columns-repeated="2"/>
          <table:table-cell office:value-type="float" office:value="29310">
            <text:p>29310</text:p>
          </table:table-cell>
          <table:table-cell table:number-columns-repeated="2"/>
          <table:table-cell office:value-type="float" office:value="28399">
            <text:p>28399</text:p>
          </table:table-cell>
          <table:table-cell table:number-columns-repeated="2"/>
          <table:table-cell office:value-type="string">
            <text:p>RESPOSTA SERVIDOR</text:p>
          </table:table-cell>
        </table:table-row>
        <table:table-row table:style-name="ro1">
          <table:table-cell office:value-type="float" office:value="69779">
            <text:p>69779</text:p>
          </table:table-cell>
          <table:table-cell table:number-columns-repeated="2"/>
          <table:table-cell office:value-type="float" office:value="33529">
            <text:p>33529</text:p>
          </table:table-cell>
          <table:table-cell table:number-columns-repeated="2"/>
          <table:table-cell office:value-type="float" office:value="27898">
            <text:p>27898</text:p>
          </table:table-cell>
          <table:table-cell table:number-columns-repeated="2"/>
          <table:table-cell office:value-type="float" office:value="29647">
            <text:p>29647</text:p>
          </table:table-cell>
          <table:table-cell table:number-columns-repeated="2"/>
          <table:table-cell office:value-type="float" office:value="28483">
            <text:p>28483</text:p>
          </table:table-cell>
          <table:table-cell table:number-columns-repeated="3"/>
        </table:table-row>
        <table:table-row table:style-name="ro1">
          <table:table-cell office:value-type="float" office:value="72883">
            <text:p>72883</text:p>
          </table:table-cell>
          <table:table-cell table:number-columns-repeated="2"/>
          <table:table-cell office:value-type="float" office:value="34888">
            <text:p>34888</text:p>
          </table:table-cell>
          <table:table-cell table:number-columns-repeated="2"/>
          <table:table-cell office:value-type="float" office:value="28847">
            <text:p>28847</text:p>
          </table:table-cell>
          <table:table-cell table:number-columns-repeated="2"/>
          <table:table-cell office:value-type="float" office:value="28648">
            <text:p>28648</text:p>
          </table:table-cell>
          <table:table-cell table:number-columns-repeated="2"/>
          <table:table-cell office:value-type="float" office:value="29263">
            <text:p>29263</text:p>
          </table:table-cell>
          <table:table-cell table:number-columns-repeated="3"/>
        </table:table-row>
        <table:table-row table:style-name="ro1">
          <table:table-cell office:value-type="float" office:value="73679">
            <text:p>73679</text:p>
          </table:table-cell>
          <table:table-cell table:number-columns-repeated="2"/>
          <table:table-cell office:value-type="float" office:value="33170">
            <text:p>33170</text:p>
          </table:table-cell>
          <table:table-cell table:number-columns-repeated="2"/>
          <table:table-cell office:value-type="float" office:value="29610">
            <text:p>29610</text:p>
          </table:table-cell>
          <table:table-cell table:number-columns-repeated="2"/>
          <table:table-cell office:value-type="float" office:value="28444">
            <text:p>28444</text:p>
          </table:table-cell>
          <table:table-cell table:number-columns-repeated="2"/>
          <table:table-cell office:value-type="float" office:value="29446">
            <text:p>29446</text:p>
          </table:table-cell>
          <table:table-cell table:number-columns-repeated="3"/>
        </table:table-row>
        <table:table-row table:style-name="ro1">
          <table:table-cell office:value-type="float" office:value="74262">
            <text:p>74262</text:p>
          </table:table-cell>
          <table:table-cell table:number-columns-repeated="2"/>
          <table:table-cell office:value-type="float" office:value="34922">
            <text:p>34922</text:p>
          </table:table-cell>
          <table:table-cell table:number-columns-repeated="2"/>
          <table:table-cell office:value-type="float" office:value="29868">
            <text:p>29868</text:p>
          </table:table-cell>
          <table:table-cell table:number-columns-repeated="2"/>
          <table:table-cell office:value-type="float" office:value="29392">
            <text:p>29392</text:p>
          </table:table-cell>
          <table:table-cell table:number-columns-repeated="2"/>
          <table:table-cell office:value-type="float" office:value="30304">
            <text:p>30304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formula="of:=AVERAGE([.A1:.A10])" office:value-type="float" office:value="55205.3">
            <text:p>55205.3</text:p>
          </table:table-cell>
          <table:table-cell table:formula="of:=STDEV([.A1:.A10])" office:value-type="float" office:value="18511.8928082583">
            <text:p>18511.8928082583</text:p>
          </table:table-cell>
          <table:table-cell/>
          <table:table-cell table:formula="of:=AVERAGE([.D1:.D10])" office:value-type="float" office:value="30839">
            <text:p>30839</text:p>
          </table:table-cell>
          <table:table-cell table:formula="of:=STDEV([.D1:.D10])" office:value-type="float" office:value="3173.3610993183">
            <text:p>3173.3610993183</text:p>
          </table:table-cell>
          <table:table-cell/>
          <table:table-cell table:formula="of:=AVERAGE([.G1:.G10])" office:value-type="float" office:value="28490.6">
            <text:p>28490.6</text:p>
          </table:table-cell>
          <table:table-cell table:formula="of:=STDEV([.G1:.G10])" office:value-type="float" office:value="855.604295869949">
            <text:p>855.6042958699</text:p>
          </table:table-cell>
          <table:table-cell/>
          <table:table-cell table:formula="of:=AVERAGE([.J1:.J10])" office:value-type="float" office:value="28728.9">
            <text:p>28728.9</text:p>
          </table:table-cell>
          <table:table-cell table:formula="of:=STDEV([.J1:.J10])" office:value-type="float" office:value="589.765763295527">
            <text:p>589.7657632955</text:p>
          </table:table-cell>
          <table:table-cell/>
          <table:table-cell table:formula="of:=AVERAGE([.M1:.M10])" office:value-type="float" office:value="28500.9">
            <text:p>28500.9</text:p>
          </table:table-cell>
          <table:table-cell table:formula="of:=STDEV([.M1:.M10])" office:value-type="float" office:value="1081.287139375">
            <text:p>1081.287139375</text:p>
          </table:table-cell>
          <table:table-cell table:number-columns-repeated="2"/>
        </table:table-row>
        <table:table-row table:style-name="ro1">
          <table:table-cell table:formula="of:=[.A12]-2.262*[.B12]/SQRT(10)" office:value-type="float" office:value="41963.609664038">
            <text:p>41963.609664038</text:p>
          </table:table-cell>
          <table:table-cell table:formula="of:=[.A12]+2.262*[.B12]/SQRT(10)" office:value-type="float" office:value="68446.990335962">
            <text:p>68446.990335962</text:p>
          </table:table-cell>
          <table:table-cell/>
          <table:table-cell table:formula="of:=[.D12]-2.262*[.E12]/SQRT(10)" office:value-type="float" office:value="28569.0719361007">
            <text:p>28569.0719361007</text:p>
          </table:table-cell>
          <table:table-cell table:formula="of:=[.D12]+2.262*[.E12]/SQRT(10)" office:value-type="float" office:value="33108.9280638993">
            <text:p>33108.9280638993</text:p>
          </table:table-cell>
          <table:table-cell/>
          <table:table-cell table:formula="of:=[.G12]-2.262*[.H12]/SQRT(10)" office:value-type="float" office:value="27878.580081055">
            <text:p>27878.580081055</text:p>
          </table:table-cell>
          <table:table-cell table:formula="of:=[.G12]+2.262*[.H12]/SQRT(10)" office:value-type="float" office:value="29102.619918945">
            <text:p>29102.619918945</text:p>
          </table:table-cell>
          <table:table-cell/>
          <table:table-cell table:formula="of:=[.J12]-2.262*[.K12]/SQRT(10)" office:value-type="float" office:value="28307.036299232">
            <text:p>28307.036299232</text:p>
          </table:table-cell>
          <table:table-cell table:formula="of:=[.J12]+2.262*[.K12]/SQRT(10)" office:value-type="float" office:value="29150.763700768">
            <text:p>29150.763700768</text:p>
          </table:table-cell>
          <table:table-cell/>
          <table:table-cell table:formula="of:=[.M12]-2.262*[.N12]/SQRT(10)" office:value-type="float" office:value="27727.4475166605">
            <text:p>27727.4475166605</text:p>
          </table:table-cell>
          <table:table-cell table:formula="of:=[.M12]+2.262*[.N12]/SQRT(10)" office:value-type="float" office:value="29274.3524833395">
            <text:p>29274.3524833395</text:p>
          </table:table-cell>
          <table:table-cell table:number-columns-repeated="2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float" office:value="94879">
            <text:p>94879</text:p>
          </table:table-cell>
          <table:table-cell table:number-columns-repeated="2"/>
          <table:table-cell office:value-type="float" office:value="44336">
            <text:p>44336</text:p>
          </table:table-cell>
          <table:table-cell table:number-columns-repeated="2"/>
          <table:table-cell office:value-type="float" office:value="40077">
            <text:p>40077</text:p>
          </table:table-cell>
          <table:table-cell table:number-columns-repeated="2"/>
          <table:table-cell office:value-type="float" office:value="45738">
            <text:p>45738</text:p>
          </table:table-cell>
          <table:table-cell table:number-columns-repeated="2"/>
          <table:table-cell office:value-type="float" office:value="40304">
            <text:p>40304</text:p>
          </table:table-cell>
          <table:table-cell table:number-columns-repeated="3"/>
        </table:table-row>
        <table:table-row table:style-name="ro1">
          <table:table-cell office:value-type="float" office:value="95230">
            <text:p>95230</text:p>
          </table:table-cell>
          <table:table-cell table:number-columns-repeated="2"/>
          <table:table-cell office:value-type="float" office:value="46457">
            <text:p>46457</text:p>
          </table:table-cell>
          <table:table-cell table:number-columns-repeated="2"/>
          <table:table-cell office:value-type="float" office:value="40308">
            <text:p>40308</text:p>
          </table:table-cell>
          <table:table-cell table:number-columns-repeated="2"/>
          <table:table-cell office:value-type="float" office:value="42145">
            <text:p>42145</text:p>
          </table:table-cell>
          <table:table-cell table:number-columns-repeated="2"/>
          <table:table-cell office:value-type="float" office:value="39573">
            <text:p>39573</text:p>
          </table:table-cell>
          <table:table-cell table:number-columns-repeated="3"/>
        </table:table-row>
        <table:table-row table:style-name="ro1">
          <table:table-cell office:value-type="float" office:value="96091">
            <text:p>96091</text:p>
          </table:table-cell>
          <table:table-cell table:number-columns-repeated="2"/>
          <table:table-cell office:value-type="float" office:value="44882">
            <text:p>44882</text:p>
          </table:table-cell>
          <table:table-cell table:number-columns-repeated="2"/>
          <table:table-cell office:value-type="float" office:value="41767">
            <text:p>41767</text:p>
          </table:table-cell>
          <table:table-cell table:number-columns-repeated="2"/>
          <table:table-cell office:value-type="float" office:value="45807">
            <text:p>45807</text:p>
          </table:table-cell>
          <table:table-cell table:number-columns-repeated="2"/>
          <table:table-cell office:value-type="float" office:value="40462">
            <text:p>40462</text:p>
          </table:table-cell>
          <table:table-cell table:number-columns-repeated="3"/>
        </table:table-row>
        <table:table-row table:style-name="ro1">
          <table:table-cell office:value-type="float" office:value="91791">
            <text:p>91791</text:p>
          </table:table-cell>
          <table:table-cell table:number-columns-repeated="2"/>
          <table:table-cell office:value-type="float" office:value="47365">
            <text:p>47365</text:p>
          </table:table-cell>
          <table:table-cell table:number-columns-repeated="2"/>
          <table:table-cell office:value-type="float" office:value="40229">
            <text:p>40229</text:p>
          </table:table-cell>
          <table:table-cell table:number-columns-repeated="2"/>
          <table:table-cell office:value-type="float" office:value="43777">
            <text:p>43777</text:p>
          </table:table-cell>
          <table:table-cell table:number-columns-repeated="2"/>
          <table:table-cell office:value-type="float" office:value="40544">
            <text:p>40544</text:p>
          </table:table-cell>
          <table:table-cell table:number-columns-repeated="3"/>
        </table:table-row>
        <table:table-row table:style-name="ro1">
          <table:table-cell office:value-type="float" office:value="82470">
            <text:p>82470</text:p>
          </table:table-cell>
          <table:table-cell table:number-columns-repeated="2"/>
          <table:table-cell office:value-type="float" office:value="43243">
            <text:p>43243</text:p>
          </table:table-cell>
          <table:table-cell table:number-columns-repeated="2"/>
          <table:table-cell office:value-type="float" office:value="39204">
            <text:p>39204</text:p>
          </table:table-cell>
          <table:table-cell table:number-columns-repeated="2"/>
          <table:table-cell office:value-type="float" office:value="43934">
            <text:p>43934</text:p>
          </table:table-cell>
          <table:table-cell table:number-columns-repeated="2"/>
          <table:table-cell office:value-type="float" office:value="41846">
            <text:p>41846</text:p>
          </table:table-cell>
          <table:table-cell table:number-columns-repeated="2"/>
          <table:table-cell office:value-type="string">
            <text:p>BACKGROUND</text:p>
          </table:table-cell>
        </table:table-row>
        <table:table-row table:style-name="ro1">
          <table:table-cell office:value-type="float" office:value="74141">
            <text:p>74141</text:p>
          </table:table-cell>
          <table:table-cell table:number-columns-repeated="2"/>
          <table:table-cell office:value-type="float" office:value="45912">
            <text:p>45912</text:p>
          </table:table-cell>
          <table:table-cell table:number-columns-repeated="2"/>
          <table:table-cell office:value-type="float" office:value="39868">
            <text:p>39868</text:p>
          </table:table-cell>
          <table:table-cell table:number-columns-repeated="2"/>
          <table:table-cell office:value-type="float" office:value="41511">
            <text:p>41511</text:p>
          </table:table-cell>
          <table:table-cell table:number-columns-repeated="2"/>
          <table:table-cell office:value-type="float" office:value="40349">
            <text:p>40349</text:p>
          </table:table-cell>
          <table:table-cell table:number-columns-repeated="3"/>
        </table:table-row>
        <table:table-row table:style-name="ro1">
          <table:table-cell office:value-type="float" office:value="67102">
            <text:p>67102</text:p>
          </table:table-cell>
          <table:table-cell table:number-columns-repeated="2"/>
          <table:table-cell office:value-type="float" office:value="39802">
            <text:p>39802</text:p>
          </table:table-cell>
          <table:table-cell table:number-columns-repeated="2"/>
          <table:table-cell office:value-type="float" office:value="38929">
            <text:p>38929</text:p>
          </table:table-cell>
          <table:table-cell table:number-columns-repeated="2"/>
          <table:table-cell office:value-type="float" office:value="42274">
            <text:p>42274</text:p>
          </table:table-cell>
          <table:table-cell table:number-columns-repeated="2"/>
          <table:table-cell office:value-type="float" office:value="38963">
            <text:p>38963</text:p>
          </table:table-cell>
          <table:table-cell table:number-columns-repeated="3"/>
        </table:table-row>
        <table:table-row table:style-name="ro1">
          <table:table-cell office:value-type="float" office:value="61157">
            <text:p>61157</text:p>
          </table:table-cell>
          <table:table-cell table:number-columns-repeated="2"/>
          <table:table-cell office:value-type="float" office:value="41059">
            <text:p>41059</text:p>
          </table:table-cell>
          <table:table-cell table:number-columns-repeated="2"/>
          <table:table-cell office:value-type="float" office:value="38062">
            <text:p>38062</text:p>
          </table:table-cell>
          <table:table-cell table:number-columns-repeated="2"/>
          <table:table-cell office:value-type="float" office:value="43034">
            <text:p>43034</text:p>
          </table:table-cell>
          <table:table-cell table:number-columns-repeated="2"/>
          <table:table-cell office:value-type="float" office:value="38659">
            <text:p>38659</text:p>
          </table:table-cell>
          <table:table-cell table:number-columns-repeated="3"/>
        </table:table-row>
        <table:table-row table:style-name="ro1">
          <table:table-cell office:value-type="float" office:value="56631">
            <text:p>56631</text:p>
          </table:table-cell>
          <table:table-cell table:number-columns-repeated="2"/>
          <table:table-cell office:value-type="float" office:value="38338">
            <text:p>38338</text:p>
          </table:table-cell>
          <table:table-cell table:number-columns-repeated="2"/>
          <table:table-cell office:value-type="float" office:value="38586">
            <text:p>38586</text:p>
          </table:table-cell>
          <table:table-cell table:number-columns-repeated="2"/>
          <table:table-cell office:value-type="float" office:value="39304">
            <text:p>39304</text:p>
          </table:table-cell>
          <table:table-cell table:number-columns-repeated="2"/>
          <table:table-cell office:value-type="float" office:value="37610">
            <text:p>37610</text:p>
          </table:table-cell>
          <table:table-cell table:number-columns-repeated="3"/>
        </table:table-row>
        <table:table-row table:style-name="ro1">
          <table:table-cell office:value-type="float" office:value="53438">
            <text:p>53438</text:p>
          </table:table-cell>
          <table:table-cell table:number-columns-repeated="2"/>
          <table:table-cell office:value-type="float" office:value="38957">
            <text:p>38957</text:p>
          </table:table-cell>
          <table:table-cell table:number-columns-repeated="2"/>
          <table:table-cell office:value-type="float" office:value="38424">
            <text:p>38424</text:p>
          </table:table-cell>
          <table:table-cell table:number-columns-repeated="2"/>
          <table:table-cell office:value-type="float" office:value="37631">
            <text:p>37631</text:p>
          </table:table-cell>
          <table:table-cell table:number-columns-repeated="2"/>
          <table:table-cell office:value-type="float" office:value="38654">
            <text:p>38654</text:p>
          </table:table-cell>
          <table:table-cell table:number-columns-repeated="3"/>
        </table:table-row>
        <table:table-row table:style-name="ro2">
          <table:table-cell table:number-columns-repeated="16"/>
        </table:table-row>
        <table:table-row table:style-name="ro1">
          <table:table-cell table:formula="of:=AVERAGE([.A20:.A29])" office:value-type="float" office:value="77293">
            <text:p>77293</text:p>
          </table:table-cell>
          <table:table-cell table:formula="of:=STDEV([.A20:.A29])" office:value-type="float" office:value="16968.9351856071">
            <text:p>16968.9351856071</text:p>
          </table:table-cell>
          <table:table-cell/>
          <table:table-cell table:formula="of:=AVERAGE([.D20:.D29])" office:value-type="float" office:value="43035.1">
            <text:p>43035.1</text:p>
          </table:table-cell>
          <table:table-cell table:formula="of:=STDEV([.D20:.D29])" office:value-type="float" office:value="3281.8041261206">
            <text:p>3281.8041261206</text:p>
          </table:table-cell>
          <table:table-cell/>
          <table:table-cell table:formula="of:=AVERAGE([.G20:.G29])" office:value-type="float" office:value="39545.4">
            <text:p>39545.4</text:p>
          </table:table-cell>
          <table:table-cell table:formula="of:=STDEV([.G20:.G29])" office:value-type="float" office:value="1117.83562695456">
            <text:p>1117.8356269546</text:p>
          </table:table-cell>
          <table:table-cell/>
          <table:table-cell table:formula="of:=AVERAGE([.J20:.J29])" office:value-type="float" office:value="42515.5">
            <text:p>42515.5</text:p>
          </table:table-cell>
          <table:table-cell table:formula="of:=STDEV([.J20:.J29])" office:value-type="float" office:value="2592.02903147322">
            <text:p>2592.0290314732</text:p>
          </table:table-cell>
          <table:table-cell/>
          <table:table-cell table:formula="of:=AVERAGE([.M20:.M29])" office:value-type="float" office:value="39696.4">
            <text:p>39696.4</text:p>
          </table:table-cell>
          <table:table-cell table:formula="of:=STDEV([.M20:.M29])" office:value-type="float" office:value="1237.80174323498">
            <text:p>1237.801743235</text:p>
          </table:table-cell>
          <table:table-cell table:number-columns-repeated="2"/>
        </table:table-row>
        <table:table-row table:style-name="ro1">
          <table:table-cell table:formula="of:=[.A31]-2.262*[.B31]/SQRT(10)" office:value-type="float" office:value="65154.9983711995">
            <text:p>65154.9983711995</text:p>
          </table:table-cell>
          <table:table-cell table:formula="of:=[.A31]+2.262*[.B31]/SQRT(10)" office:value-type="float" office:value="89431.0016288005">
            <text:p>89431.0016288005</text:p>
          </table:table-cell>
          <table:table-cell/>
          <table:table-cell table:formula="of:=[.D31]-2.262*[.E31]/SQRT(10)" office:value-type="float" office:value="40687.6018575094">
            <text:p>40687.6018575094</text:p>
          </table:table-cell>
          <table:table-cell table:formula="of:=[.D31]+2.262*[.E31]/SQRT(10)" office:value-type="float" office:value="45382.5981424906">
            <text:p>45382.5981424906</text:p>
          </table:table-cell>
          <table:table-cell/>
          <table:table-cell table:formula="of:=[.G31]-2.262*[.H31]/SQRT(10)" office:value-type="float" office:value="38745.8041200998">
            <text:p>38745.8041200998</text:p>
          </table:table-cell>
          <table:table-cell table:formula="of:=[.G31]+2.262*[.H31]/SQRT(10)" office:value-type="float" office:value="40344.9958799002">
            <text:p>40344.9958799002</text:p>
          </table:table-cell>
          <table:table-cell/>
          <table:table-cell table:formula="of:=[.J31]-2.262*[.K31]/SQRT(10)" office:value-type="float" office:value="40661.4029537336">
            <text:p>40661.4029537336</text:p>
          </table:table-cell>
          <table:table-cell table:formula="of:=[.J31]+2.262*[.K31]/SQRT(10)" office:value-type="float" office:value="44369.5970462664">
            <text:p>44369.5970462664</text:p>
          </table:table-cell>
          <table:table-cell/>
          <table:table-cell table:formula="of:=[.M31]-2.262*[.N31]/SQRT(10)" office:value-type="float" office:value="38810.991492561">
            <text:p>38810.991492561</text:p>
          </table:table-cell>
          <table:table-cell table:formula="of:=[.M31]+2.262*[.N31]/SQRT(10)" office:value-type="float" office:value="40581.8085074391">
            <text:p>40581.8085074391</text:p>
          </table:table-cell>
          <table:table-cell table:number-columns-repeated="2"/>
        </table:table-row>
        <table:table-row table:style-name="ro2" table:number-rows-repeated="2">
          <table:table-cell table:number-columns-repeated="16"/>
        </table:table-row>
        <table:table-row table:style-name="ro1">
          <table:table-cell table:formula="of:=SUM([.A1];[.A20])" office:value-type="float" office:value="124672">
            <text:p>124672</text:p>
          </table:table-cell>
          <table:table-cell table:number-columns-repeated="2"/>
          <table:table-cell table:formula="of:=SUM([.D1];[.D20])" office:value-type="float" office:value="71186">
            <text:p>71186</text:p>
          </table:table-cell>
          <table:table-cell table:number-columns-repeated="2"/>
          <table:table-cell table:formula="of:=SUM([.G1];[.G20])" office:value-type="float" office:value="67855">
            <text:p>67855</text:p>
          </table:table-cell>
          <table:table-cell table:number-columns-repeated="2"/>
          <table:table-cell table:formula="of:=SUM([.J1];[.J20])" office:value-type="float" office:value="73532">
            <text:p>73532</text:p>
          </table:table-cell>
          <table:table-cell table:number-columns-repeated="2"/>
          <table:table-cell table:formula="of:=SUM([.M1];[.M20])" office:value-type="float" office:value="67912">
            <text:p>67912</text:p>
          </table:table-cell>
          <table:table-cell table:number-columns-repeated="3"/>
        </table:table-row>
        <table:table-row table:style-name="ro1">
          <table:table-cell table:formula="of:=SUM([.A2];[.A21])" office:value-type="float" office:value="125406">
            <text:p>125406</text:p>
          </table:table-cell>
          <table:table-cell table:number-columns-repeated="2"/>
          <table:table-cell table:formula="of:=SUM([.D2];[.D21])" office:value-type="float" office:value="74965">
            <text:p>74965</text:p>
          </table:table-cell>
          <table:table-cell table:number-columns-repeated="2"/>
          <table:table-cell table:formula="of:=SUM([.G2];[.G21])" office:value-type="float" office:value="68375">
            <text:p>68375</text:p>
          </table:table-cell>
          <table:table-cell table:number-columns-repeated="2"/>
          <table:table-cell table:formula="of:=SUM([.J2];[.J21])" office:value-type="float" office:value="70366">
            <text:p>70366</text:p>
          </table:table-cell>
          <table:table-cell table:number-columns-repeated="2"/>
          <table:table-cell table:formula="of:=SUM([.M2];[.M21])" office:value-type="float" office:value="66703">
            <text:p>66703</text:p>
          </table:table-cell>
          <table:table-cell table:number-columns-repeated="3"/>
        </table:table-row>
        <table:table-row table:style-name="ro1">
          <table:table-cell table:formula="of:=SUM([.A3];[.A22])" office:value-type="float" office:value="131982">
            <text:p>131982</text:p>
          </table:table-cell>
          <table:table-cell table:number-columns-repeated="2"/>
          <table:table-cell table:formula="of:=SUM([.D3];[.D22])" office:value-type="float" office:value="71573">
            <text:p>71573</text:p>
          </table:table-cell>
          <table:table-cell table:number-columns-repeated="2"/>
          <table:table-cell table:formula="of:=SUM([.G3];[.G22])" office:value-type="float" office:value="70633">
            <text:p>70633</text:p>
          </table:table-cell>
          <table:table-cell table:number-columns-repeated="2"/>
          <table:table-cell table:formula="of:=SUM([.J3];[.J22])" office:value-type="float" office:value="74242">
            <text:p>74242</text:p>
          </table:table-cell>
          <table:table-cell table:number-columns-repeated="2"/>
          <table:table-cell table:formula="of:=SUM([.M3];[.M22])" office:value-type="float" office:value="68162">
            <text:p>68162</text:p>
          </table:table-cell>
          <table:table-cell table:number-columns-repeated="3"/>
        </table:table-row>
        <table:table-row table:style-name="ro1">
          <table:table-cell table:formula="of:=SUM([.A4];[.A23])" office:value-type="float" office:value="136099">
            <text:p>136099</text:p>
          </table:table-cell>
          <table:table-cell table:number-columns-repeated="2"/>
          <table:table-cell table:formula="of:=SUM([.D4];[.D23])" office:value-type="float" office:value="75755">
            <text:p>75755</text:p>
          </table:table-cell>
          <table:table-cell table:number-columns-repeated="2"/>
          <table:table-cell table:formula="of:=SUM([.G4];[.G23])" office:value-type="float" office:value="67813">
            <text:p>67813</text:p>
          </table:table-cell>
          <table:table-cell table:number-columns-repeated="2"/>
          <table:table-cell table:formula="of:=SUM([.J4];[.J23])" office:value-type="float" office:value="72794">
            <text:p>72794</text:p>
          </table:table-cell>
          <table:table-cell table:number-columns-repeated="2"/>
          <table:table-cell table:formula="of:=SUM([.M4];[.M23])" office:value-type="float" office:value="67783">
            <text:p>67783</text:p>
          </table:table-cell>
          <table:table-cell table:number-columns-repeated="3"/>
        </table:table-row>
        <table:table-row table:style-name="ro1">
          <table:table-cell table:formula="of:=SUM([.A5];[.A24])" office:value-type="float" office:value="139127">
            <text:p>139127</text:p>
          </table:table-cell>
          <table:table-cell table:number-columns-repeated="2"/>
          <table:table-cell table:formula="of:=SUM([.D5];[.D24])" office:value-type="float" office:value="73564">
            <text:p>73564</text:p>
          </table:table-cell>
          <table:table-cell table:number-columns-repeated="2"/>
          <table:table-cell table:formula="of:=SUM([.G5];[.G24])" office:value-type="float" office:value="66645">
            <text:p>66645</text:p>
          </table:table-cell>
          <table:table-cell table:number-columns-repeated="2"/>
          <table:table-cell table:formula="of:=SUM([.J5];[.J24])" office:value-type="float" office:value="72315">
            <text:p>72315</text:p>
          </table:table-cell>
          <table:table-cell table:number-columns-repeated="2"/>
          <table:table-cell table:formula="of:=SUM([.M5];[.M24])" office:value-type="float" office:value="71283">
            <text:p>71283</text:p>
          </table:table-cell>
          <table:table-cell table:number-columns-repeated="3"/>
        </table:table-row>
        <table:table-row table:style-name="ro1">
          <table:table-cell table:formula="of:=SUM([.A6];[.A25])" office:value-type="float" office:value="138766">
            <text:p>138766</text:p>
          </table:table-cell>
          <table:table-cell table:number-columns-repeated="2"/>
          <table:table-cell table:formula="of:=SUM([.D6];[.D25])" office:value-type="float" office:value="77033">
            <text:p>77033</text:p>
          </table:table-cell>
          <table:table-cell table:number-columns-repeated="2"/>
          <table:table-cell table:formula="of:=SUM([.G6];[.G25])" office:value-type="float" office:value="68815">
            <text:p>68815</text:p>
          </table:table-cell>
          <table:table-cell table:number-columns-repeated="2"/>
          <table:table-cell table:formula="of:=SUM([.J6];[.J25])" office:value-type="float" office:value="70821">
            <text:p>70821</text:p>
          </table:table-cell>
          <table:table-cell table:number-columns-repeated="2"/>
          <table:table-cell table:formula="of:=SUM([.M6];[.M25])" office:value-type="float" office:value="68748">
            <text:p>68748</text:p>
          </table:table-cell>
          <table:table-cell table:number-columns-repeated="3"/>
        </table:table-row>
        <table:table-row table:style-name="ro1">
          <table:table-cell table:formula="of:=SUM([.A7];[.A26])" office:value-type="float" office:value="136881">
            <text:p>136881</text:p>
          </table:table-cell>
          <table:table-cell table:number-columns-repeated="2"/>
          <table:table-cell table:formula="of:=SUM([.D7];[.D26])" office:value-type="float" office:value="73331">
            <text:p>73331</text:p>
          </table:table-cell>
          <table:table-cell table:number-columns-repeated="2"/>
          <table:table-cell table:formula="of:=SUM([.G7];[.G26])" office:value-type="float" office:value="66827">
            <text:p>66827</text:p>
          </table:table-cell>
          <table:table-cell table:number-columns-repeated="2"/>
          <table:table-cell table:formula="of:=SUM([.J7];[.J26])" office:value-type="float" office:value="71921">
            <text:p>71921</text:p>
          </table:table-cell>
          <table:table-cell table:number-columns-repeated="2"/>
          <table:table-cell table:formula="of:=SUM([.M7];[.M26])" office:value-type="float" office:value="67446">
            <text:p>67446</text:p>
          </table:table-cell>
          <table:table-cell table:number-columns-repeated="3"/>
        </table:table-row>
        <table:table-row table:style-name="ro1">
          <table:table-cell table:formula="of:=SUM([.A8];[.A27])" office:value-type="float" office:value="134040">
            <text:p>134040</text:p>
          </table:table-cell>
          <table:table-cell table:number-columns-repeated="2"/>
          <table:table-cell table:formula="of:=SUM([.D8];[.D27])" office:value-type="float" office:value="75947">
            <text:p>75947</text:p>
          </table:table-cell>
          <table:table-cell table:number-columns-repeated="2"/>
          <table:table-cell table:formula="of:=SUM([.G8];[.G27])" office:value-type="float" office:value="66909">
            <text:p>66909</text:p>
          </table:table-cell>
          <table:table-cell table:number-columns-repeated="2"/>
          <table:table-cell table:formula="of:=SUM([.J8];[.J27])" office:value-type="float" office:value="71682">
            <text:p>71682</text:p>
          </table:table-cell>
          <table:table-cell table:number-columns-repeated="2"/>
          <table:table-cell table:formula="of:=SUM([.M8];[.M27])" office:value-type="float" office:value="67922">
            <text:p>67922</text:p>
          </table:table-cell>
          <table:table-cell table:number-columns-repeated="3"/>
        </table:table-row>
        <table:table-row table:style-name="ro1">
          <table:table-cell table:formula="of:=SUM([.A9];[.A28])" office:value-type="float" office:value="130310">
            <text:p>130310</text:p>
          </table:table-cell>
          <table:table-cell table:number-columns-repeated="2"/>
          <table:table-cell table:formula="of:=SUM([.D9];[.D28])" office:value-type="float" office:value="71508">
            <text:p>71508</text:p>
          </table:table-cell>
          <table:table-cell table:number-columns-repeated="2"/>
          <table:table-cell table:formula="of:=SUM([.G9];[.G28])" office:value-type="float" office:value="68196">
            <text:p>68196</text:p>
          </table:table-cell>
          <table:table-cell table:number-columns-repeated="2"/>
          <table:table-cell table:formula="of:=SUM([.J9];[.J28])" office:value-type="float" office:value="67748">
            <text:p>67748</text:p>
          </table:table-cell>
          <table:table-cell table:number-columns-repeated="2"/>
          <table:table-cell table:formula="of:=SUM([.M9];[.M28])" office:value-type="float" office:value="67056">
            <text:p>67056</text:p>
          </table:table-cell>
          <table:table-cell table:number-columns-repeated="3"/>
        </table:table-row>
        <table:table-row table:style-name="ro1">
          <table:table-cell table:formula="of:=SUM([.A10];[.A29])" office:value-type="float" office:value="127700">
            <text:p>127700</text:p>
          </table:table-cell>
          <table:table-cell table:number-columns-repeated="2"/>
          <table:table-cell table:formula="of:=SUM([.D10];[.D29])" office:value-type="float" office:value="73879">
            <text:p>73879</text:p>
          </table:table-cell>
          <table:table-cell table:number-columns-repeated="2"/>
          <table:table-cell table:formula="of:=SUM([.G10];[.G29])" office:value-type="float" office:value="68292">
            <text:p>68292</text:p>
          </table:table-cell>
          <table:table-cell table:number-columns-repeated="2"/>
          <table:table-cell table:formula="of:=SUM([.J10];[.J29])" office:value-type="float" office:value="67023">
            <text:p>67023</text:p>
          </table:table-cell>
          <table:table-cell table:number-columns-repeated="2"/>
          <table:table-cell table:formula="of:=SUM([.M10];[.M29])" office:value-type="float" office:value="68958">
            <text:p>68958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formula="of:=AVERAGE([.A35:.A44])" office:value-type="float" office:value="132498.3">
            <text:p>132498.3</text:p>
          </table:table-cell>
          <table:table-cell table:formula="of:=STDEV([.A35:.A44])" office:value-type="float" office:value="5347.94105863805">
            <text:p>5347.9410586381</text:p>
          </table:table-cell>
          <table:table-cell/>
          <table:table-cell table:formula="of:=AVERAGE([.D35:.D44])" office:value-type="float" office:value="73874.1">
            <text:p>73874.1</text:p>
          </table:table-cell>
          <table:table-cell table:formula="of:=STDEV([.D35:.D44])" office:value-type="float" office:value="2041.62045934106">
            <text:p>2041.6204593411</text:p>
          </table:table-cell>
          <table:table-cell/>
          <table:table-cell table:formula="of:=AVERAGE([.G35:.G44])" office:value-type="float" office:value="68036">
            <text:p>68036</text:p>
          </table:table-cell>
          <table:table-cell table:formula="of:=STDEV([.G35:.G44])" office:value-type="float" office:value="1169.35347759159">
            <text:p>1169.3534775916</text:p>
          </table:table-cell>
          <table:table-cell/>
          <table:table-cell table:formula="of:=AVERAGE([.J35:.J44])" office:value-type="float" office:value="71244.4">
            <text:p>71244.4</text:p>
          </table:table-cell>
          <table:table-cell table:formula="of:=STDEV([.J35:.J44])" office:value-type="float" office:value="2343.10644705319">
            <text:p>2343.1064470532</text:p>
          </table:table-cell>
          <table:table-cell/>
          <table:table-cell table:formula="of:=AVERAGE([.M35:.M44])" office:value-type="float" office:value="68197.3">
            <text:p>68197.3</text:p>
          </table:table-cell>
          <table:table-cell table:formula="of:=STDEV([.M35:.M44])" office:value-type="float" office:value="1283.80969946657">
            <text:p>1283.809699466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Martinez</meta:initial-creator>
    <meta:creation-date>2013-11-11T19:35:22</meta:creation-date>
    <dc:date>2013-11-18T19:09:17</dc:date>
    <dc:creator>Diego Martinez</dc:creator>
    <meta:editing-duration>PT20H18M30S</meta:editing-duration>
    <meta:editing-cycles>17</meta:editing-cycles>
    <meta:generator>LibreOffice/3.5$Linux_X86_64 LibreOffice_project/350m1$Build-2</meta:generator>
    <meta:document-statistic meta:table-count="8" meta:cell-count="1142" meta:object-count="0"/>
  </office:meta>
</office:document-meta>
</file>